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2.672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3.3807in"/>
    </style:style>
    <style:style style:name="co9" style:family="table-column">
      <style:table-column-properties fo:break-before="auto" style:column-width="3.548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7583in"/>
    </style:style>
    <style:style style:name="co12" style:family="table-column">
      <style:table-column-properties fo:break-before="auto" style:column-width="3.6965in"/>
    </style:style>
    <style:style style:name="co13" style:family="table-column">
      <style:table-column-properties fo:break-before="auto" style:column-width="12.7035in"/>
    </style:style>
    <style:style style:name="co14" style:family="table-column">
      <style:table-column-properties fo:break-before="auto" style:column-width="1.9654in"/>
    </style:style>
    <style:style style:name="co15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0.9681in"/>
    </style:style>
    <style:style style:name="co17" style:family="table-column">
      <style:table-column-properties fo:break-before="auto" style:column-width="3.7417in"/>
    </style:style>
    <style:style style:name="co18" style:family="table-column">
      <style:table-column-properties fo:break-before="auto" style:column-width="1.772in"/>
    </style:style>
    <style:style style:name="co19" style:family="table-column">
      <style:table-column-properties fo:break-before="auto" style:column-width="1.0398in"/>
    </style:style>
    <style:style style:name="co20" style:family="table-column">
      <style:table-column-properties fo:break-before="auto" style:column-width="1.0827in"/>
    </style:style>
    <style:style style:name="co21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Courier New"/>
    </style: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SM In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put Nam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ify</text:p>
          </table:table-cell>
          <table:table-cell table:formula="of:=MAX([.G2:.G256])" office:value-type="float" office:value="19" calcext:value-type="float">
            <text:p>19</text:p>
          </table:table-cell>
          <table:table-cell/>
          <table:table-cell table:formula="of:=MAX([.I2:.I256])" office:value-type="float" office:value="27" calcext:value-type="float">
            <text:p>27</text:p>
          </table:table-cell>
          <table:table-cell table:style-name="ce2" office:value-type="string" calcext:value-type="string">
            <text:p>Symbol definitions</text:p>
          </table:table-cell>
          <table:table-cell table:style-name="ce2" office:value-type="string" calcext:value-type="string">
            <text:p>Input definitions</text:p>
          </table:table-cell>
        </table:table-row>
        <table:table-row table:style-name="ro1">
          <table:table-cell office:value-type="string" calcext:value-type="string">
            <text:p>CSM_AXIS_INPUT_RH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C Roll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table:style-name="ce3" office:value-type="float" office:value="0" calcext:value-type="float">
            <text:p>0</text:p>
          </table:table-cell>
          <table:table-cell table:formula="of:=LEN([.A2])" office:value-type="float" office:value="19" calcext:value-type="float">
            <text:p>19</text:p>
          </table:table-cell>
          <table:table-cell table:formula="of:=LEN([.B2])" office:value-type="float" office:value="1" calcext:value-type="float">
            <text:p>1</text:p>
          </table:table-cell>
          <table:table-cell table:formula="of:=LEN([.C2])" office:value-type="float" office:value="8" calcext:value-type="float">
            <text:p>8</text:p>
          </table:table-cell>
          <table:table-cell table:formula="of:=COM.MICROSOFT.CONCAT(&quot;#define &quot;;[.A2];REPT(&quot; &quot;;5+[.G$1]-[.G2]-[.H2]);[.B2])" office:value-type="string" office:string-value="#define CSM_AXIS_INPUT_RHCR    1" calcext:value-type="string">
            <text:p>#define CSM_AXIS_INPUT_RHCR <text:s text:c="3"/>1</text:p>
          </table:table-cell>
          <table:table-cell table:formula="of:=COM.MICROSOFT.CONCAT(&quot; {&quot;; [.A2]; &quot;,&quot;; REPT(&quot; &quot;; 3+[.G$1]-[.G2]);  &quot;&quot;&quot;&quot;;[.C2]; &quot;&quot;&quot;,&quot;; REPT(&quot; &quot;; 3+[.I$1]-[.I2]); [.D2]; &quot;,&quot;; REPT(&quot; &quot;; 24-LEN([.D2]));[.E2]; &quot;, &quot;; IF([.F2];&quot;true&quot;; &quot;false&quot;); &quot;}&quot; ; IF([.B2]&lt;MAX([.B2:.B256]); &quot;,&quot;;&quot;&quot;))" office:value-type="string" office:string-value=" {CSM_AXIS_INPUT_RHCR,   &quot;RHC Roll&quot;,                      VESIM_INPUTTYPE_AXIS,     VESIM_DEFAULT_AXIS_VALUE, false}," calcext:value-type="string">
            <text:p><text:s/>{CSM_AXIS_INPUT_RHCR, <text:s text:c="2"/>"RHC Roll", <text:s text:c="21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RH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C Pitch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3])" office:value-type="float" office:value="19" calcext:value-type="float">
            <text:p>19</text:p>
          </table:table-cell>
          <table:table-cell table:formula="of:=LEN([.B3])" office:value-type="float" office:value="1" calcext:value-type="float">
            <text:p>1</text:p>
          </table:table-cell>
          <table:table-cell table:formula="of:=LEN([.C3])" office:value-type="float" office:value="9" calcext:value-type="float">
            <text:p>9</text:p>
          </table:table-cell>
          <table:table-cell table:formula="of:=COM.MICROSOFT.CONCAT(&quot;#define &quot;;[.A3];REPT(&quot; &quot;;5+[.G$1]-[.G3]-[.H3]);[.B3])" office:value-type="string" office:string-value="#define CSM_AXIS_INPUT_RHCP    2" calcext:value-type="string">
            <text:p>#define CSM_AXIS_INPUT_RHCP <text:s text:c="3"/>2</text:p>
          </table:table-cell>
          <table:table-cell table:formula="of:=COM.MICROSOFT.CONCAT(&quot; {&quot;; [.A3]; &quot;,&quot;; REPT(&quot; &quot;; 3+[.G$1]-[.G3]);  &quot;&quot;&quot;&quot;;[.C3]; &quot;&quot;&quot;,&quot;; REPT(&quot; &quot;; 3+[.I$1]-[.I3]); [.D3]; &quot;,&quot;; REPT(&quot; &quot;; 24-LEN([.D3]));[.E3]; &quot;, &quot;; IF([.F3];&quot;true&quot;; &quot;false&quot;); &quot;}&quot; ; IF([.B3]&lt;MAX([.B3:.B257]); &quot;,&quot;;&quot;&quot;))" office:value-type="string" office:string-value=" {CSM_AXIS_INPUT_RHCP,   &quot;RHC Pitch&quot;,                     VESIM_INPUTTYPE_AXIS,     VESIM_DEFAULT_AXIS_VALUE, false}," calcext:value-type="string">
            <text:p><text:s/>{CSM_AXIS_INPUT_RHCP, <text:s text:c="2"/>"RHC Pitch", <text:s text:c="20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RHC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C Yaw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4])" office:value-type="float" office:value="19" calcext:value-type="float">
            <text:p>19</text:p>
          </table:table-cell>
          <table:table-cell table:formula="of:=LEN([.B4])" office:value-type="float" office:value="1" calcext:value-type="float">
            <text:p>1</text:p>
          </table:table-cell>
          <table:table-cell table:formula="of:=LEN([.C4])" office:value-type="float" office:value="7" calcext:value-type="float">
            <text:p>7</text:p>
          </table:table-cell>
          <table:table-cell table:formula="of:=COM.MICROSOFT.CONCAT(&quot;#define &quot;;[.A4];REPT(&quot; &quot;;5+[.G$1]-[.G4]-[.H4]);[.B4])" office:value-type="string" office:string-value="#define CSM_AXIS_INPUT_RHCY    3" calcext:value-type="string">
            <text:p>#define CSM_AXIS_INPUT_RHCY <text:s text:c="3"/>3</text:p>
          </table:table-cell>
          <table:table-cell table:formula="of:=COM.MICROSOFT.CONCAT(&quot; {&quot;; [.A4]; &quot;,&quot;; REPT(&quot; &quot;; 3+[.G$1]-[.G4]);  &quot;&quot;&quot;&quot;;[.C4]; &quot;&quot;&quot;,&quot;; REPT(&quot; &quot;; 3+[.I$1]-[.I4]); [.D4]; &quot;,&quot;; REPT(&quot; &quot;; 24-LEN([.D4]));[.E4]; &quot;, &quot;; IF([.F4];&quot;true&quot;; &quot;false&quot;); &quot;}&quot; ; IF([.B4]&lt;MAX([.B4:.B258]); &quot;,&quot;;&quot;&quot;))" office:value-type="string" office:string-value=" {CSM_AXIS_INPUT_RHCY,   &quot;RHC Yaw&quot;,                       VESIM_INPUTTYPE_AXIS,     VESIM_DEFAULT_AXIS_VALUE, false}," calcext:value-type="string">
            <text:p><text:s/>{CSM_AXIS_INPUT_RHCY, <text:s text:c="2"/>"RHC Yaw", <text:s text:c="22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C X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5])" office:value-type="float" office:value="19" calcext:value-type="float">
            <text:p>19</text:p>
          </table:table-cell>
          <table:table-cell table:formula="of:=LEN([.B5])" office:value-type="float" office:value="1" calcext:value-type="float">
            <text:p>1</text:p>
          </table:table-cell>
          <table:table-cell table:formula="of:=LEN([.C5])" office:value-type="float" office:value="5" calcext:value-type="float">
            <text:p>5</text:p>
          </table:table-cell>
          <table:table-cell table:formula="of:=COM.MICROSOFT.CONCAT(&quot;#define &quot;;[.A5];REPT(&quot; &quot;;5+[.G$1]-[.G5]-[.H5]);[.B5])" office:value-type="string" office:string-value="#define CSM_AXIS_INPUT_THCX    4" calcext:value-type="string">
            <text:p>#define CSM_AXIS_INPUT_THCX <text:s text:c="3"/>4</text:p>
          </table:table-cell>
          <table:table-cell table:formula="of:=COM.MICROSOFT.CONCAT(&quot; {&quot;; [.A5]; &quot;,&quot;; REPT(&quot; &quot;; 3+[.G$1]-[.G5]);  &quot;&quot;&quot;&quot;;[.C5]; &quot;&quot;&quot;,&quot;; REPT(&quot; &quot;; 3+[.I$1]-[.I5]); [.D5]; &quot;,&quot;; REPT(&quot; &quot;; 24-LEN([.D5]));[.E5]; &quot;, &quot;; IF([.F5];&quot;true&quot;; &quot;false&quot;); &quot;}&quot; ; IF([.B5]&lt;MAX([.B5:.B259]); &quot;,&quot;;&quot;&quot;))" office:value-type="string" office:string-value=" {CSM_AXIS_INPUT_THCX,   &quot;THC X&quot;,                         VESIM_INPUTTYPE_AXIS,     VESIM_DEFAULT_AXIS_VALUE, false}," calcext:value-type="string">
            <text:p><text:s/>{CSM_AXIS_INPUT_THCX, <text:s text:c="2"/>"THC X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C Y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6])" office:value-type="float" office:value="19" calcext:value-type="float">
            <text:p>19</text:p>
          </table:table-cell>
          <table:table-cell table:formula="of:=LEN([.B6])" office:value-type="float" office:value="1" calcext:value-type="float">
            <text:p>1</text:p>
          </table:table-cell>
          <table:table-cell table:formula="of:=LEN([.C6])" office:value-type="float" office:value="5" calcext:value-type="float">
            <text:p>5</text:p>
          </table:table-cell>
          <table:table-cell table:formula="of:=COM.MICROSOFT.CONCAT(&quot;#define &quot;;[.A6];REPT(&quot; &quot;;5+[.G$1]-[.G6]-[.H6]);[.B6])" office:value-type="string" office:string-value="#define CSM_AXIS_INPUT_THCY    5" calcext:value-type="string">
            <text:p>#define CSM_AXIS_INPUT_THCY <text:s text:c="3"/>5</text:p>
          </table:table-cell>
          <table:table-cell table:formula="of:=COM.MICROSOFT.CONCAT(&quot; {&quot;; [.A6]; &quot;,&quot;; REPT(&quot; &quot;; 3+[.G$1]-[.G6]);  &quot;&quot;&quot;&quot;;[.C6]; &quot;&quot;&quot;,&quot;; REPT(&quot; &quot;; 3+[.I$1]-[.I6]); [.D6]; &quot;,&quot;; REPT(&quot; &quot;; 24-LEN([.D6]));[.E6]; &quot;, &quot;; IF([.F6];&quot;true&quot;; &quot;false&quot;); &quot;}&quot; ; IF([.B6]&lt;MAX([.B6:.B260]); &quot;,&quot;;&quot;&quot;))" office:value-type="string" office:string-value=" {CSM_AXIS_INPUT_THCY,   &quot;THC Y&quot;,                         VESIM_INPUTTYPE_AXIS,     VESIM_DEFAULT_AXIS_VALUE, false}," calcext:value-type="string">
            <text:p><text:s/>{CSM_AXIS_INPUT_THCY, <text:s text:c="2"/>"THC Y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C Z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7])" office:value-type="float" office:value="19" calcext:value-type="float">
            <text:p>19</text:p>
          </table:table-cell>
          <table:table-cell table:formula="of:=LEN([.B7])" office:value-type="float" office:value="1" calcext:value-type="float">
            <text:p>1</text:p>
          </table:table-cell>
          <table:table-cell table:formula="of:=LEN([.C7])" office:value-type="float" office:value="5" calcext:value-type="float">
            <text:p>5</text:p>
          </table:table-cell>
          <table:table-cell table:formula="of:=COM.MICROSOFT.CONCAT(&quot;#define &quot;;[.A7];REPT(&quot; &quot;;5+[.G$1]-[.G7]-[.H7]);[.B7])" office:value-type="string" office:string-value="#define CSM_AXIS_INPUT_THCZ    6" calcext:value-type="string">
            <text:p>#define CSM_AXIS_INPUT_THCZ <text:s text:c="3"/>6</text:p>
          </table:table-cell>
          <table:table-cell table:formula="of:=COM.MICROSOFT.CONCAT(&quot; {&quot;; [.A7]; &quot;,&quot;; REPT(&quot; &quot;; 3+[.G$1]-[.G7]);  &quot;&quot;&quot;&quot;;[.C7]; &quot;&quot;&quot;,&quot;; REPT(&quot; &quot;; 3+[.I$1]-[.I7]); [.D7]; &quot;,&quot;; REPT(&quot; &quot;; 24-LEN([.D7]));[.E7]; &quot;, &quot;; IF([.F7];&quot;true&quot;; &quot;false&quot;); &quot;}&quot; ; IF([.B7]&lt;MAX([.B7:.B261]); &quot;,&quot;;&quot;&quot;))" office:value-type="string" office:string-value=" {CSM_AXIS_INPUT_THCZ,   &quot;THC Z&quot;,                         VESIM_INPUTTYPE_AXIS,     VESIM_DEFAULT_AXIS_VALUE, false}," calcext:value-type="string">
            <text:p><text:s/>{CSM_AXIS_INPUT_THCZ, <text:s text:c="2"/>"THC Z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BUTTON_ROT_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ation/Translation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8])" office:value-type="float" office:value="18" calcext:value-type="float">
            <text:p>18</text:p>
          </table:table-cell>
          <table:table-cell table:formula="of:=LEN([.B8])" office:value-type="float" office:value="1" calcext:value-type="float">
            <text:p>1</text:p>
          </table:table-cell>
          <table:table-cell table:formula="of:=LEN([.C8])" office:value-type="float" office:value="27" calcext:value-type="float">
            <text:p>27</text:p>
          </table:table-cell>
          <table:table-cell table:formula="of:=COM.MICROSOFT.CONCAT(&quot;#define &quot;;[.A8];REPT(&quot; &quot;;5+[.G$1]-[.G8]-[.H8]);[.B8])" office:value-type="string" office:string-value="#define CSM_BUTTON_ROT_LIN     7" calcext:value-type="string">
            <text:p>#define CSM_BUTTON_ROT_LIN <text:s text:c="4"/>7</text:p>
          </table:table-cell>
          <table:table-cell table:formula="of:=COM.MICROSOFT.CONCAT(&quot; {&quot;; [.A8]; &quot;,&quot;; REPT(&quot; &quot;; 3+[.G$1]-[.G8]);  &quot;&quot;&quot;&quot;;[.C8]; &quot;&quot;&quot;,&quot;; REPT(&quot; &quot;; 3+[.I$1]-[.I8]); [.D8]; &quot;,&quot;; REPT(&quot; &quot;; 24-LEN([.D8]));[.E8]; &quot;, &quot;; IF([.F8];&quot;true&quot;; &quot;false&quot;); &quot;}&quot; ; IF([.B8]&lt;MAX([.B8:.B262]); &quot;,&quot;;&quot;&quot;))" office:value-type="string" office:string-value=" {CSM_BUTTON_ROT_LIN,    &quot;Rotation/Translation toggle&quot;,   VESIM_INPUTTYPE_BUTTON,  0, true}" calcext:value-type="string">
            <text:p><text:s/>{CSM_BUTTON_ROT_LIN, <text:s text:c="3"/>"Rotation/Translation toggle", <text:s text:c="2"/>VESIM_INPUTTYPE_BUTTON, <text:s/>0, true}</text:p>
          </table:table-cell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M Inputs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ce4"/>
        <table:table-column table:style-name="co13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put Nam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ify</text:p>
          </table:table-cell>
          <table:table-cell table:formula="of:=MAX([.G2:.G262])" office:value-type="float" office:value="25" calcext:value-type="float">
            <text:p>25</text:p>
          </table:table-cell>
          <table:table-cell/>
          <table:table-cell table:formula="of:=MAX([.I2:.I262])" office:value-type="float" office:value="38" calcext:value-type="float">
            <text:p>38</text:p>
          </table:table-cell>
          <table:table-cell table:style-name="ce2" office:value-type="string" calcext:value-type="string">
            <text:p>Symbol definitions</text:p>
          </table:table-cell>
          <table:table-cell table:style-name="ce2" office:value-type="string" calcext:value-type="string">
            <text:p>Input definitions</text:p>
          </table:table-cell>
        </table:table-row>
        <table:table-row table:style-name="ro1">
          <table:table-cell office:value-type="string" calcext:value-type="string">
            <text:p>LM_AXIS_INPUT_A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A Roll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table:style-name="ce3" office:value-type="float" office:value="0" calcext:value-type="float">
            <text:p>0</text:p>
          </table:table-cell>
          <table:table-cell table:formula="of:=LEN([.A2])" office:value-type="float" office:value="18" calcext:value-type="float">
            <text:p>18</text:p>
          </table:table-cell>
          <table:table-cell table:formula="of:=LEN([.B2])" office:value-type="float" office:value="1" calcext:value-type="float">
            <text:p>1</text:p>
          </table:table-cell>
          <table:table-cell table:formula="of:=LEN([.C2])" office:value-type="float" office:value="8" calcext:value-type="float">
            <text:p>8</text:p>
          </table:table-cell>
          <table:table-cell table:formula="of:=COM.MICROSOFT.CONCAT(&quot;#define &quot;;[.A2];REPT(&quot; &quot;;5+[.G$1]-[.G2]-[.H2]);[.B2])" office:value-type="string" office:string-value="#define LM_AXIS_INPUT_ACAR           1" calcext:value-type="string">
            <text:p>#define LM_AXIS_INPUT_ACAR <text:s text:c="10"/>1</text:p>
          </table:table-cell>
          <table:table-cell table:formula="of:=COM.MICROSOFT.CONCAT(&quot; {&quot;; [.A2]; &quot;,&quot;; REPT(&quot; &quot;; 3+[.G$1]-[.G2]);  &quot;&quot;&quot;&quot;;[.C2]; &quot;&quot;&quot;,&quot;; REPT(&quot; &quot;; 3+[.I$1]-[.I2]); [.D2]; &quot;,&quot;; REPT(&quot; &quot;; 24-LEN([.D2]));[.E2]; &quot;, &quot;; IF([.F2];&quot;true&quot;; &quot;false&quot;); &quot;}&quot; ; IF([.B2]&lt;MAX([.B2:.B262]); &quot;,&quot;;&quot;&quot;))" office:value-type="string" office:string-value=" {LM_AXIS_INPUT_ACAR,          &quot;ACA Roll&quot;,                                 VESIM_INPUTTYPE_AXIS,     VESIM_DEFAULT_AXIS_VALUE, false}," calcext:value-type="string">
            <text:p><text:s/>{LM_AXIS_INPUT_ACAR, <text:s text:c="9"/>"ACA Roll", <text:s text:c="32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A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A Pitch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3])" office:value-type="float" office:value="18" calcext:value-type="float">
            <text:p>18</text:p>
          </table:table-cell>
          <table:table-cell table:formula="of:=LEN([.B3])" office:value-type="float" office:value="1" calcext:value-type="float">
            <text:p>1</text:p>
          </table:table-cell>
          <table:table-cell table:formula="of:=LEN([.C3])" office:value-type="float" office:value="9" calcext:value-type="float">
            <text:p>9</text:p>
          </table:table-cell>
          <table:table-cell table:formula="of:=COM.MICROSOFT.CONCAT(&quot;#define &quot;;[.A3];REPT(&quot; &quot;;5+[.G$1]-[.G3]-[.H3]);[.B3])" office:value-type="string" office:string-value="#define LM_AXIS_INPUT_ACAP           2" calcext:value-type="string">
            <text:p>#define LM_AXIS_INPUT_ACAP <text:s text:c="10"/>2</text:p>
          </table:table-cell>
          <table:table-cell table:formula="of:=COM.MICROSOFT.CONCAT(&quot; {&quot;; [.A3]; &quot;,&quot;; REPT(&quot; &quot;; 3+[.G$1]-[.G3]);  &quot;&quot;&quot;&quot;;[.C3]; &quot;&quot;&quot;,&quot;; REPT(&quot; &quot;; 3+[.I$1]-[.I3]); [.D3]; &quot;,&quot;; REPT(&quot; &quot;; 24-LEN([.D3]));[.E3]; &quot;, &quot;; IF([.F3];&quot;true&quot;; &quot;false&quot;); &quot;}&quot; ; IF([.B3]&lt;MAX([.B3:.B263]); &quot;,&quot;;&quot;&quot;))" office:value-type="string" office:string-value=" {LM_AXIS_INPUT_ACAP,          &quot;ACA Pitch&quot;,                                VESIM_INPUTTYPE_AXIS,     VESIM_DEFAULT_AXIS_VALUE, false}," calcext:value-type="string">
            <text:p><text:s/>{LM_AXIS_INPUT_ACAP, <text:s text:c="9"/>"ACA Pitch", <text:s text:c="31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AC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A Yaw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4])" office:value-type="float" office:value="18" calcext:value-type="float">
            <text:p>18</text:p>
          </table:table-cell>
          <table:table-cell table:formula="of:=LEN([.B4])" office:value-type="float" office:value="1" calcext:value-type="float">
            <text:p>1</text:p>
          </table:table-cell>
          <table:table-cell table:formula="of:=LEN([.C4])" office:value-type="float" office:value="7" calcext:value-type="float">
            <text:p>7</text:p>
          </table:table-cell>
          <table:table-cell table:formula="of:=COM.MICROSOFT.CONCAT(&quot;#define &quot;;[.A4];REPT(&quot; &quot;;5+[.G$1]-[.G4]-[.H4]);[.B4])" office:value-type="string" office:string-value="#define LM_AXIS_INPUT_ACAY           3" calcext:value-type="string">
            <text:p>#define LM_AXIS_INPUT_ACAY <text:s text:c="10"/>3</text:p>
          </table:table-cell>
          <table:table-cell table:formula="of:=COM.MICROSOFT.CONCAT(&quot; {&quot;; [.A4]; &quot;,&quot;; REPT(&quot; &quot;; 3+[.G$1]-[.G4]);  &quot;&quot;&quot;&quot;;[.C4]; &quot;&quot;&quot;,&quot;; REPT(&quot; &quot;; 3+[.I$1]-[.I4]); [.D4]; &quot;,&quot;; REPT(&quot; &quot;; 24-LEN([.D4]));[.E4]; &quot;, &quot;; IF([.F4];&quot;true&quot;; &quot;false&quot;); &quot;}&quot; ; IF([.B4]&lt;MAX([.B4:.B264]); &quot;,&quot;;&quot;&quot;))" office:value-type="string" office:string-value=" {LM_AXIS_INPUT_ACAY,          &quot;ACA Yaw&quot;,                                  VESIM_INPUTTYPE_AXIS,     VESIM_DEFAULT_AXIS_VALUE, false}," calcext:value-type="string">
            <text:p><text:s/>{LM_AXIS_INPUT_ACAY, <text:s text:c="9"/>"ACA Yaw", <text:s text:c="33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CA X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5])" office:value-type="float" office:value="19" calcext:value-type="float">
            <text:p>19</text:p>
          </table:table-cell>
          <table:table-cell table:formula="of:=LEN([.B5])" office:value-type="float" office:value="1" calcext:value-type="float">
            <text:p>1</text:p>
          </table:table-cell>
          <table:table-cell table:formula="of:=LEN([.C5])" office:value-type="float" office:value="6" calcext:value-type="float">
            <text:p>6</text:p>
          </table:table-cell>
          <table:table-cell table:formula="of:=COM.MICROSOFT.CONCAT(&quot;#define &quot;;[.A5];REPT(&quot; &quot;;5+[.G$1]-[.G5]-[.H5]);[.B5])" office:value-type="string" office:string-value="#define LM_AXIS_INPUT_TTCAX          4" calcext:value-type="string">
            <text:p>#define LM_AXIS_INPUT_TTCAX <text:s text:c="9"/>4</text:p>
          </table:table-cell>
          <table:table-cell table:formula="of:=COM.MICROSOFT.CONCAT(&quot; {&quot;; [.A5]; &quot;,&quot;; REPT(&quot; &quot;; 3+[.G$1]-[.G5]);  &quot;&quot;&quot;&quot;;[.C5]; &quot;&quot;&quot;,&quot;; REPT(&quot; &quot;; 3+[.I$1]-[.I5]); [.D5]; &quot;,&quot;; REPT(&quot; &quot;; 24-LEN([.D5]));[.E5]; &quot;, &quot;; IF([.F5];&quot;true&quot;; &quot;false&quot;); &quot;}&quot; ; IF([.B5]&lt;MAX([.B5:.B265]); &quot;,&quot;;&quot;&quot;))" office:value-type="string" office:string-value=" {LM_AXIS_INPUT_TTCAX,         &quot;TTCA X&quot;,                                   VESIM_INPUTTYPE_AXIS,     VESIM_DEFAULT_AXIS_VALUE, false}," calcext:value-type="string">
            <text:p><text:s/>{LM_AXIS_INPUT_TTCAX, <text:s text:c="8"/>"TTCA X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CA Y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6])" office:value-type="float" office:value="19" calcext:value-type="float">
            <text:p>19</text:p>
          </table:table-cell>
          <table:table-cell table:formula="of:=LEN([.B6])" office:value-type="float" office:value="1" calcext:value-type="float">
            <text:p>1</text:p>
          </table:table-cell>
          <table:table-cell table:formula="of:=LEN([.C6])" office:value-type="float" office:value="6" calcext:value-type="float">
            <text:p>6</text:p>
          </table:table-cell>
          <table:table-cell table:formula="of:=COM.MICROSOFT.CONCAT(&quot;#define &quot;;[.A6];REPT(&quot; &quot;;5+[.G$1]-[.G6]-[.H6]);[.B6])" office:value-type="string" office:string-value="#define LM_AXIS_INPUT_TTCAY          5" calcext:value-type="string">
            <text:p>#define LM_AXIS_INPUT_TTCAY <text:s text:c="9"/>5</text:p>
          </table:table-cell>
          <table:table-cell table:formula="of:=COM.MICROSOFT.CONCAT(&quot; {&quot;; [.A6]; &quot;,&quot;; REPT(&quot; &quot;; 3+[.G$1]-[.G6]);  &quot;&quot;&quot;&quot;;[.C6]; &quot;&quot;&quot;,&quot;; REPT(&quot; &quot;; 3+[.I$1]-[.I6]); [.D6]; &quot;,&quot;; REPT(&quot; &quot;; 24-LEN([.D6]));[.E6]; &quot;, &quot;; IF([.F6];&quot;true&quot;; &quot;false&quot;); &quot;}&quot; ; IF([.B6]&lt;MAX([.B6:.B266]); &quot;,&quot;;&quot;&quot;))" office:value-type="string" office:string-value=" {LM_AXIS_INPUT_TTCAY,         &quot;TTCA Y&quot;,                                   VESIM_INPUTTYPE_AXIS,     VESIM_DEFAULT_AXIS_VALUE, false}," calcext:value-type="string">
            <text:p><text:s/>{LM_AXIS_INPUT_TTCAY, <text:s text:c="8"/>"TTCA Y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CA Z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7])" office:value-type="float" office:value="19" calcext:value-type="float">
            <text:p>19</text:p>
          </table:table-cell>
          <table:table-cell table:formula="of:=LEN([.B7])" office:value-type="float" office:value="1" calcext:value-type="float">
            <text:p>1</text:p>
          </table:table-cell>
          <table:table-cell table:formula="of:=LEN([.C7])" office:value-type="float" office:value="6" calcext:value-type="float">
            <text:p>6</text:p>
          </table:table-cell>
          <table:table-cell table:formula="of:=COM.MICROSOFT.CONCAT(&quot;#define &quot;;[.A7];REPT(&quot; &quot;;5+[.G$1]-[.G7]-[.H7]);[.B7])" office:value-type="string" office:string-value="#define LM_AXIS_INPUT_TTCAZ          6" calcext:value-type="string">
            <text:p>#define LM_AXIS_INPUT_TTCAZ <text:s text:c="9"/>6</text:p>
          </table:table-cell>
          <table:table-cell table:formula="of:=COM.MICROSOFT.CONCAT(&quot; {&quot;; [.A7]; &quot;,&quot;; REPT(&quot; &quot;; 3+[.G$1]-[.G7]);  &quot;&quot;&quot;&quot;;[.C7]; &quot;&quot;&quot;,&quot;; REPT(&quot; &quot;; 3+[.I$1]-[.I7]); [.D7]; &quot;,&quot;; REPT(&quot; &quot;; 24-LEN([.D7]));[.E7]; &quot;, &quot;; IF([.F7];&quot;true&quot;; &quot;false&quot;); &quot;}&quot; ; IF([.B7]&lt;MAX([.B7:.B267]); &quot;,&quot;;&quot;&quot;))" office:value-type="string" office:string-value=" {LM_AXIS_INPUT_TTCAZ,         &quot;TTCA Z&quot;,                                   VESIM_INPUTTYPE_AXIS,     VESIM_DEFAULT_AXIS_VALUE, false}," calcext:value-type="string">
            <text:p><text:s/>{LM_AXIS_INPUT_TTCAZ, <text:s text:c="8"/>"TTCA Z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BUTTON_ROT_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ation/Translation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8])" office:value-type="float" office:value="17" calcext:value-type="float">
            <text:p>17</text:p>
          </table:table-cell>
          <table:table-cell table:formula="of:=LEN([.B8])" office:value-type="float" office:value="1" calcext:value-type="float">
            <text:p>1</text:p>
          </table:table-cell>
          <table:table-cell table:formula="of:=LEN([.C8])" office:value-type="float" office:value="27" calcext:value-type="float">
            <text:p>27</text:p>
          </table:table-cell>
          <table:table-cell table:formula="of:=COM.MICROSOFT.CONCAT(&quot;#define &quot;;[.A8];REPT(&quot; &quot;;5+[.G$1]-[.G8]-[.H8]);[.B8])" office:value-type="string" office:string-value="#define LM_BUTTON_ROT_LIN            7" calcext:value-type="string">
            <text:p>#define LM_BUTTON_ROT_LIN <text:s text:c="11"/>7</text:p>
          </table:table-cell>
          <table:table-cell table:formula="of:=COM.MICROSOFT.CONCAT(&quot; {&quot;; [.A8]; &quot;,&quot;; REPT(&quot; &quot;; 3+[.G$1]-[.G8]);  &quot;&quot;&quot;&quot;;[.C8]; &quot;&quot;&quot;,&quot;; REPT(&quot; &quot;; 3+[.I$1]-[.I8]); [.D8]; &quot;,&quot;; REPT(&quot; &quot;; 24-LEN([.D8]));[.E8]; &quot;, &quot;; IF([.F8];&quot;true&quot;; &quot;false&quot;); &quot;}&quot; ; IF([.B8]&lt;MAX([.B8:.B268]); &quot;,&quot;;&quot;&quot;))" office:value-type="string" office:string-value=" {LM_BUTTON_ROT_LIN,           &quot;Rotation/Translation toggle&quot;,              VESIM_INPUTTYPE_BUTTON,  0, true}," calcext:value-type="string">
            <text:p><text:s/>{LM_BUTTON_ROT_LIN, <text:s text:c="10"/>"Rotation/Translation toggle", <text:s text:c="13"/>VESIM_INPUTTYPE_BUTTON, <text:s/>0, true},</text:p>
          </table:table-cell>
        </table:table-row>
        <table:table-row table:style-name="ro1">
          <table:table-cell office:value-type="string" calcext:value-type="string">
            <text:p>LM_AXIS_INPUT_THROT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CA Throttle</text:p>
          </table:table-cell>
          <table:table-cell office:value-type="string" calcext:value-type="string">
            <text:p>VESIM_INPUTTYPE_AX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EN([.A9])" office:value-type="float" office:value="22" calcext:value-type="float">
            <text:p>22</text:p>
          </table:table-cell>
          <table:table-cell table:formula="of:=LEN([.B9])" office:value-type="float" office:value="1" calcext:value-type="float">
            <text:p>1</text:p>
          </table:table-cell>
          <table:table-cell table:formula="of:=LEN([.C9])" office:value-type="float" office:value="13" calcext:value-type="float">
            <text:p>13</text:p>
          </table:table-cell>
          <table:table-cell table:formula="of:=COM.MICROSOFT.CONCAT(&quot;#define &quot;;[.A9];REPT(&quot; &quot;;5+[.G$1]-[.G9]-[.H9]);[.B9])" office:value-type="string" office:string-value="#define LM_AXIS_INPUT_THROTTLE       8" calcext:value-type="string">
            <text:p>#define LM_AXIS_INPUT_THROTTLE <text:s text:c="6"/>8</text:p>
          </table:table-cell>
          <table:table-cell table:formula="of:=COM.MICROSOFT.CONCAT(&quot; {&quot;; [.A9]; &quot;,&quot;; REPT(&quot; &quot;; 3+[.G$1]-[.G9]);  &quot;&quot;&quot;&quot;;[.C9]; &quot;&quot;&quot;,&quot;; REPT(&quot; &quot;; 3+[.I$1]-[.I9]); [.D9]; &quot;,&quot;; REPT(&quot; &quot;; 24-LEN([.D9]));[.E9]; &quot;, &quot;; IF([.F9];&quot;true&quot;; &quot;false&quot;); &quot;}&quot; ; IF([.B9]&lt;MAX([.B9:.B269]); &quot;,&quot;;&quot;&quot;))" office:value-type="string" office:string-value=" {LM_AXIS_INPUT_THROTTLE,      &quot;TTCA Throttle&quot;,                            VESIM_INPUTTYPE_AXIS,    0, false}," calcext:value-type="string">
            <text:p><text:s/>{LM_AXIS_INPUT_THROTTLE, <text:s text:c="5"/>"TTCA Throttle", <text:s text:c="27"/>VESIM_INPUTTYPE_AXIS, <text:s text:c="3"/>0, false},</text:p>
          </table:table-cell>
        </table:table-row>
        <table:table-row table:style-name="ro1">
          <table:table-cell office:value-type="string" calcext:value-type="string">
            <text:p>LM_BUTTON_ENG_ST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ine Start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0])" office:value-type="float" office:value="19" calcext:value-type="float">
            <text:p>19</text:p>
          </table:table-cell>
          <table:table-cell table:formula="of:=LEN([.B10])" office:value-type="float" office:value="1" calcext:value-type="float">
            <text:p>1</text:p>
          </table:table-cell>
          <table:table-cell table:formula="of:=LEN([.C10])" office:value-type="float" office:value="19" calcext:value-type="float">
            <text:p>19</text:p>
          </table:table-cell>
          <table:table-cell table:formula="of:=COM.MICROSOFT.CONCAT(&quot;#define &quot;;[.A10];REPT(&quot; &quot;;5+[.G$1]-[.G10]-[.H10]);[.B10])" office:value-type="string" office:string-value="#define LM_BUTTON_ENG_START          9" calcext:value-type="string">
            <text:p>#define LM_BUTTON_ENG_START <text:s text:c="9"/>9</text:p>
          </table:table-cell>
          <table:table-cell table:formula="of:=COM.MICROSOFT.CONCAT(&quot; {&quot;; [.A10]; &quot;,&quot;; REPT(&quot; &quot;; 3+[.G$1]-[.G10]);  &quot;&quot;&quot;&quot;;[.C10]; &quot;&quot;&quot;,&quot;; REPT(&quot; &quot;; 3+[.I$1]-[.I10]); [.D10]; &quot;,&quot;; REPT(&quot; &quot;; 24-LEN([.D10]));[.E10]; &quot;, &quot;; IF([.F10];&quot;true&quot;; &quot;false&quot;); &quot;}&quot; ; IF([.B10]&lt;MAX([.B10:.B270]); &quot;,&quot;;&quot;&quot;))" office:value-type="string" office:string-value=" {LM_BUTTON_ENG_START,         &quot;Engine Start toggle&quot;,                      VESIM_INPUTTYPE_BUTTON,  0, true}," calcext:value-type="string">
            <text:p><text:s/>{LM_BUTTON_ENG_START, <text:s text:c="8"/>"Engine Start toggle", <text:s text:c="21"/>VESIM_INPUTTYPE_BUTTON, <text:s/>0, true},</text:p>
          </table:table-cell>
        </table:table-row>
        <table:table-row table:style-name="ro1">
          <table:table-cell office:value-type="string" calcext:value-type="string">
            <text:p>LM_BUTTON_ENG_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gine Stop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1])" office:value-type="float" office:value="18" calcext:value-type="float">
            <text:p>18</text:p>
          </table:table-cell>
          <table:table-cell table:formula="of:=LEN([.B11])" office:value-type="float" office:value="2" calcext:value-type="float">
            <text:p>2</text:p>
          </table:table-cell>
          <table:table-cell table:formula="of:=LEN([.C11])" office:value-type="float" office:value="18" calcext:value-type="float">
            <text:p>18</text:p>
          </table:table-cell>
          <table:table-cell table:formula="of:=COM.MICROSOFT.CONCAT(&quot;#define &quot;;[.A11];REPT(&quot; &quot;;5+[.G$1]-[.G11]-[.H11]);[.B11])" office:value-type="string" office:string-value="#define LM_BUTTON_ENG_STOP          10" calcext:value-type="string">
            <text:p>#define LM_BUTTON_ENG_STOP <text:s text:c="9"/>10</text:p>
          </table:table-cell>
          <table:table-cell table:formula="of:=COM.MICROSOFT.CONCAT(&quot; {&quot;; [.A11]; &quot;,&quot;; REPT(&quot; &quot;; 3+[.G$1]-[.G11]);  &quot;&quot;&quot;&quot;;[.C11]; &quot;&quot;&quot;,&quot;; REPT(&quot; &quot;; 3+[.I$1]-[.I11]); [.D11]; &quot;,&quot;; REPT(&quot; &quot;; 24-LEN([.D11]));[.E11]; &quot;, &quot;; IF([.F11];&quot;true&quot;; &quot;false&quot;); &quot;}&quot; ; IF([.B11]&lt;MAX([.B11:.B271]); &quot;,&quot;;&quot;&quot;))" office:value-type="string" office:string-value=" {LM_BUTTON_ENG_STOP,          &quot;Engine Stop toggle&quot;,                       VESIM_INPUTTYPE_BUTTON,  0, true}," calcext:value-type="string">
            <text:p><text:s/>{LM_BUTTON_ENG_STOP, <text:s text:c="9"/>"Engine Stop toggle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DES_RATE_PL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scent Rate plus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2])" office:value-type="float" office:value="23" calcext:value-type="float">
            <text:p>23</text:p>
          </table:table-cell>
          <table:table-cell table:formula="of:=LEN([.B12])" office:value-type="float" office:value="2" calcext:value-type="float">
            <text:p>2</text:p>
          </table:table-cell>
          <table:table-cell table:formula="of:=LEN([.C12])" office:value-type="float" office:value="17" calcext:value-type="float">
            <text:p>17</text:p>
          </table:table-cell>
          <table:table-cell table:formula="of:=COM.MICROSOFT.CONCAT(&quot;#define &quot;;[.A12];REPT(&quot; &quot;;5+[.G$1]-[.G12]-[.H12]);[.B12])" office:value-type="string" office:string-value="#define LM_BUTTON_DES_RATE_PLUS     11" calcext:value-type="string">
            <text:p>#define LM_BUTTON_DES_RATE_PLUS <text:s text:c="4"/>11</text:p>
          </table:table-cell>
          <table:table-cell table:formula="of:=COM.MICROSOFT.CONCAT(&quot; {&quot;; [.A12]; &quot;,&quot;; REPT(&quot; &quot;; 3+[.G$1]-[.G12]);  &quot;&quot;&quot;&quot;;[.C12]; &quot;&quot;&quot;,&quot;; REPT(&quot; &quot;; 3+[.I$1]-[.I12]); [.D12]; &quot;,&quot;; REPT(&quot; &quot;; 24-LEN([.D12]));[.E12]; &quot;, &quot;; IF([.F12];&quot;true&quot;; &quot;false&quot;); &quot;}&quot; ; IF([.B12]&lt;MAX([.B12:.B272]); &quot;,&quot;;&quot;&quot;))" office:value-type="string" office:string-value=" {LM_BUTTON_DES_RATE_PLUS,     &quot;Descent Rate plus&quot;,                        VESIM_INPUTTYPE_BUTTON,  0, true}," calcext:value-type="string">
            <text:p><text:s/>{LM_BUTTON_DES_RATE_PLUS, <text:s text:c="4"/>"Descent Rate plus", <text:s text:c="23"/>VESIM_INPUTTYPE_BUTTON, <text:s/>0, true},</text:p>
          </table:table-cell>
        </table:table-row>
        <table:table-row table:style-name="ro1">
          <table:table-cell office:value-type="string" calcext:value-type="string">
            <text:p>LM_BUTTON_DES_RATE_MIN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cent Rate minus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3])" office:value-type="float" office:value="24" calcext:value-type="float">
            <text:p>24</text:p>
          </table:table-cell>
          <table:table-cell table:formula="of:=LEN([.B13])" office:value-type="float" office:value="2" calcext:value-type="float">
            <text:p>2</text:p>
          </table:table-cell>
          <table:table-cell table:formula="of:=LEN([.C13])" office:value-type="float" office:value="18" calcext:value-type="float">
            <text:p>18</text:p>
          </table:table-cell>
          <table:table-cell table:formula="of:=COM.MICROSOFT.CONCAT(&quot;#define &quot;;[.A13];REPT(&quot; &quot;;5+[.G$1]-[.G13]-[.H13]);[.B13])" office:value-type="string" office:string-value="#define LM_BUTTON_DES_RATE_MINUS    12" calcext:value-type="string">
            <text:p>#define LM_BUTTON_DES_RATE_MINUS <text:s text:c="3"/>12</text:p>
          </table:table-cell>
          <table:table-cell table:formula="of:=COM.MICROSOFT.CONCAT(&quot; {&quot;; [.A13]; &quot;,&quot;; REPT(&quot; &quot;; 3+[.G$1]-[.G13]);  &quot;&quot;&quot;&quot;;[.C13]; &quot;&quot;&quot;,&quot;; REPT(&quot; &quot;; 3+[.I$1]-[.I13]); [.D13]; &quot;,&quot;; REPT(&quot; &quot;; 24-LEN([.D13]));[.E13]; &quot;, &quot;; IF([.F13];&quot;true&quot;; &quot;false&quot;); &quot;}&quot; ; IF([.B13]&lt;MAX([.B13:.B273]); &quot;,&quot;;&quot;&quot;))" office:value-type="string" office:string-value=" {LM_BUTTON_DES_RATE_MINUS,    &quot;Descent Rate minus&quot;,                       VESIM_INPUTTYPE_BUTTON,  0, true}," calcext:value-type="string">
            <text:p><text:s/>{LM_BUTTON_DES_RATE_MINUS, <text:s text:c="3"/>"Descent Rate minus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bort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4])" office:value-type="float" office:value="15" calcext:value-type="float">
            <text:p>15</text:p>
          </table:table-cell>
          <table:table-cell table:formula="of:=LEN([.B14])" office:value-type="float" office:value="2" calcext:value-type="float">
            <text:p>2</text:p>
          </table:table-cell>
          <table:table-cell table:formula="of:=LEN([.C14])" office:value-type="float" office:value="12" calcext:value-type="float">
            <text:p>12</text:p>
          </table:table-cell>
          <table:table-cell table:formula="of:=COM.MICROSOFT.CONCAT(&quot;#define &quot;;[.A14];REPT(&quot; &quot;;5+[.G$1]-[.G14]-[.H14]);[.B14])" office:value-type="string" office:string-value="#define LM_BUTTON_ABORT             13" calcext:value-type="string">
            <text:p>#define LM_BUTTON_ABORT <text:s text:c="12"/>13</text:p>
          </table:table-cell>
          <table:table-cell table:formula="of:=COM.MICROSOFT.CONCAT(&quot; {&quot;; [.A14]; &quot;,&quot;; REPT(&quot; &quot;; 3+[.G$1]-[.G14]);  &quot;&quot;&quot;&quot;;[.C14]; &quot;&quot;&quot;,&quot;; REPT(&quot; &quot;; 3+[.I$1]-[.I14]); [.D14]; &quot;,&quot;; REPT(&quot; &quot;; 24-LEN([.D14]));[.E14]; &quot;, &quot;; IF([.F14];&quot;true&quot;; &quot;false&quot;); &quot;}&quot; ; IF([.B14]&lt;MAX([.B14:.B274]); &quot;,&quot;;&quot;&quot;))" office:value-type="string" office:string-value=" {LM_BUTTON_ABORT,             &quot;Abort toggle&quot;,                             VESIM_INPUTTYPE_BUTTON,  0, true}," calcext:value-type="string">
            <text:p><text:s/>{LM_BUTTON_ABORT, <text:s text:c="12"/>"Abort toggle", <text:s text:c="28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_ST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bort Stage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5])" office:value-type="float" office:value="21" calcext:value-type="float">
            <text:p>21</text:p>
          </table:table-cell>
          <table:table-cell table:formula="of:=LEN([.B15])" office:value-type="float" office:value="2" calcext:value-type="float">
            <text:p>2</text:p>
          </table:table-cell>
          <table:table-cell table:formula="of:=LEN([.C15])" office:value-type="float" office:value="18" calcext:value-type="float">
            <text:p>18</text:p>
          </table:table-cell>
          <table:table-cell table:formula="of:=COM.MICROSOFT.CONCAT(&quot;#define &quot;;[.A15];REPT(&quot; &quot;;5+[.G$1]-[.G15]-[.H15]);[.B15])" office:value-type="string" office:string-value="#define LM_BUTTON_ABORT_STAGE       14" calcext:value-type="string">
            <text:p>#define LM_BUTTON_ABORT_STAGE <text:s text:c="6"/>14</text:p>
          </table:table-cell>
          <table:table-cell table:formula="of:=COM.MICROSOFT.CONCAT(&quot; {&quot;; [.A15]; &quot;,&quot;; REPT(&quot; &quot;; 3+[.G$1]-[.G15]);  &quot;&quot;&quot;&quot;;[.C15]; &quot;&quot;&quot;,&quot;; REPT(&quot; &quot;; 3+[.I$1]-[.I15]); [.D15]; &quot;,&quot;; REPT(&quot; &quot;; 24-LEN([.D15]));[.E15]; &quot;, &quot;; IF([.F15];&quot;true&quot;; &quot;false&quot;); &quot;}&quot; ; IF([.B15]&lt;MAX([.B15:.B275]); &quot;,&quot;;&quot;&quot;))" office:value-type="string" office:string-value=" {LM_BUTTON_ABORT_STAGE,       &quot;Abort Stage toggle&quot;,                       VESIM_INPUTTYPE_BUTTON,  0, true}," calcext:value-type="string">
            <text:p><text:s/>{LM_BUTTON_ABORT_STAGE, <text:s text:c="6"/>"Abort Stage toggle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_STAGE_G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rt Stage Guard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6])" office:value-type="float" office:value="25" calcext:value-type="float">
            <text:p>25</text:p>
          </table:table-cell>
          <table:table-cell table:formula="of:=LEN([.B16])" office:value-type="float" office:value="2" calcext:value-type="float">
            <text:p>2</text:p>
          </table:table-cell>
          <table:table-cell table:formula="of:=LEN([.C16])" office:value-type="float" office:value="24" calcext:value-type="float">
            <text:p>24</text:p>
          </table:table-cell>
          <table:table-cell table:formula="of:=COM.MICROSOFT.CONCAT(&quot;#define &quot;;[.A16];REPT(&quot; &quot;;5+[.G$1]-[.G16]-[.H16]);[.B16])" office:value-type="string" office:string-value="#define LM_BUTTON_ABORT_STAGE_GRD   15" calcext:value-type="string">
            <text:p>#define LM_BUTTON_ABORT_STAGE_GRD <text:s text:c="2"/>15</text:p>
          </table:table-cell>
          <table:table-cell table:formula="of:=COM.MICROSOFT.CONCAT(&quot; {&quot;; [.A16]; &quot;,&quot;; REPT(&quot; &quot;; 3+[.G$1]-[.G16]);  &quot;&quot;&quot;&quot;;[.C16]; &quot;&quot;&quot;,&quot;; REPT(&quot; &quot;; 3+[.I$1]-[.I16]); [.D16]; &quot;,&quot;; REPT(&quot; &quot;; 24-LEN([.D16]));[.E16]; &quot;, &quot;; IF([.F16];&quot;true&quot;; &quot;false&quot;); &quot;}&quot; ; IF([.B16]&lt;MAX([.B16:.B276]); &quot;,&quot;;&quot;&quot;))" office:value-type="string" office:string-value=" {LM_BUTTON_ABORT_STAGE_GRD,   &quot;Abort Stage Guard toggle&quot;,                 VESIM_INPUTTYPE_BUTTON,  0, true}," calcext:value-type="string">
            <text:p><text:s/>{LM_BUTTON_ABORT_STAGE_GRD, <text:s text:c="2"/>"Abort Stage Guard toggle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PR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SKY PR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7])" office:value-type="float" office:value="18" calcext:value-type="float">
            <text:p>18</text:p>
          </table:table-cell>
          <table:table-cell table:formula="of:=LEN([.B17])" office:value-type="float" office:value="2" calcext:value-type="float">
            <text:p>2</text:p>
          </table:table-cell>
          <table:table-cell table:formula="of:=LEN([.C17])" office:value-type="float" office:value="8" calcext:value-type="float">
            <text:p>8</text:p>
          </table:table-cell>
          <table:table-cell table:formula="of:=COM.MICROSOFT.CONCAT(&quot;#define &quot;;[.A17];REPT(&quot; &quot;;5+[.G$1]-[.G17]-[.H17]);[.B17])" office:value-type="string" office:string-value="#define LM_BUTTON_DSKY_PRO          16" calcext:value-type="string">
            <text:p>#define LM_BUTTON_DSKY_PRO <text:s text:c="9"/>16</text:p>
          </table:table-cell>
          <table:table-cell table:formula="of:=COM.MICROSOFT.CONCAT(&quot; {&quot;; [.A17]; &quot;,&quot;; REPT(&quot; &quot;; 3+[.G$1]-[.G17]);  &quot;&quot;&quot;&quot;;[.C17]; &quot;&quot;&quot;,&quot;; REPT(&quot; &quot;; 3+[.I$1]-[.I17]); [.D17]; &quot;,&quot;; REPT(&quot; &quot;; 24-LEN([.D17]));[.E17]; &quot;, &quot;; IF([.F17];&quot;true&quot;; &quot;false&quot;); &quot;}&quot; ; IF([.B17]&lt;MAX([.B17:.B277]); &quot;,&quot;;&quot;&quot;))" office:value-type="string" office:string-value=" {LM_BUTTON_DSKY_PRO,          &quot;DSKY PRO&quot;,                                 VESIM_INPUTTYPE_BUTTON,  0, true}," calcext:value-type="string">
            <text:p><text:s/>{LM_BUTTON_DSKY_PRO, <text:s text:c="9"/>"DSKY PRO", <text:s text:c="32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KEY_R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SKY KEY REL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8])" office:value-type="float" office:value="22" calcext:value-type="float">
            <text:p>22</text:p>
          </table:table-cell>
          <table:table-cell table:formula="of:=LEN([.B18])" office:value-type="float" office:value="2" calcext:value-type="float">
            <text:p>2</text:p>
          </table:table-cell>
          <table:table-cell table:formula="of:=LEN([.C18])" office:value-type="float" office:value="12" calcext:value-type="float">
            <text:p>12</text:p>
          </table:table-cell>
          <table:table-cell table:formula="of:=COM.MICROSOFT.CONCAT(&quot;#define &quot;;[.A18];REPT(&quot; &quot;;5+[.G$1]-[.G18]-[.H18]);[.B18])" office:value-type="string" office:string-value="#define LM_BUTTON_DSKY_KEY_REL      17" calcext:value-type="string">
            <text:p>#define LM_BUTTON_DSKY_KEY_REL <text:s text:c="5"/>17</text:p>
          </table:table-cell>
          <table:table-cell table:formula="of:=COM.MICROSOFT.CONCAT(&quot; {&quot;; [.A18]; &quot;,&quot;; REPT(&quot; &quot;; 3+[.G$1]-[.G18]);  &quot;&quot;&quot;&quot;;[.C18]; &quot;&quot;&quot;,&quot;; REPT(&quot; &quot;; 3+[.I$1]-[.I18]); [.D18]; &quot;,&quot;; REPT(&quot; &quot;; 24-LEN([.D18]));[.E18]; &quot;, &quot;; IF([.F18];&quot;true&quot;; &quot;false&quot;); &quot;}&quot; ; IF([.B18]&lt;MAX([.B18:.B278]); &quot;,&quot;;&quot;&quot;))" office:value-type="string" office:string-value=" {LM_BUTTON_DSKY_KEY_REL,      &quot;DSKY KEY REL&quot;,                             VESIM_INPUTTYPE_BUTTON,  0, true}," calcext:value-type="string">
            <text:p><text:s/>{LM_BUTTON_DSKY_KEY_REL, <text:s text:c="5"/>"DSKY KEY REL", <text:s text:c="28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VER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SKY VERB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9])" office:value-type="float" office:value="19" calcext:value-type="float">
            <text:p>19</text:p>
          </table:table-cell>
          <table:table-cell table:formula="of:=LEN([.B19])" office:value-type="float" office:value="2" calcext:value-type="float">
            <text:p>2</text:p>
          </table:table-cell>
          <table:table-cell table:formula="of:=LEN([.C19])" office:value-type="float" office:value="9" calcext:value-type="float">
            <text:p>9</text:p>
          </table:table-cell>
          <table:table-cell table:formula="of:=COM.MICROSOFT.CONCAT(&quot;#define &quot;;[.A19];REPT(&quot; &quot;;5+[.G$1]-[.G19]-[.H19]);[.B19])" office:value-type="string" office:string-value="#define LM_BUTTON_DSKY_VERB         18" calcext:value-type="string">
            <text:p>#define LM_BUTTON_DSKY_VERB <text:s text:c="8"/>18</text:p>
          </table:table-cell>
          <table:table-cell table:formula="of:=COM.MICROSOFT.CONCAT(&quot; {&quot;; [.A19]; &quot;,&quot;; REPT(&quot; &quot;; 3+[.G$1]-[.G19]);  &quot;&quot;&quot;&quot;;[.C19]; &quot;&quot;&quot;,&quot;; REPT(&quot; &quot;; 3+[.I$1]-[.I19]); [.D19]; &quot;,&quot;; REPT(&quot; &quot;; 24-LEN([.D19]));[.E19]; &quot;, &quot;; IF([.F19];&quot;true&quot;; &quot;false&quot;); &quot;}&quot; ; IF([.B19]&lt;MAX([.B19:.B279]); &quot;,&quot;;&quot;&quot;))" office:value-type="string" office:string-value=" {LM_BUTTON_DSKY_VERB,         &quot;DSKY VERB&quot;,                                VESIM_INPUTTYPE_BUTTON,  0, true}," calcext:value-type="string">
            <text:p><text:s/>{LM_BUTTON_DSKY_VERB, <text:s text:c="8"/>"DSKY VERB", <text:s text:c="31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OU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SKY NOUN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0])" office:value-type="float" office:value="19" calcext:value-type="float">
            <text:p>19</text:p>
          </table:table-cell>
          <table:table-cell table:formula="of:=LEN([.B20])" office:value-type="float" office:value="2" calcext:value-type="float">
            <text:p>2</text:p>
          </table:table-cell>
          <table:table-cell table:formula="of:=LEN([.C20])" office:value-type="float" office:value="9" calcext:value-type="float">
            <text:p>9</text:p>
          </table:table-cell>
          <table:table-cell table:formula="of:=COM.MICROSOFT.CONCAT(&quot;#define &quot;;[.A20];REPT(&quot; &quot;;5+[.G$1]-[.G20]-[.H20]);[.B20])" office:value-type="string" office:string-value="#define LM_BUTTON_DSKY_NOUN         19" calcext:value-type="string">
            <text:p>#define LM_BUTTON_DSKY_NOUN <text:s text:c="8"/>19</text:p>
          </table:table-cell>
          <table:table-cell table:formula="of:=COM.MICROSOFT.CONCAT(&quot; {&quot;; [.A20]; &quot;,&quot;; REPT(&quot; &quot;; 3+[.G$1]-[.G20]);  &quot;&quot;&quot;&quot;;[.C20]; &quot;&quot;&quot;,&quot;; REPT(&quot; &quot;; 3+[.I$1]-[.I20]); [.D20]; &quot;,&quot;; REPT(&quot; &quot;; 24-LEN([.D20]));[.E20]; &quot;, &quot;; IF([.F20];&quot;true&quot;; &quot;false&quot;); &quot;}&quot; ; IF([.B20]&lt;MAX([.B20:.B280]); &quot;,&quot;;&quot;&quot;))" office:value-type="string" office:string-value=" {LM_BUTTON_DSKY_NOUN,         &quot;DSKY NOUN&quot;,                                VESIM_INPUTTYPE_BUTTON,  0, true}," calcext:value-type="string">
            <text:p><text:s/>{LM_BUTTON_DSKY_NOUN, <text:s text:c="8"/>"DSKY NOUN", <text:s text:c="31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ENT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SKY ENT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1])" office:value-type="float" office:value="19" calcext:value-type="float">
            <text:p>19</text:p>
          </table:table-cell>
          <table:table-cell table:formula="of:=LEN([.B21])" office:value-type="float" office:value="2" calcext:value-type="float">
            <text:p>2</text:p>
          </table:table-cell>
          <table:table-cell table:formula="of:=LEN([.C21])" office:value-type="float" office:value="9" calcext:value-type="float">
            <text:p>9</text:p>
          </table:table-cell>
          <table:table-cell table:formula="of:=COM.MICROSOFT.CONCAT(&quot;#define &quot;;[.A21];REPT(&quot; &quot;;5+[.G$1]-[.G21]-[.H21]);[.B21])" office:value-type="string" office:string-value="#define LM_BUTTON_DSKY_ENTR         20" calcext:value-type="string">
            <text:p>#define LM_BUTTON_DSKY_ENTR <text:s text:c="8"/>20</text:p>
          </table:table-cell>
          <table:table-cell table:formula="of:=COM.MICROSOFT.CONCAT(&quot; {&quot;; [.A21]; &quot;,&quot;; REPT(&quot; &quot;; 3+[.G$1]-[.G21]);  &quot;&quot;&quot;&quot;;[.C21]; &quot;&quot;&quot;,&quot;; REPT(&quot; &quot;; 3+[.I$1]-[.I21]); [.D21]; &quot;,&quot;; REPT(&quot; &quot;; 24-LEN([.D21]));[.E21]; &quot;, &quot;; IF([.F21];&quot;true&quot;; &quot;false&quot;); &quot;}&quot; ; IF([.B21]&lt;MAX([.B21:.B281]); &quot;,&quot;;&quot;&quot;))" office:value-type="string" office:string-value=" {LM_BUTTON_DSKY_ENTR,         &quot;DSKY ENTR&quot;,                                VESIM_INPUTTYPE_BUTTON,  0, true}," calcext:value-type="string">
            <text:p><text:s/>{LM_BUTTON_DSKY_ENTR, <text:s text:c="8"/>"DSKY ENTR", <text:s text:c="31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CL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SKY CL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2])" office:value-type="float" office:value="18" calcext:value-type="float">
            <text:p>18</text:p>
          </table:table-cell>
          <table:table-cell table:formula="of:=LEN([.B22])" office:value-type="float" office:value="2" calcext:value-type="float">
            <text:p>2</text:p>
          </table:table-cell>
          <table:table-cell table:formula="of:=LEN([.C22])" office:value-type="float" office:value="8" calcext:value-type="float">
            <text:p>8</text:p>
          </table:table-cell>
          <table:table-cell table:formula="of:=COM.MICROSOFT.CONCAT(&quot;#define &quot;;[.A22];REPT(&quot; &quot;;5+[.G$1]-[.G22]-[.H22]);[.B22])" office:value-type="string" office:string-value="#define LM_BUTTON_DSKY_CLR          21" calcext:value-type="string">
            <text:p>#define LM_BUTTON_DSKY_CLR <text:s text:c="9"/>21</text:p>
          </table:table-cell>
          <table:table-cell table:formula="of:=COM.MICROSOFT.CONCAT(&quot; {&quot;; [.A22]; &quot;,&quot;; REPT(&quot; &quot;; 3+[.G$1]-[.G22]);  &quot;&quot;&quot;&quot;;[.C22]; &quot;&quot;&quot;,&quot;; REPT(&quot; &quot;; 3+[.I$1]-[.I22]); [.D22]; &quot;,&quot;; REPT(&quot; &quot;; 24-LEN([.D22]));[.E22]; &quot;, &quot;; IF([.F22];&quot;true&quot;; &quot;false&quot;); &quot;}&quot; ; IF([.B22]&lt;MAX([.B22:.B282]); &quot;,&quot;;&quot;&quot;))" office:value-type="string" office:string-value=" {LM_BUTTON_DSKY_CLR,          &quot;DSKY CLR&quot;,                                 VESIM_INPUTTYPE_BUTTON,  0, true}," calcext:value-type="string">
            <text:p><text:s/>{LM_BUTTON_DSKY_CLR, <text:s text:c="9"/>"DSKY CLR", <text:s text:c="32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PL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SKY +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3])" office:value-type="float" office:value="19" calcext:value-type="float">
            <text:p>19</text:p>
          </table:table-cell>
          <table:table-cell table:formula="of:=LEN([.B23])" office:value-type="float" office:value="2" calcext:value-type="float">
            <text:p>2</text:p>
          </table:table-cell>
          <table:table-cell table:formula="of:=LEN([.C23])" office:value-type="float" office:value="6" calcext:value-type="float">
            <text:p>6</text:p>
          </table:table-cell>
          <table:table-cell table:formula="of:=COM.MICROSOFT.CONCAT(&quot;#define &quot;;[.A23];REPT(&quot; &quot;;5+[.G$1]-[.G23]-[.H23]);[.B23])" office:value-type="string" office:string-value="#define LM_BUTTON_DSKY_PLUS         22" calcext:value-type="string">
            <text:p>#define LM_BUTTON_DSKY_PLUS <text:s text:c="8"/>22</text:p>
          </table:table-cell>
          <table:table-cell table:formula="of:=COM.MICROSOFT.CONCAT(&quot; {&quot;; [.A23]; &quot;,&quot;; REPT(&quot; &quot;; 3+[.G$1]-[.G23]);  &quot;&quot;&quot;&quot;;[.C23]; &quot;&quot;&quot;,&quot;; REPT(&quot; &quot;; 3+[.I$1]-[.I23]); [.D23]; &quot;,&quot;; REPT(&quot; &quot;; 24-LEN([.D23]));[.E23]; &quot;, &quot;; IF([.F23];&quot;true&quot;; &quot;false&quot;); &quot;}&quot; ; IF([.B23]&lt;MAX([.B23:.B283]); &quot;,&quot;;&quot;&quot;))" office:value-type="string" office:string-value=" {LM_BUTTON_DSKY_PLUS,         &quot;DSKY +&quot;,                                   VESIM_INPUTTYPE_BUTTON,  0, true}," calcext:value-type="string">
            <text:p><text:s/>{LM_BUTTON_DSKY_PLUS, <text:s text:c="8"/>"DSKY +", <text:s text:c="34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MIN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SKY -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4])" office:value-type="float" office:value="20" calcext:value-type="float">
            <text:p>20</text:p>
          </table:table-cell>
          <table:table-cell table:formula="of:=LEN([.B24])" office:value-type="float" office:value="2" calcext:value-type="float">
            <text:p>2</text:p>
          </table:table-cell>
          <table:table-cell table:formula="of:=LEN([.C24])" office:value-type="float" office:value="6" calcext:value-type="float">
            <text:p>6</text:p>
          </table:table-cell>
          <table:table-cell table:formula="of:=COM.MICROSOFT.CONCAT(&quot;#define &quot;;[.A24];REPT(&quot; &quot;;5+[.G$1]-[.G24]-[.H24]);[.B24])" office:value-type="string" office:string-value="#define LM_BUTTON_DSKY_MINUS        23" calcext:value-type="string">
            <text:p>#define LM_BUTTON_DSKY_MINUS <text:s text:c="7"/>23</text:p>
          </table:table-cell>
          <table:table-cell table:formula="of:=COM.MICROSOFT.CONCAT(&quot; {&quot;; [.A24]; &quot;,&quot;; REPT(&quot; &quot;; 3+[.G$1]-[.G24]);  &quot;&quot;&quot;&quot;;[.C24]; &quot;&quot;&quot;,&quot;; REPT(&quot; &quot;; 3+[.I$1]-[.I24]); [.D24]; &quot;,&quot;; REPT(&quot; &quot;; 24-LEN([.D24]));[.E24]; &quot;, &quot;; IF([.F24];&quot;true&quot;; &quot;false&quot;); &quot;}&quot; ; IF([.B24]&lt;MAX([.B24:.B284]); &quot;,&quot;;&quot;&quot;))" office:value-type="string" office:string-value=" {LM_BUTTON_DSKY_MINUS,        &quot;DSKY -&quot;,                                   VESIM_INPUTTYPE_BUTTON,  0, true}," calcext:value-type="string">
            <text:p><text:s/>{LM_BUTTON_DSKY_MINUS, <text:s text:c="7"/>"DSKY -", <text:s text:c="34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RS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SKY RSET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5])" office:value-type="float" office:value="19" calcext:value-type="float">
            <text:p>19</text:p>
          </table:table-cell>
          <table:table-cell table:formula="of:=LEN([.B25])" office:value-type="float" office:value="2" calcext:value-type="float">
            <text:p>2</text:p>
          </table:table-cell>
          <table:table-cell table:formula="of:=LEN([.C25])" office:value-type="float" office:value="9" calcext:value-type="float">
            <text:p>9</text:p>
          </table:table-cell>
          <table:table-cell table:formula="of:=COM.MICROSOFT.CONCAT(&quot;#define &quot;;[.A25];REPT(&quot; &quot;;5+[.G$1]-[.G25]-[.H25]);[.B25])" office:value-type="string" office:string-value="#define LM_BUTTON_DSKY_RSET         24" calcext:value-type="string">
            <text:p>#define LM_BUTTON_DSKY_RSET <text:s text:c="8"/>24</text:p>
          </table:table-cell>
          <table:table-cell table:formula="of:=COM.MICROSOFT.CONCAT(&quot; {&quot;; [.A25]; &quot;,&quot;; REPT(&quot; &quot;; 3+[.G$1]-[.G25]);  &quot;&quot;&quot;&quot;;[.C25]; &quot;&quot;&quot;,&quot;; REPT(&quot; &quot;; 3+[.I$1]-[.I25]); [.D25]; &quot;,&quot;; REPT(&quot; &quot;; 24-LEN([.D25]));[.E25]; &quot;, &quot;; IF([.F25];&quot;true&quot;; &quot;false&quot;); &quot;}&quot; ; IF([.B25]&lt;MAX([.B25:.B285]); &quot;,&quot;;&quot;&quot;))" office:value-type="string" office:string-value=" {LM_BUTTON_DSKY_RSET,         &quot;DSKY RSET&quot;,                                VESIM_INPUTTYPE_BUTTON,  0, true}," calcext:value-type="string">
            <text:p><text:s/>{LM_BUTTON_DSKY_RSET, <text:s text:c="8"/>"DSKY RSET", <text:s text:c="31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SKY Number 0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6])" office:value-type="float" office:value="20" calcext:value-type="float">
            <text:p>20</text:p>
          </table:table-cell>
          <table:table-cell table:formula="of:=LEN([.B26])" office:value-type="float" office:value="2" calcext:value-type="float">
            <text:p>2</text:p>
          </table:table-cell>
          <table:table-cell table:formula="of:=LEN([.C26])" office:value-type="float" office:value="13" calcext:value-type="float">
            <text:p>13</text:p>
          </table:table-cell>
          <table:table-cell table:formula="of:=COM.MICROSOFT.CONCAT(&quot;#define &quot;;[.A26];REPT(&quot; &quot;;5+[.G$1]-[.G26]-[.H26]);[.B26])" office:value-type="string" office:string-value="#define LM_BUTTON_DSKY_NUM_0        25" calcext:value-type="string">
            <text:p>#define LM_BUTTON_DSKY_NUM_0 <text:s text:c="7"/>25</text:p>
          </table:table-cell>
          <table:table-cell table:formula="of:=COM.MICROSOFT.CONCAT(&quot; {&quot;; [.A26]; &quot;,&quot;; REPT(&quot; &quot;; 3+[.G$1]-[.G26]);  &quot;&quot;&quot;&quot;;[.C26]; &quot;&quot;&quot;,&quot;; REPT(&quot; &quot;; 3+[.I$1]-[.I26]); [.D26]; &quot;,&quot;; REPT(&quot; &quot;; 24-LEN([.D26]));[.E26]; &quot;, &quot;; IF([.F26];&quot;true&quot;; &quot;false&quot;); &quot;}&quot; ; IF([.B26]&lt;MAX([.B26:.B286]); &quot;,&quot;;&quot;&quot;))" office:value-type="string" office:string-value=" {LM_BUTTON_DSKY_NUM_0,        &quot;DSKY Number 0&quot;,                            VESIM_INPUTTYPE_BUTTON,  0, true}," calcext:value-type="string">
            <text:p><text:s/>{LM_BUTTON_DSKY_NUM_0, <text:s text:c="7"/>"DSKY Number 0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SKY Number 1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7])" office:value-type="float" office:value="20" calcext:value-type="float">
            <text:p>20</text:p>
          </table:table-cell>
          <table:table-cell table:formula="of:=LEN([.B27])" office:value-type="float" office:value="2" calcext:value-type="float">
            <text:p>2</text:p>
          </table:table-cell>
          <table:table-cell table:formula="of:=LEN([.C27])" office:value-type="float" office:value="13" calcext:value-type="float">
            <text:p>13</text:p>
          </table:table-cell>
          <table:table-cell table:formula="of:=COM.MICROSOFT.CONCAT(&quot;#define &quot;;[.A27];REPT(&quot; &quot;;5+[.G$1]-[.G27]-[.H27]);[.B27])" office:value-type="string" office:string-value="#define LM_BUTTON_DSKY_NUM_1        26" calcext:value-type="string">
            <text:p>#define LM_BUTTON_DSKY_NUM_1 <text:s text:c="7"/>26</text:p>
          </table:table-cell>
          <table:table-cell table:formula="of:=COM.MICROSOFT.CONCAT(&quot; {&quot;; [.A27]; &quot;,&quot;; REPT(&quot; &quot;; 3+[.G$1]-[.G27]);  &quot;&quot;&quot;&quot;;[.C27]; &quot;&quot;&quot;,&quot;; REPT(&quot; &quot;; 3+[.I$1]-[.I27]); [.D27]; &quot;,&quot;; REPT(&quot; &quot;; 24-LEN([.D27]));[.E27]; &quot;, &quot;; IF([.F27];&quot;true&quot;; &quot;false&quot;); &quot;}&quot; ; IF([.B27]&lt;MAX([.B27:.B287]); &quot;,&quot;;&quot;&quot;))" office:value-type="string" office:string-value=" {LM_BUTTON_DSKY_NUM_1,        &quot;DSKY Number 1&quot;,                            VESIM_INPUTTYPE_BUTTON,  0, true}," calcext:value-type="string">
            <text:p><text:s/>{LM_BUTTON_DSKY_NUM_1, <text:s text:c="7"/>"DSKY Number 1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SKY Number 2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8])" office:value-type="float" office:value="20" calcext:value-type="float">
            <text:p>20</text:p>
          </table:table-cell>
          <table:table-cell table:formula="of:=LEN([.B28])" office:value-type="float" office:value="2" calcext:value-type="float">
            <text:p>2</text:p>
          </table:table-cell>
          <table:table-cell table:formula="of:=LEN([.C28])" office:value-type="float" office:value="13" calcext:value-type="float">
            <text:p>13</text:p>
          </table:table-cell>
          <table:table-cell table:formula="of:=COM.MICROSOFT.CONCAT(&quot;#define &quot;;[.A28];REPT(&quot; &quot;;5+[.G$1]-[.G28]-[.H28]);[.B28])" office:value-type="string" office:string-value="#define LM_BUTTON_DSKY_NUM_2        27" calcext:value-type="string">
            <text:p>#define LM_BUTTON_DSKY_NUM_2 <text:s text:c="7"/>27</text:p>
          </table:table-cell>
          <table:table-cell table:formula="of:=COM.MICROSOFT.CONCAT(&quot; {&quot;; [.A28]; &quot;,&quot;; REPT(&quot; &quot;; 3+[.G$1]-[.G28]);  &quot;&quot;&quot;&quot;;[.C28]; &quot;&quot;&quot;,&quot;; REPT(&quot; &quot;; 3+[.I$1]-[.I28]); [.D28]; &quot;,&quot;; REPT(&quot; &quot;; 24-LEN([.D28]));[.E28]; &quot;, &quot;; IF([.F28];&quot;true&quot;; &quot;false&quot;); &quot;}&quot; ; IF([.B28]&lt;MAX([.B28:.B288]); &quot;,&quot;;&quot;&quot;))" office:value-type="string" office:string-value=" {LM_BUTTON_DSKY_NUM_2,        &quot;DSKY Number 2&quot;,                            VESIM_INPUTTYPE_BUTTON,  0, true}," calcext:value-type="string">
            <text:p><text:s/>{LM_BUTTON_DSKY_NUM_2, <text:s text:c="7"/>"DSKY Number 2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SKY Number 3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9])" office:value-type="float" office:value="20" calcext:value-type="float">
            <text:p>20</text:p>
          </table:table-cell>
          <table:table-cell table:formula="of:=LEN([.B29])" office:value-type="float" office:value="2" calcext:value-type="float">
            <text:p>2</text:p>
          </table:table-cell>
          <table:table-cell table:formula="of:=LEN([.C29])" office:value-type="float" office:value="13" calcext:value-type="float">
            <text:p>13</text:p>
          </table:table-cell>
          <table:table-cell table:formula="of:=COM.MICROSOFT.CONCAT(&quot;#define &quot;;[.A29];REPT(&quot; &quot;;5+[.G$1]-[.G29]-[.H29]);[.B29])" office:value-type="string" office:string-value="#define LM_BUTTON_DSKY_NUM_3        28" calcext:value-type="string">
            <text:p>#define LM_BUTTON_DSKY_NUM_3 <text:s text:c="7"/>28</text:p>
          </table:table-cell>
          <table:table-cell table:formula="of:=COM.MICROSOFT.CONCAT(&quot; {&quot;; [.A29]; &quot;,&quot;; REPT(&quot; &quot;; 3+[.G$1]-[.G29]);  &quot;&quot;&quot;&quot;;[.C29]; &quot;&quot;&quot;,&quot;; REPT(&quot; &quot;; 3+[.I$1]-[.I29]); [.D29]; &quot;,&quot;; REPT(&quot; &quot;; 24-LEN([.D29]));[.E29]; &quot;, &quot;; IF([.F29];&quot;true&quot;; &quot;false&quot;); &quot;}&quot; ; IF([.B29]&lt;MAX([.B29:.B289]); &quot;,&quot;;&quot;&quot;))" office:value-type="string" office:string-value=" {LM_BUTTON_DSKY_NUM_3,        &quot;DSKY Number 3&quot;,                            VESIM_INPUTTYPE_BUTTON,  0, true}," calcext:value-type="string">
            <text:p><text:s/>{LM_BUTTON_DSKY_NUM_3, <text:s text:c="7"/>"DSKY Number 3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SKY Number 4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0])" office:value-type="float" office:value="20" calcext:value-type="float">
            <text:p>20</text:p>
          </table:table-cell>
          <table:table-cell table:formula="of:=LEN([.B30])" office:value-type="float" office:value="2" calcext:value-type="float">
            <text:p>2</text:p>
          </table:table-cell>
          <table:table-cell table:formula="of:=LEN([.C30])" office:value-type="float" office:value="13" calcext:value-type="float">
            <text:p>13</text:p>
          </table:table-cell>
          <table:table-cell table:formula="of:=COM.MICROSOFT.CONCAT(&quot;#define &quot;;[.A30];REPT(&quot; &quot;;5+[.G$1]-[.G30]-[.H30]);[.B30])" office:value-type="string" office:string-value="#define LM_BUTTON_DSKY_NUM_4        29" calcext:value-type="string">
            <text:p>#define LM_BUTTON_DSKY_NUM_4 <text:s text:c="7"/>29</text:p>
          </table:table-cell>
          <table:table-cell table:formula="of:=COM.MICROSOFT.CONCAT(&quot; {&quot;; [.A30]; &quot;,&quot;; REPT(&quot; &quot;; 3+[.G$1]-[.G30]);  &quot;&quot;&quot;&quot;;[.C30]; &quot;&quot;&quot;,&quot;; REPT(&quot; &quot;; 3+[.I$1]-[.I30]); [.D30]; &quot;,&quot;; REPT(&quot; &quot;; 24-LEN([.D30]));[.E30]; &quot;, &quot;; IF([.F30];&quot;true&quot;; &quot;false&quot;); &quot;}&quot; ; IF([.B30]&lt;MAX([.B30:.B290]); &quot;,&quot;;&quot;&quot;))" office:value-type="string" office:string-value=" {LM_BUTTON_DSKY_NUM_4,        &quot;DSKY Number 4&quot;,                            VESIM_INPUTTYPE_BUTTON,  0, true}," calcext:value-type="string">
            <text:p><text:s/>{LM_BUTTON_DSKY_NUM_4, <text:s text:c="7"/>"DSKY Number 4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SKY Number 5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1])" office:value-type="float" office:value="20" calcext:value-type="float">
            <text:p>20</text:p>
          </table:table-cell>
          <table:table-cell table:formula="of:=LEN([.B31])" office:value-type="float" office:value="2" calcext:value-type="float">
            <text:p>2</text:p>
          </table:table-cell>
          <table:table-cell table:formula="of:=LEN([.C31])" office:value-type="float" office:value="13" calcext:value-type="float">
            <text:p>13</text:p>
          </table:table-cell>
          <table:table-cell table:formula="of:=COM.MICROSOFT.CONCAT(&quot;#define &quot;;[.A31];REPT(&quot; &quot;;5+[.G$1]-[.G31]-[.H31]);[.B31])" office:value-type="string" office:string-value="#define LM_BUTTON_DSKY_NUM_5        30" calcext:value-type="string">
            <text:p>#define LM_BUTTON_DSKY_NUM_5 <text:s text:c="7"/>30</text:p>
          </table:table-cell>
          <table:table-cell table:formula="of:=COM.MICROSOFT.CONCAT(&quot; {&quot;; [.A31]; &quot;,&quot;; REPT(&quot; &quot;; 3+[.G$1]-[.G31]);  &quot;&quot;&quot;&quot;;[.C31]; &quot;&quot;&quot;,&quot;; REPT(&quot; &quot;; 3+[.I$1]-[.I31]); [.D31]; &quot;,&quot;; REPT(&quot; &quot;; 24-LEN([.D31]));[.E31]; &quot;, &quot;; IF([.F31];&quot;true&quot;; &quot;false&quot;); &quot;}&quot; ; IF([.B31]&lt;MAX([.B31:.B291]); &quot;,&quot;;&quot;&quot;))" office:value-type="string" office:string-value=" {LM_BUTTON_DSKY_NUM_5,        &quot;DSKY Number 5&quot;,                            VESIM_INPUTTYPE_BUTTON,  0, true}," calcext:value-type="string">
            <text:p><text:s/>{LM_BUTTON_DSKY_NUM_5, <text:s text:c="7"/>"DSKY Number 5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SKY Number 6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2])" office:value-type="float" office:value="20" calcext:value-type="float">
            <text:p>20</text:p>
          </table:table-cell>
          <table:table-cell table:formula="of:=LEN([.B32])" office:value-type="float" office:value="2" calcext:value-type="float">
            <text:p>2</text:p>
          </table:table-cell>
          <table:table-cell table:formula="of:=LEN([.C32])" office:value-type="float" office:value="13" calcext:value-type="float">
            <text:p>13</text:p>
          </table:table-cell>
          <table:table-cell table:formula="of:=COM.MICROSOFT.CONCAT(&quot;#define &quot;;[.A32];REPT(&quot; &quot;;5+[.G$1]-[.G32]-[.H32]);[.B32])" office:value-type="string" office:string-value="#define LM_BUTTON_DSKY_NUM_6        31" calcext:value-type="string">
            <text:p>#define LM_BUTTON_DSKY_NUM_6 <text:s text:c="7"/>31</text:p>
          </table:table-cell>
          <table:table-cell table:formula="of:=COM.MICROSOFT.CONCAT(&quot; {&quot;; [.A32]; &quot;,&quot;; REPT(&quot; &quot;; 3+[.G$1]-[.G32]);  &quot;&quot;&quot;&quot;;[.C32]; &quot;&quot;&quot;,&quot;; REPT(&quot; &quot;; 3+[.I$1]-[.I32]); [.D32]; &quot;,&quot;; REPT(&quot; &quot;; 24-LEN([.D32]));[.E32]; &quot;, &quot;; IF([.F32];&quot;true&quot;; &quot;false&quot;); &quot;}&quot; ; IF([.B32]&lt;MAX([.B32:.B292]); &quot;,&quot;;&quot;&quot;))" office:value-type="string" office:string-value=" {LM_BUTTON_DSKY_NUM_6,        &quot;DSKY Number 6&quot;,                            VESIM_INPUTTYPE_BUTTON,  0, true}," calcext:value-type="string">
            <text:p><text:s/>{LM_BUTTON_DSKY_NUM_6, <text:s text:c="7"/>"DSKY Number 6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SKY Number 7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3])" office:value-type="float" office:value="20" calcext:value-type="float">
            <text:p>20</text:p>
          </table:table-cell>
          <table:table-cell table:formula="of:=LEN([.B33])" office:value-type="float" office:value="2" calcext:value-type="float">
            <text:p>2</text:p>
          </table:table-cell>
          <table:table-cell table:formula="of:=LEN([.C33])" office:value-type="float" office:value="13" calcext:value-type="float">
            <text:p>13</text:p>
          </table:table-cell>
          <table:table-cell table:formula="of:=COM.MICROSOFT.CONCAT(&quot;#define &quot;;[.A33];REPT(&quot; &quot;;5+[.G$1]-[.G33]-[.H33]);[.B33])" office:value-type="string" office:string-value="#define LM_BUTTON_DSKY_NUM_7        32" calcext:value-type="string">
            <text:p>#define LM_BUTTON_DSKY_NUM_7 <text:s text:c="7"/>32</text:p>
          </table:table-cell>
          <table:table-cell table:formula="of:=COM.MICROSOFT.CONCAT(&quot; {&quot;; [.A33]; &quot;,&quot;; REPT(&quot; &quot;; 3+[.G$1]-[.G33]);  &quot;&quot;&quot;&quot;;[.C33]; &quot;&quot;&quot;,&quot;; REPT(&quot; &quot;; 3+[.I$1]-[.I33]); [.D33]; &quot;,&quot;; REPT(&quot; &quot;; 24-LEN([.D33]));[.E33]; &quot;, &quot;; IF([.F33];&quot;true&quot;; &quot;false&quot;); &quot;}&quot; ; IF([.B33]&lt;MAX([.B33:.B293]); &quot;,&quot;;&quot;&quot;))" office:value-type="string" office:string-value=" {LM_BUTTON_DSKY_NUM_7,        &quot;DSKY Number 7&quot;,                            VESIM_INPUTTYPE_BUTTON,  0, true}," calcext:value-type="string">
            <text:p><text:s/>{LM_BUTTON_DSKY_NUM_7, <text:s text:c="7"/>"DSKY Number 7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SKY Number 8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4])" office:value-type="float" office:value="20" calcext:value-type="float">
            <text:p>20</text:p>
          </table:table-cell>
          <table:table-cell table:formula="of:=LEN([.B34])" office:value-type="float" office:value="2" calcext:value-type="float">
            <text:p>2</text:p>
          </table:table-cell>
          <table:table-cell table:formula="of:=LEN([.C34])" office:value-type="float" office:value="13" calcext:value-type="float">
            <text:p>13</text:p>
          </table:table-cell>
          <table:table-cell table:formula="of:=COM.MICROSOFT.CONCAT(&quot;#define &quot;;[.A34];REPT(&quot; &quot;;5+[.G$1]-[.G34]-[.H34]);[.B34])" office:value-type="string" office:string-value="#define LM_BUTTON_DSKY_NUM_8        33" calcext:value-type="string">
            <text:p>#define LM_BUTTON_DSKY_NUM_8 <text:s text:c="7"/>33</text:p>
          </table:table-cell>
          <table:table-cell table:formula="of:=COM.MICROSOFT.CONCAT(&quot; {&quot;; [.A34]; &quot;,&quot;; REPT(&quot; &quot;; 3+[.G$1]-[.G34]);  &quot;&quot;&quot;&quot;;[.C34]; &quot;&quot;&quot;,&quot;; REPT(&quot; &quot;; 3+[.I$1]-[.I34]); [.D34]; &quot;,&quot;; REPT(&quot; &quot;; 24-LEN([.D34]));[.E34]; &quot;, &quot;; IF([.F34];&quot;true&quot;; &quot;false&quot;); &quot;}&quot; ; IF([.B34]&lt;MAX([.B34:.B294]); &quot;,&quot;;&quot;&quot;))" office:value-type="string" office:string-value=" {LM_BUTTON_DSKY_NUM_8,        &quot;DSKY Number 8&quot;,                            VESIM_INPUTTYPE_BUTTON,  0, true}," calcext:value-type="string">
            <text:p><text:s/>{LM_BUTTON_DSKY_NUM_8, <text:s text:c="7"/>"DSKY Number 8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SKY Number 9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5])" office:value-type="float" office:value="20" calcext:value-type="float">
            <text:p>20</text:p>
          </table:table-cell>
          <table:table-cell table:formula="of:=LEN([.B35])" office:value-type="float" office:value="2" calcext:value-type="float">
            <text:p>2</text:p>
          </table:table-cell>
          <table:table-cell table:formula="of:=LEN([.C35])" office:value-type="float" office:value="13" calcext:value-type="float">
            <text:p>13</text:p>
          </table:table-cell>
          <table:table-cell table:formula="of:=COM.MICROSOFT.CONCAT(&quot;#define &quot;;[.A35];REPT(&quot; &quot;;5+[.G$1]-[.G35]-[.H35]);[.B35])" office:value-type="string" office:string-value="#define LM_BUTTON_DSKY_NUM_9        34" calcext:value-type="string">
            <text:p>#define LM_BUTTON_DSKY_NUM_9 <text:s text:c="7"/>34</text:p>
          </table:table-cell>
          <table:table-cell table:formula="of:=COM.MICROSOFT.CONCAT(&quot; {&quot;; [.A35]; &quot;,&quot;; REPT(&quot; &quot;; 3+[.G$1]-[.G35]);  &quot;&quot;&quot;&quot;;[.C35]; &quot;&quot;&quot;,&quot;; REPT(&quot; &quot;; 3+[.I$1]-[.I35]); [.D35]; &quot;,&quot;; REPT(&quot; &quot;; 24-LEN([.D35]));[.E35]; &quot;, &quot;; IF([.F35];&quot;true&quot;; &quot;false&quot;); &quot;}&quot; ; IF([.B35]&lt;MAX([.B35:.B295]); &quot;,&quot;;&quot;&quot;))" office:value-type="string" office:string-value=" {LM_BUTTON_DSKY_NUM_9,        &quot;DSKY Number 9&quot;,                            VESIM_INPUTTYPE_BUTTON,  0, true}," calcext:value-type="string">
            <text:p><text:s/>{LM_BUTTON_DSKY_NUM_9, <text:s text:c="7"/>"DSKY Number 9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6])" office:value-type="float" office:value="21" calcext:value-type="float">
            <text:p>21</text:p>
          </table:table-cell>
          <table:table-cell table:formula="of:=LEN([.B36])" office:value-type="float" office:value="2" calcext:value-type="float">
            <text:p>2</text:p>
          </table:table-cell>
          <table:table-cell table:formula="of:=LEN([.C36])" office:value-type="float" office:value="38" calcext:value-type="float">
            <text:p>38</text:p>
          </table:table-cell>
          <table:table-cell table:formula="of:=COM.MICROSOFT.CONCAT(&quot;#define &quot;;[.A36];REPT(&quot; &quot;;5+[.G$1]-[.G36]-[.H36]);[.B36])" office:value-type="string" office:string-value="#define LM_BUTTON_MDCTRL_PGNS       35" calcext:value-type="string">
            <text:p>#define LM_BUTTON_MDCTRL_PGNS <text:s text:c="6"/>35</text:p>
          </table:table-cell>
          <table:table-cell table:formula="of:=COM.MICROSOFT.CONCAT(&quot; {&quot;; [.A36]; &quot;,&quot;; REPT(&quot; &quot;; 3+[.G$1]-[.G36]);  &quot;&quot;&quot;&quot;;[.C36]; &quot;&quot;&quot;,&quot;; REPT(&quot; &quot;; 3+[.I$1]-[.I36]); [.D36]; &quot;,&quot;; REPT(&quot; &quot;; 24-LEN([.D36]));[.E36]; &quot;, &quot;; IF([.F36];&quot;true&quot;; &quot;false&quot;); &quot;}&quot; ; IF([.B36]&lt;MAX([.B36:.B296]); &quot;,&quot;;&quot;&quot;))" office:value-type="string" office:string-value=" {LM_BUTTON_MDCTRL_PGNS,       &quot;Mode Control PGNS Auto/Att Hold toggle&quot;,   VESIM_INPUTTYPE_BUTTON,  0, true}," calcext:value-type="string">
            <text:p><text:s/>{LM_BUTTON_MDCTRL_PGNS, <text:s text:c="6"/>"Mode Control PGNS Auto/Att Hold toggle", <text:s text:c="2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A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de Control PGNS Aut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7])" office:value-type="float" office:value="25" calcext:value-type="float">
            <text:p>25</text:p>
          </table:table-cell>
          <table:table-cell table:formula="of:=LEN([.B37])" office:value-type="float" office:value="2" calcext:value-type="float">
            <text:p>2</text:p>
          </table:table-cell>
          <table:table-cell table:formula="of:=LEN([.C37])" office:value-type="float" office:value="22" calcext:value-type="float">
            <text:p>22</text:p>
          </table:table-cell>
          <table:table-cell table:formula="of:=COM.MICROSOFT.CONCAT(&quot;#define &quot;;[.A37];REPT(&quot; &quot;;5+[.G$1]-[.G37]-[.H37]);[.B37])" office:value-type="string" office:string-value="#define LM_BUTTON_MDCTRL_PGNS_AUT   36" calcext:value-type="string">
            <text:p>#define LM_BUTTON_MDCTRL_PGNS_AUT <text:s text:c="2"/>36</text:p>
          </table:table-cell>
          <table:table-cell table:formula="of:=COM.MICROSOFT.CONCAT(&quot; {&quot;; [.A37]; &quot;,&quot;; REPT(&quot; &quot;; 3+[.G$1]-[.G37]);  &quot;&quot;&quot;&quot;;[.C37]; &quot;&quot;&quot;,&quot;; REPT(&quot; &quot;; 3+[.I$1]-[.I37]); [.D37]; &quot;,&quot;; REPT(&quot; &quot;; 24-LEN([.D37]));[.E37]; &quot;, &quot;; IF([.F37];&quot;true&quot;; &quot;false&quot;); &quot;}&quot; ; IF([.B37]&lt;MAX([.B37:.B297]); &quot;,&quot;;&quot;&quot;))" office:value-type="string" office:string-value=" {LM_BUTTON_MDCTRL_PGNS_AUT,   &quot;Mode Control PGNS Auto&quot;,                   VESIM_INPUTTYPE_BUTTON,  0, true}," calcext:value-type="string">
            <text:p><text:s/>{LM_BUTTON_MDCTRL_PGNS_AUT, <text:s text:c="2"/>"Mode Control PGNS Auto", <text:s text:c="18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AT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de Control PGNS Att Hold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8])" office:value-type="float" office:value="25" calcext:value-type="float">
            <text:p>25</text:p>
          </table:table-cell>
          <table:table-cell table:formula="of:=LEN([.B38])" office:value-type="float" office:value="2" calcext:value-type="float">
            <text:p>2</text:p>
          </table:table-cell>
          <table:table-cell table:formula="of:=LEN([.C38])" office:value-type="float" office:value="26" calcext:value-type="float">
            <text:p>26</text:p>
          </table:table-cell>
          <table:table-cell table:formula="of:=COM.MICROSOFT.CONCAT(&quot;#define &quot;;[.A38];REPT(&quot; &quot;;5+[.G$1]-[.G38]-[.H38]);[.B38])" office:value-type="string" office:string-value="#define LM_BUTTON_MDCTRL_PGNS_ATH   37" calcext:value-type="string">
            <text:p>#define LM_BUTTON_MDCTRL_PGNS_ATH <text:s text:c="2"/>37</text:p>
          </table:table-cell>
          <table:table-cell table:formula="of:=COM.MICROSOFT.CONCAT(&quot; {&quot;; [.A38]; &quot;,&quot;; REPT(&quot; &quot;; 3+[.G$1]-[.G38]);  &quot;&quot;&quot;&quot;;[.C38]; &quot;&quot;&quot;,&quot;; REPT(&quot; &quot;; 3+[.I$1]-[.I38]); [.D38]; &quot;,&quot;; REPT(&quot; &quot;; 24-LEN([.D38]));[.E38]; &quot;, &quot;; IF([.F38];&quot;true&quot;; &quot;false&quot;); &quot;}&quot; ; IF([.B38]&lt;MAX([.B38:.B298]); &quot;,&quot;;&quot;&quot;))" office:value-type="string" office:string-value=" {LM_BUTTON_MDCTRL_PGNS_ATH,   &quot;Mode Control PGNS Att Hold&quot;,               VESIM_INPUTTYPE_BUTTON,  0, true}," calcext:value-type="string">
            <text:p><text:s/>{LM_BUTTON_MDCTRL_PGNS_ATH, <text:s text:c="2"/>"Mode Control PGNS Att Hold", <text:s text:c="14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OF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de Control PGNS Off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9])" office:value-type="float" office:value="25" calcext:value-type="float">
            <text:p>25</text:p>
          </table:table-cell>
          <table:table-cell table:formula="of:=LEN([.B39])" office:value-type="float" office:value="2" calcext:value-type="float">
            <text:p>2</text:p>
          </table:table-cell>
          <table:table-cell table:formula="of:=LEN([.C39])" office:value-type="float" office:value="21" calcext:value-type="float">
            <text:p>21</text:p>
          </table:table-cell>
          <table:table-cell table:formula="of:=COM.MICROSOFT.CONCAT(&quot;#define &quot;;[.A39];REPT(&quot; &quot;;5+[.G$1]-[.G39]-[.H39]);[.B39])" office:value-type="string" office:string-value="#define LM_BUTTON_MDCTRL_PGNS_OFF   38" calcext:value-type="string">
            <text:p>#define LM_BUTTON_MDCTRL_PGNS_OFF <text:s text:c="2"/>38</text:p>
          </table:table-cell>
          <table:table-cell table:formula="of:=COM.MICROSOFT.CONCAT(&quot; {&quot;; [.A39]; &quot;,&quot;; REPT(&quot; &quot;; 3+[.G$1]-[.G39]);  &quot;&quot;&quot;&quot;;[.C39]; &quot;&quot;&quot;,&quot;; REPT(&quot; &quot;; 3+[.I$1]-[.I39]); [.D39]; &quot;,&quot;; REPT(&quot; &quot;; 24-LEN([.D39]));[.E39]; &quot;, &quot;; IF([.F39];&quot;true&quot;; &quot;false&quot;); &quot;}&quot; ; IF([.B39]&lt;MAX([.B39:.B299]); &quot;,&quot;;&quot;&quot;))" office:value-type="string" office:string-value=" {LM_BUTTON_MDCTRL_PGNS_OFF,   &quot;Mode Control PGNS Off&quot;,                    VESIM_INPUTTYPE_BUTTON,  0, true}," calcext:value-type="string">
            <text:p><text:s/>{LM_BUTTON_MDCTRL_PGNS_OFF, <text:s text:c="2"/>"Mode Control PGNS Off", <text:s text:c="19"/>VESIM_INPUTTYPE_BUTTON, <text:s/>0, true},</text:p>
          </table:table-cell>
        </table:table-row>
        <table:table-row table:style-name="ro1">
          <table:table-cell office:value-type="string" calcext:value-type="string">
            <text:p>LM_AXIS_THR_JET_LEV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TCA Throttle/Jets Select lever</text:p>
          </table:table-cell>
          <table:table-cell office:value-type="string" calcext:value-type="string">
            <text:p>VESIM_INPUTTYPE_AX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EN([.A40])" office:value-type="float" office:value="21" calcext:value-type="float">
            <text:p>21</text:p>
          </table:table-cell>
          <table:table-cell table:formula="of:=LEN([.B40])" office:value-type="float" office:value="2" calcext:value-type="float">
            <text:p>2</text:p>
          </table:table-cell>
          <table:table-cell table:formula="of:=LEN([.C40])" office:value-type="float" office:value="31" calcext:value-type="float">
            <text:p>31</text:p>
          </table:table-cell>
          <table:table-cell table:formula="of:=COM.MICROSOFT.CONCAT(&quot;#define &quot;;[.A40];REPT(&quot; &quot;;5+[.G$1]-[.G40]-[.H40]);[.B40])" office:value-type="string" office:string-value="#define LM_AXIS_THR_JET_LEVER       39" calcext:value-type="string">
            <text:p>#define LM_AXIS_THR_JET_LEVER <text:s text:c="6"/>39</text:p>
          </table:table-cell>
          <table:table-cell table:formula="of:=COM.MICROSOFT.CONCAT(&quot; {&quot;; [.A40]; &quot;,&quot;; REPT(&quot; &quot;; 3+[.G$1]-[.G40]);  &quot;&quot;&quot;&quot;;[.C40]; &quot;&quot;&quot;,&quot;; REPT(&quot; &quot;; 3+[.I$1]-[.I40]); [.D40]; &quot;,&quot;; REPT(&quot; &quot;; 24-LEN([.D40]));[.E40]; &quot;, &quot;; IF([.F40];&quot;true&quot;; &quot;false&quot;); &quot;}&quot; ; IF([.B40]&lt;MAX([.B40:.B300]); &quot;,&quot;;&quot;&quot;))" office:value-type="string" office:string-value=" {LM_AXIS_THR_JET_LEVER,       &quot;TTCA Throttle/Jets Select lever&quot;,          VESIM_INPUTTYPE_AXIS,    0, false}" calcext:value-type="string">
            <text:p><text:s/>{LM_AXIS_THR_JET_LEVER, <text:s text:c="6"/>"TTCA Throttle/Jets Select lever", <text:s text:c="9"/>VESIM_INPUTTYPE_AXIS, <text:s text:c="3"/>0, false}</text:p>
          </table:table-cell>
        </table:table-row>
      </table:table>
      <table:table table:name="Key nam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Key name</text:p>
          </table:table-cell>
          <table:table-cell table:style-name="Default"/>
        </table:table-row>
        <table:table-row table:style-name="ro1">
          <table:table-cell office:value-type="string" calcext:value-type="string">
            <text:p>OAPI_KEY_ESCAPE</text:p>
          </table:table-cell>
          <table:table-cell table:formula="of:=MID([.A2];10; LEN([.A2])-9)" office:value-type="string" office:string-value="ESCAPE" calcext:value-type="string">
            <text:p>ESCAPE</text:p>
          </table:table-cell>
          <table:table-cell office:value-type="string" calcext:value-type="string">
            <text:p>Escape</text:p>
          </table:table-cell>
          <table:table-cell table:formula="of:=COM.MICROSOFT.CONCAT(&quot; {&quot;;[.A2];&quot;,&quot;; REPT(&quot; &quot;;24-LEN([.A2])); &quot;&quot;&quot;&quot;;[.C2];&quot;&quot;&quot;}&quot;;IF([.A3]=&quot;&quot;; &quot;&quot;; &quot;,&quot;))" office:value-type="string" office:string-value=" {OAPI_KEY_ESCAPE,         &quot;Escape&quot;}," calcext:value-type="string">
            <text:p><text:s/>{OAPI_KEY_ESCAPE, <text:s text:c="8"/>"Escape"},</text:p>
          </table:table-cell>
        </table:table-row>
        <table:table-row table:style-name="ro1">
          <table:table-cell office:value-type="string" calcext:value-type="string">
            <text:p>OAPI_KEY_1</text:p>
          </table:table-cell>
          <table:table-cell table:formula="of:=MID([.A3];10; LEN([.A3])-9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formula="of:=COM.MICROSOFT.CONCAT(&quot; {&quot;;[.A3];&quot;,&quot;; REPT(&quot; &quot;;24-LEN([.A3])); &quot;&quot;&quot;&quot;;[.C3];&quot;&quot;&quot;}&quot;;IF([.A4]=&quot;&quot;; &quot;&quot;; &quot;,&quot;))" office:value-type="string" office:string-value=" {OAPI_KEY_1,              &quot;1&quot;}," calcext:value-type="string">
            <text:p><text:s/>{OAPI_KEY_1, <text:s text:c="13"/>"1"},</text:p>
          </table:table-cell>
        </table:table-row>
        <table:table-row table:style-name="ro1">
          <table:table-cell office:value-type="string" calcext:value-type="string">
            <text:p>OAPI_KEY_2</text:p>
          </table:table-cell>
          <table:table-cell table:formula="of:=MID([.A4];10; LEN([.A4])-9)" office:value-type="string" office:string-value="2" calcext:value-type="string">
            <text:p>2</text:p>
          </table:table-cell>
          <table:table-cell office:value-type="string" calcext:value-type="string">
            <text:p>2</text:p>
          </table:table-cell>
          <table:table-cell table:formula="of:=COM.MICROSOFT.CONCAT(&quot; {&quot;;[.A4];&quot;,&quot;; REPT(&quot; &quot;;24-LEN([.A4])); &quot;&quot;&quot;&quot;;[.C4];&quot;&quot;&quot;}&quot;;IF([.A5]=&quot;&quot;; &quot;&quot;; &quot;,&quot;))" office:value-type="string" office:string-value=" {OAPI_KEY_2,              &quot;2&quot;}," calcext:value-type="string">
            <text:p><text:s/>{OAPI_KEY_2, <text:s text:c="13"/>"2"},</text:p>
          </table:table-cell>
        </table:table-row>
        <table:table-row table:style-name="ro1">
          <table:table-cell office:value-type="string" calcext:value-type="string">
            <text:p>OAPI_KEY_3</text:p>
          </table:table-cell>
          <table:table-cell table:formula="of:=MID([.A5];10; LEN([.A5])-9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formula="of:=COM.MICROSOFT.CONCAT(&quot; {&quot;;[.A5];&quot;,&quot;; REPT(&quot; &quot;;24-LEN([.A5])); &quot;&quot;&quot;&quot;;[.C5];&quot;&quot;&quot;}&quot;;IF([.A6]=&quot;&quot;; &quot;&quot;; &quot;,&quot;))" office:value-type="string" office:string-value=" {OAPI_KEY_3,              &quot;3&quot;}," calcext:value-type="string">
            <text:p><text:s/>{OAPI_KEY_3, <text:s text:c="13"/>"3"},</text:p>
          </table:table-cell>
        </table:table-row>
        <table:table-row table:style-name="ro1">
          <table:table-cell office:value-type="string" calcext:value-type="string">
            <text:p>OAPI_KEY_4</text:p>
          </table:table-cell>
          <table:table-cell table:formula="of:=MID([.A6];10; LEN([.A6])-9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formula="of:=COM.MICROSOFT.CONCAT(&quot; {&quot;;[.A6];&quot;,&quot;; REPT(&quot; &quot;;24-LEN([.A6])); &quot;&quot;&quot;&quot;;[.C6];&quot;&quot;&quot;}&quot;;IF([.A7]=&quot;&quot;; &quot;&quot;; &quot;,&quot;))" office:value-type="string" office:string-value=" {OAPI_KEY_4,              &quot;4&quot;}," calcext:value-type="string">
            <text:p><text:s/>{OAPI_KEY_4, <text:s text:c="13"/>"4"},</text:p>
          </table:table-cell>
        </table:table-row>
        <table:table-row table:style-name="ro1">
          <table:table-cell office:value-type="string" calcext:value-type="string">
            <text:p>OAPI_KEY_5</text:p>
          </table:table-cell>
          <table:table-cell table:formula="of:=MID([.A7];10; LEN([.A7])-9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formula="of:=COM.MICROSOFT.CONCAT(&quot; {&quot;;[.A7];&quot;,&quot;; REPT(&quot; &quot;;24-LEN([.A7])); &quot;&quot;&quot;&quot;;[.C7];&quot;&quot;&quot;}&quot;;IF([.A8]=&quot;&quot;; &quot;&quot;; &quot;,&quot;))" office:value-type="string" office:string-value=" {OAPI_KEY_5,              &quot;5&quot;}," calcext:value-type="string">
            <text:p><text:s/>{OAPI_KEY_5, <text:s text:c="13"/>"5"},</text:p>
          </table:table-cell>
        </table:table-row>
        <table:table-row table:style-name="ro1">
          <table:table-cell office:value-type="string" calcext:value-type="string">
            <text:p>OAPI_KEY_6</text:p>
          </table:table-cell>
          <table:table-cell table:formula="of:=MID([.A8];10; LEN([.A8])-9)" office:value-type="string" office:string-value="6" calcext:value-type="string">
            <text:p>6</text:p>
          </table:table-cell>
          <table:table-cell office:value-type="string" calcext:value-type="string">
            <text:p>6</text:p>
          </table:table-cell>
          <table:table-cell table:formula="of:=COM.MICROSOFT.CONCAT(&quot; {&quot;;[.A8];&quot;,&quot;; REPT(&quot; &quot;;24-LEN([.A8])); &quot;&quot;&quot;&quot;;[.C8];&quot;&quot;&quot;}&quot;;IF([.A9]=&quot;&quot;; &quot;&quot;; &quot;,&quot;))" office:value-type="string" office:string-value=" {OAPI_KEY_6,              &quot;6&quot;}," calcext:value-type="string">
            <text:p><text:s/>{OAPI_KEY_6, <text:s text:c="13"/>"6"},</text:p>
          </table:table-cell>
        </table:table-row>
        <table:table-row table:style-name="ro1">
          <table:table-cell office:value-type="string" calcext:value-type="string">
            <text:p>OAPI_KEY_7</text:p>
          </table:table-cell>
          <table:table-cell table:formula="of:=MID([.A9];10; LEN([.A9])-9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formula="of:=COM.MICROSOFT.CONCAT(&quot; {&quot;;[.A9];&quot;,&quot;; REPT(&quot; &quot;;24-LEN([.A9])); &quot;&quot;&quot;&quot;;[.C9];&quot;&quot;&quot;}&quot;;IF([.A10]=&quot;&quot;; &quot;&quot;; &quot;,&quot;))" office:value-type="string" office:string-value=" {OAPI_KEY_7,              &quot;7&quot;}," calcext:value-type="string">
            <text:p><text:s/>{OAPI_KEY_7, <text:s text:c="13"/>"7"},</text:p>
          </table:table-cell>
        </table:table-row>
        <table:table-row table:style-name="ro1">
          <table:table-cell office:value-type="string" calcext:value-type="string">
            <text:p>OAPI_KEY_8</text:p>
          </table:table-cell>
          <table:table-cell table:formula="of:=MID([.A10];10; LEN([.A10])-9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formula="of:=COM.MICROSOFT.CONCAT(&quot; {&quot;;[.A10];&quot;,&quot;; REPT(&quot; &quot;;24-LEN([.A10])); &quot;&quot;&quot;&quot;;[.C10];&quot;&quot;&quot;}&quot;;IF([.A11]=&quot;&quot;; &quot;&quot;; &quot;,&quot;))" office:value-type="string" office:string-value=" {OAPI_KEY_8,              &quot;8&quot;}," calcext:value-type="string">
            <text:p><text:s/>{OAPI_KEY_8, <text:s text:c="13"/>"8"},</text:p>
          </table:table-cell>
        </table:table-row>
        <table:table-row table:style-name="ro1">
          <table:table-cell office:value-type="string" calcext:value-type="string">
            <text:p>OAPI_KEY_9</text:p>
          </table:table-cell>
          <table:table-cell table:formula="of:=MID([.A11];10; LEN([.A11])-9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formula="of:=COM.MICROSOFT.CONCAT(&quot; {&quot;;[.A11];&quot;,&quot;; REPT(&quot; &quot;;24-LEN([.A11])); &quot;&quot;&quot;&quot;;[.C11];&quot;&quot;&quot;}&quot;;IF([.A12]=&quot;&quot;; &quot;&quot;; &quot;,&quot;))" office:value-type="string" office:string-value=" {OAPI_KEY_9,              &quot;9&quot;}," calcext:value-type="string">
            <text:p><text:s/>{OAPI_KEY_9, <text:s text:c="13"/>"9"},</text:p>
          </table:table-cell>
        </table:table-row>
        <table:table-row table:style-name="ro1">
          <table:table-cell office:value-type="string" calcext:value-type="string">
            <text:p>OAPI_KEY_0</text:p>
          </table:table-cell>
          <table:table-cell table:formula="of:=MID([.A12];10; LEN([.A12])-9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formula="of:=COM.MICROSOFT.CONCAT(&quot; {&quot;;[.A12];&quot;,&quot;; REPT(&quot; &quot;;24-LEN([.A12])); &quot;&quot;&quot;&quot;;[.C12];&quot;&quot;&quot;}&quot;;IF([.A13]=&quot;&quot;; &quot;&quot;; &quot;,&quot;))" office:value-type="string" office:string-value=" {OAPI_KEY_0,              &quot;0&quot;}," calcext:value-type="string">
            <text:p><text:s/>{OAPI_KEY_0, <text:s text:c="13"/>"0"},</text:p>
          </table:table-cell>
        </table:table-row>
        <table:table-row table:style-name="ro1">
          <table:table-cell office:value-type="string" calcext:value-type="string">
            <text:p>OAPI_KEY_MINUS</text:p>
          </table:table-cell>
          <table:table-cell table:formula="of:=MID([.A13];10; LEN([.A13])-9)" office:value-type="string" office:string-value="MINUS" calcext:value-type="string">
            <text:p>MINUS</text:p>
          </table:table-cell>
          <table:table-cell office:value-type="string" calcext:value-type="string">
            <text:p>-</text:p>
          </table:table-cell>
          <table:table-cell table:formula="of:=COM.MICROSOFT.CONCAT(&quot; {&quot;;[.A13];&quot;,&quot;; REPT(&quot; &quot;;24-LEN([.A13])); &quot;&quot;&quot;&quot;;[.C13];&quot;&quot;&quot;}&quot;;IF([.A14]=&quot;&quot;; &quot;&quot;; &quot;,&quot;))" office:value-type="string" office:string-value=" {OAPI_KEY_MINUS,          &quot;-&quot;}," calcext:value-type="string">
            <text:p><text:s/>{OAPI_KEY_MINUS, <text:s text:c="9"/>"-"},</text:p>
          </table:table-cell>
        </table:table-row>
        <table:table-row table:style-name="ro1">
          <table:table-cell office:value-type="string" calcext:value-type="string">
            <text:p>OAPI_KEY_EQUALS</text:p>
          </table:table-cell>
          <table:table-cell table:formula="of:=MID([.A14];10; LEN([.A14])-9)" office:value-type="string" office:string-value="EQUALS" calcext:value-type="string">
            <text:p>EQUALS</text:p>
          </table:table-cell>
          <table:table-cell office:value-type="string" calcext:value-type="string">
            <text:p>=</text:p>
          </table:table-cell>
          <table:table-cell table:formula="of:=COM.MICROSOFT.CONCAT(&quot; {&quot;;[.A14];&quot;,&quot;; REPT(&quot; &quot;;24-LEN([.A14])); &quot;&quot;&quot;&quot;;[.C14];&quot;&quot;&quot;}&quot;;IF([.A15]=&quot;&quot;; &quot;&quot;; &quot;,&quot;))" office:value-type="string" office:string-value=" {OAPI_KEY_EQUALS,         &quot;=&quot;}," calcext:value-type="string">
            <text:p><text:s/>{OAPI_KEY_EQUALS, <text:s text:c="8"/>"="},</text:p>
          </table:table-cell>
        </table:table-row>
        <table:table-row table:style-name="ro1">
          <table:table-cell office:value-type="string" calcext:value-type="string">
            <text:p>OAPI_KEY_BACK</text:p>
          </table:table-cell>
          <table:table-cell table:formula="of:=MID([.A15];10; LEN([.A15])-9)" office:value-type="string" office:string-value="BACK" calcext:value-type="string">
            <text:p>BACK</text:p>
          </table:table-cell>
          <table:table-cell office:value-type="string" calcext:value-type="string">
            <text:p>Backspace</text:p>
          </table:table-cell>
          <table:table-cell table:formula="of:=COM.MICROSOFT.CONCAT(&quot; {&quot;;[.A15];&quot;,&quot;; REPT(&quot; &quot;;24-LEN([.A15])); &quot;&quot;&quot;&quot;;[.C15];&quot;&quot;&quot;}&quot;;IF([.A16]=&quot;&quot;; &quot;&quot;; &quot;,&quot;))" office:value-type="string" office:string-value=" {OAPI_KEY_BACK,           &quot;Backspace&quot;}," calcext:value-type="string">
            <text:p><text:s/>{OAPI_KEY_BACK, <text:s text:c="10"/>"Backspace"},</text:p>
          </table:table-cell>
        </table:table-row>
        <table:table-row table:style-name="ro1">
          <table:table-cell office:value-type="string" calcext:value-type="string">
            <text:p>OAPI_KEY_TAB</text:p>
          </table:table-cell>
          <table:table-cell table:formula="of:=MID([.A16];10; LEN([.A16])-9)" office:value-type="string" office:string-value="TAB" calcext:value-type="string">
            <text:p>TAB</text:p>
          </table:table-cell>
          <table:table-cell office:value-type="string" calcext:value-type="string">
            <text:p>Tab</text:p>
          </table:table-cell>
          <table:table-cell table:formula="of:=COM.MICROSOFT.CONCAT(&quot; {&quot;;[.A16];&quot;,&quot;; REPT(&quot; &quot;;24-LEN([.A16])); &quot;&quot;&quot;&quot;;[.C16];&quot;&quot;&quot;}&quot;;IF([.A17]=&quot;&quot;; &quot;&quot;; &quot;,&quot;))" office:value-type="string" office:string-value=" {OAPI_KEY_TAB,            &quot;Tab&quot;}," calcext:value-type="string">
            <text:p><text:s/>{OAPI_KEY_TAB, <text:s text:c="11"/>"Tab"},</text:p>
          </table:table-cell>
        </table:table-row>
        <table:table-row table:style-name="ro1">
          <table:table-cell office:value-type="string" calcext:value-type="string">
            <text:p>OAPI_KEY_Q</text:p>
          </table:table-cell>
          <table:table-cell table:formula="of:=MID([.A17];10; LEN([.A17])-9)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COM.MICROSOFT.CONCAT(&quot; {&quot;;[.A17];&quot;,&quot;; REPT(&quot; &quot;;24-LEN([.A17])); &quot;&quot;&quot;&quot;;[.C17];&quot;&quot;&quot;}&quot;;IF([.A18]=&quot;&quot;; &quot;&quot;; &quot;,&quot;))" office:value-type="string" office:string-value=" {OAPI_KEY_Q,              &quot;Q&quot;}," calcext:value-type="string">
            <text:p><text:s/>{OAPI_KEY_Q, <text:s text:c="13"/>"Q"},</text:p>
          </table:table-cell>
        </table:table-row>
        <table:table-row table:style-name="ro1">
          <table:table-cell office:value-type="string" calcext:value-type="string">
            <text:p>OAPI_KEY_W</text:p>
          </table:table-cell>
          <table:table-cell table:formula="of:=MID([.A18];10; LEN([.A18])-9)" office:value-type="string" office:string-value="W" calcext:value-type="string">
            <text:p>W</text:p>
          </table:table-cell>
          <table:table-cell office:value-type="string" calcext:value-type="string">
            <text:p>W</text:p>
          </table:table-cell>
          <table:table-cell table:formula="of:=COM.MICROSOFT.CONCAT(&quot; {&quot;;[.A18];&quot;,&quot;; REPT(&quot; &quot;;24-LEN([.A18])); &quot;&quot;&quot;&quot;;[.C18];&quot;&quot;&quot;}&quot;;IF([.A19]=&quot;&quot;; &quot;&quot;; &quot;,&quot;))" office:value-type="string" office:string-value=" {OAPI_KEY_W,              &quot;W&quot;}," calcext:value-type="string">
            <text:p><text:s/>{OAPI_KEY_W, <text:s text:c="13"/>"W"},</text:p>
          </table:table-cell>
        </table:table-row>
        <table:table-row table:style-name="ro1">
          <table:table-cell office:value-type="string" calcext:value-type="string">
            <text:p>OAPI_KEY_E</text:p>
          </table:table-cell>
          <table:table-cell table:formula="of:=MID([.A19];10; LEN([.A19])-9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table:formula="of:=COM.MICROSOFT.CONCAT(&quot; {&quot;;[.A19];&quot;,&quot;; REPT(&quot; &quot;;24-LEN([.A19])); &quot;&quot;&quot;&quot;;[.C19];&quot;&quot;&quot;}&quot;;IF([.A20]=&quot;&quot;; &quot;&quot;; &quot;,&quot;))" office:value-type="string" office:string-value=" {OAPI_KEY_E,              &quot;E&quot;}," calcext:value-type="string">
            <text:p><text:s/>{OAPI_KEY_E, <text:s text:c="13"/>"E"},</text:p>
          </table:table-cell>
        </table:table-row>
        <table:table-row table:style-name="ro1">
          <table:table-cell office:value-type="string" calcext:value-type="string">
            <text:p>OAPI_KEY_R</text:p>
          </table:table-cell>
          <table:table-cell table:formula="of:=MID([.A20];10; LEN([.A20])-9)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formula="of:=COM.MICROSOFT.CONCAT(&quot; {&quot;;[.A20];&quot;,&quot;; REPT(&quot; &quot;;24-LEN([.A20])); &quot;&quot;&quot;&quot;;[.C20];&quot;&quot;&quot;}&quot;;IF([.A21]=&quot;&quot;; &quot;&quot;; &quot;,&quot;))" office:value-type="string" office:string-value=" {OAPI_KEY_R,              &quot;R&quot;}," calcext:value-type="string">
            <text:p><text:s/>{OAPI_KEY_R, <text:s text:c="13"/>"R"},</text:p>
          </table:table-cell>
        </table:table-row>
        <table:table-row table:style-name="ro1">
          <table:table-cell office:value-type="string" calcext:value-type="string">
            <text:p>OAPI_KEY_T</text:p>
          </table:table-cell>
          <table:table-cell table:formula="of:=MID([.A21];10; LEN([.A21])-9)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COM.MICROSOFT.CONCAT(&quot; {&quot;;[.A21];&quot;,&quot;; REPT(&quot; &quot;;24-LEN([.A21])); &quot;&quot;&quot;&quot;;[.C21];&quot;&quot;&quot;}&quot;;IF([.A22]=&quot;&quot;; &quot;&quot;; &quot;,&quot;))" office:value-type="string" office:string-value=" {OAPI_KEY_T,              &quot;T&quot;}," calcext:value-type="string">
            <text:p><text:s/>{OAPI_KEY_T, <text:s text:c="13"/>"T"},</text:p>
          </table:table-cell>
        </table:table-row>
        <table:table-row table:style-name="ro1">
          <table:table-cell office:value-type="string" calcext:value-type="string">
            <text:p>OAPI_KEY_Y</text:p>
          </table:table-cell>
          <table:table-cell table:formula="of:=MID([.A22];10; LEN([.A22])-9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COM.MICROSOFT.CONCAT(&quot; {&quot;;[.A22];&quot;,&quot;; REPT(&quot; &quot;;24-LEN([.A22])); &quot;&quot;&quot;&quot;;[.C22];&quot;&quot;&quot;}&quot;;IF([.A23]=&quot;&quot;; &quot;&quot;; &quot;,&quot;))" office:value-type="string" office:string-value=" {OAPI_KEY_Y,              &quot;Y&quot;}," calcext:value-type="string">
            <text:p><text:s/>{OAPI_KEY_Y, <text:s text:c="13"/>"Y"},</text:p>
          </table:table-cell>
        </table:table-row>
        <table:table-row table:style-name="ro1">
          <table:table-cell office:value-type="string" calcext:value-type="string">
            <text:p>OAPI_KEY_U</text:p>
          </table:table-cell>
          <table:table-cell table:formula="of:=MID([.A23];10; LEN([.A23])-9)" office:value-type="string" office:string-value="U" calcext:value-type="string">
            <text:p>U</text:p>
          </table:table-cell>
          <table:table-cell office:value-type="string" calcext:value-type="string">
            <text:p>U</text:p>
          </table:table-cell>
          <table:table-cell table:formula="of:=COM.MICROSOFT.CONCAT(&quot; {&quot;;[.A23];&quot;,&quot;; REPT(&quot; &quot;;24-LEN([.A23])); &quot;&quot;&quot;&quot;;[.C23];&quot;&quot;&quot;}&quot;;IF([.A24]=&quot;&quot;; &quot;&quot;; &quot;,&quot;))" office:value-type="string" office:string-value=" {OAPI_KEY_U,              &quot;U&quot;}," calcext:value-type="string">
            <text:p><text:s/>{OAPI_KEY_U, <text:s text:c="13"/>"U"},</text:p>
          </table:table-cell>
        </table:table-row>
        <table:table-row table:style-name="ro1">
          <table:table-cell office:value-type="string" calcext:value-type="string">
            <text:p>OAPI_KEY_I</text:p>
          </table:table-cell>
          <table:table-cell table:formula="of:=MID([.A24];10; LEN([.A24])-9)" office:value-type="string" office:string-value="I" calcext:value-type="string">
            <text:p>I</text:p>
          </table:table-cell>
          <table:table-cell office:value-type="string" calcext:value-type="string">
            <text:p>I</text:p>
          </table:table-cell>
          <table:table-cell table:formula="of:=COM.MICROSOFT.CONCAT(&quot; {&quot;;[.A24];&quot;,&quot;; REPT(&quot; &quot;;24-LEN([.A24])); &quot;&quot;&quot;&quot;;[.C24];&quot;&quot;&quot;}&quot;;IF([.A25]=&quot;&quot;; &quot;&quot;; &quot;,&quot;))" office:value-type="string" office:string-value=" {OAPI_KEY_I,              &quot;I&quot;}," calcext:value-type="string">
            <text:p><text:s/>{OAPI_KEY_I, <text:s text:c="13"/>"I"},</text:p>
          </table:table-cell>
        </table:table-row>
        <table:table-row table:style-name="ro1">
          <table:table-cell office:value-type="string" calcext:value-type="string">
            <text:p>OAPI_KEY_O</text:p>
          </table:table-cell>
          <table:table-cell table:formula="of:=MID([.A25];10; LEN([.A25])-9)" office:value-type="string" office:string-value="O" calcext:value-type="string">
            <text:p>O</text:p>
          </table:table-cell>
          <table:table-cell office:value-type="string" calcext:value-type="string">
            <text:p>O</text:p>
          </table:table-cell>
          <table:table-cell table:formula="of:=COM.MICROSOFT.CONCAT(&quot; {&quot;;[.A25];&quot;,&quot;; REPT(&quot; &quot;;24-LEN([.A25])); &quot;&quot;&quot;&quot;;[.C25];&quot;&quot;&quot;}&quot;;IF([.A26]=&quot;&quot;; &quot;&quot;; &quot;,&quot;))" office:value-type="string" office:string-value=" {OAPI_KEY_O,              &quot;O&quot;}," calcext:value-type="string">
            <text:p><text:s/>{OAPI_KEY_O, <text:s text:c="13"/>"O"},</text:p>
          </table:table-cell>
        </table:table-row>
        <table:table-row table:style-name="ro1">
          <table:table-cell office:value-type="string" calcext:value-type="string">
            <text:p>OAPI_KEY_P</text:p>
          </table:table-cell>
          <table:table-cell table:formula="of:=MID([.A26];10; LEN([.A26])-9)" office:value-type="string" office:string-value="P" calcext:value-type="string">
            <text:p>P</text:p>
          </table:table-cell>
          <table:table-cell office:value-type="string" calcext:value-type="string">
            <text:p>P</text:p>
          </table:table-cell>
          <table:table-cell table:formula="of:=COM.MICROSOFT.CONCAT(&quot; {&quot;;[.A26];&quot;,&quot;; REPT(&quot; &quot;;24-LEN([.A26])); &quot;&quot;&quot;&quot;;[.C26];&quot;&quot;&quot;}&quot;;IF([.A27]=&quot;&quot;; &quot;&quot;; &quot;,&quot;))" office:value-type="string" office:string-value=" {OAPI_KEY_P,              &quot;P&quot;}," calcext:value-type="string">
            <text:p><text:s/>{OAPI_KEY_P, <text:s text:c="13"/>"P"},</text:p>
          </table:table-cell>
        </table:table-row>
        <table:table-row table:style-name="ro1">
          <table:table-cell office:value-type="string" calcext:value-type="string">
            <text:p>OAPI_KEY_LBRACKET</text:p>
          </table:table-cell>
          <table:table-cell table:formula="of:=MID([.A27];10; LEN([.A27])-9)" office:value-type="string" office:string-value="LBRACKET" calcext:value-type="string">
            <text:p>LBRACKET</text:p>
          </table:table-cell>
          <table:table-cell office:value-type="string" calcext:value-type="string">
            <text:p>{</text:p>
          </table:table-cell>
          <table:table-cell table:formula="of:=COM.MICROSOFT.CONCAT(&quot; {&quot;;[.A27];&quot;,&quot;; REPT(&quot; &quot;;24-LEN([.A27])); &quot;&quot;&quot;&quot;;[.C27];&quot;&quot;&quot;}&quot;;IF([.A28]=&quot;&quot;; &quot;&quot;; &quot;,&quot;))" office:value-type="string" office:string-value=" {OAPI_KEY_LBRACKET,       &quot;{&quot;}," calcext:value-type="string">
            <text:p><text:s/>{OAPI_KEY_LBRACKET, <text:s text:c="6"/>"{"},</text:p>
          </table:table-cell>
        </table:table-row>
        <table:table-row table:style-name="ro1">
          <table:table-cell office:value-type="string" calcext:value-type="string">
            <text:p>OAPI_KEY_RBRACKET</text:p>
          </table:table-cell>
          <table:table-cell table:formula="of:=MID([.A28];10; LEN([.A28])-9)" office:value-type="string" office:string-value="RBRACKET" calcext:value-type="string">
            <text:p>RBRACKET</text:p>
          </table:table-cell>
          <table:table-cell office:value-type="string" calcext:value-type="string">
            <text:p>}</text:p>
          </table:table-cell>
          <table:table-cell table:formula="of:=COM.MICROSOFT.CONCAT(&quot; {&quot;;[.A28];&quot;,&quot;; REPT(&quot; &quot;;24-LEN([.A28])); &quot;&quot;&quot;&quot;;[.C28];&quot;&quot;&quot;}&quot;;IF([.A29]=&quot;&quot;; &quot;&quot;; &quot;,&quot;))" office:value-type="string" office:string-value=" {OAPI_KEY_RBRACKET,       &quot;}&quot;}," calcext:value-type="string">
            <text:p><text:s/>{OAPI_KEY_RBRACKET, <text:s text:c="6"/>"}"},</text:p>
          </table:table-cell>
        </table:table-row>
        <table:table-row table:style-name="ro1">
          <table:table-cell office:value-type="string" calcext:value-type="string">
            <text:p>OAPI_KEY_RETURN</text:p>
          </table:table-cell>
          <table:table-cell table:formula="of:=MID([.A29];10; LEN([.A29])-9)" office:value-type="string" office:string-value="RETURN" calcext:value-type="string">
            <text:p>RETURN</text:p>
          </table:table-cell>
          <table:table-cell office:value-type="string" calcext:value-type="string">
            <text:p>Enter</text:p>
          </table:table-cell>
          <table:table-cell table:formula="of:=COM.MICROSOFT.CONCAT(&quot; {&quot;;[.A29];&quot;,&quot;; REPT(&quot; &quot;;24-LEN([.A29])); &quot;&quot;&quot;&quot;;[.C29];&quot;&quot;&quot;}&quot;;IF([.A30]=&quot;&quot;; &quot;&quot;; &quot;,&quot;))" office:value-type="string" office:string-value=" {OAPI_KEY_RETURN,         &quot;Enter&quot;}," calcext:value-type="string">
            <text:p><text:s/>{OAPI_KEY_RETURN, <text:s text:c="8"/>"Enter"},</text:p>
          </table:table-cell>
        </table:table-row>
        <table:table-row table:style-name="ro1">
          <table:table-cell office:value-type="string" calcext:value-type="string">
            <text:p>OAPI_KEY_LCONTROL</text:p>
          </table:table-cell>
          <table:table-cell table:formula="of:=MID([.A30];10; LEN([.A30])-9)" office:value-type="string" office:string-value="LCONTROL" calcext:value-type="string">
            <text:p>LCONTROL</text:p>
          </table:table-cell>
          <table:table-cell office:value-type="string" calcext:value-type="string">
            <text:p>LCtrl</text:p>
          </table:table-cell>
          <table:table-cell table:formula="of:=COM.MICROSOFT.CONCAT(&quot; {&quot;;[.A30];&quot;,&quot;; REPT(&quot; &quot;;24-LEN([.A30])); &quot;&quot;&quot;&quot;;[.C30];&quot;&quot;&quot;}&quot;;IF([.A31]=&quot;&quot;; &quot;&quot;; &quot;,&quot;))" office:value-type="string" office:string-value=" {OAPI_KEY_LCONTROL,       &quot;LCtrl&quot;}," calcext:value-type="string">
            <text:p><text:s/>{OAPI_KEY_LCONTROL, <text:s text:c="6"/>"LCtrl"},</text:p>
          </table:table-cell>
        </table:table-row>
        <table:table-row table:style-name="ro1">
          <table:table-cell office:value-type="string" calcext:value-type="string">
            <text:p>OAPI_KEY_A</text:p>
          </table:table-cell>
          <table:table-cell table:formula="of:=MID([.A31];10; LEN([.A31])-9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COM.MICROSOFT.CONCAT(&quot; {&quot;;[.A31];&quot;,&quot;; REPT(&quot; &quot;;24-LEN([.A31])); &quot;&quot;&quot;&quot;;[.C31];&quot;&quot;&quot;}&quot;;IF([.A32]=&quot;&quot;; &quot;&quot;; &quot;,&quot;))" office:value-type="string" office:string-value=" {OAPI_KEY_A,              &quot;A&quot;}," calcext:value-type="string">
            <text:p><text:s/>{OAPI_KEY_A, <text:s text:c="13"/>"A"},</text:p>
          </table:table-cell>
        </table:table-row>
        <table:table-row table:style-name="ro1">
          <table:table-cell office:value-type="string" calcext:value-type="string">
            <text:p>OAPI_KEY_S</text:p>
          </table:table-cell>
          <table:table-cell table:formula="of:=MID([.A32];10; LEN([.A32])-9)" office:value-type="string" office:string-value="S" calcext:value-type="string">
            <text:p>S</text:p>
          </table:table-cell>
          <table:table-cell office:value-type="string" calcext:value-type="string">
            <text:p>S</text:p>
          </table:table-cell>
          <table:table-cell table:formula="of:=COM.MICROSOFT.CONCAT(&quot; {&quot;;[.A32];&quot;,&quot;; REPT(&quot; &quot;;24-LEN([.A32])); &quot;&quot;&quot;&quot;;[.C32];&quot;&quot;&quot;}&quot;;IF([.A33]=&quot;&quot;; &quot;&quot;; &quot;,&quot;))" office:value-type="string" office:string-value=" {OAPI_KEY_S,              &quot;S&quot;}," calcext:value-type="string">
            <text:p><text:s/>{OAPI_KEY_S, <text:s text:c="13"/>"S"},</text:p>
          </table:table-cell>
        </table:table-row>
        <table:table-row table:style-name="ro1">
          <table:table-cell office:value-type="string" calcext:value-type="string">
            <text:p>OAPI_KEY_D</text:p>
          </table:table-cell>
          <table:table-cell table:formula="of:=MID([.A33];10; LEN([.A33])-9)" office:value-type="string" office:string-value="D" calcext:value-type="string">
            <text:p>D</text:p>
          </table:table-cell>
          <table:table-cell office:value-type="string" calcext:value-type="string">
            <text:p>D</text:p>
          </table:table-cell>
          <table:table-cell table:formula="of:=COM.MICROSOFT.CONCAT(&quot; {&quot;;[.A33];&quot;,&quot;; REPT(&quot; &quot;;24-LEN([.A33])); &quot;&quot;&quot;&quot;;[.C33];&quot;&quot;&quot;}&quot;;IF([.A34]=&quot;&quot;; &quot;&quot;; &quot;,&quot;))" office:value-type="string" office:string-value=" {OAPI_KEY_D,              &quot;D&quot;}," calcext:value-type="string">
            <text:p><text:s/>{OAPI_KEY_D, <text:s text:c="13"/>"D"},</text:p>
          </table:table-cell>
        </table:table-row>
        <table:table-row table:style-name="ro1">
          <table:table-cell office:value-type="string" calcext:value-type="string">
            <text:p>OAPI_KEY_F</text:p>
          </table:table-cell>
          <table:table-cell table:formula="of:=MID([.A34];10; LEN([.A34])-9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table:formula="of:=COM.MICROSOFT.CONCAT(&quot; {&quot;;[.A34];&quot;,&quot;; REPT(&quot; &quot;;24-LEN([.A34])); &quot;&quot;&quot;&quot;;[.C34];&quot;&quot;&quot;}&quot;;IF([.A35]=&quot;&quot;; &quot;&quot;; &quot;,&quot;))" office:value-type="string" office:string-value=" {OAPI_KEY_F,              &quot;F&quot;}," calcext:value-type="string">
            <text:p><text:s/>{OAPI_KEY_F, <text:s text:c="13"/>"F"},</text:p>
          </table:table-cell>
        </table:table-row>
        <table:table-row table:style-name="ro1">
          <table:table-cell office:value-type="string" calcext:value-type="string">
            <text:p>OAPI_KEY_G</text:p>
          </table:table-cell>
          <table:table-cell table:formula="of:=MID([.A35];10; LEN([.A35])-9)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formula="of:=COM.MICROSOFT.CONCAT(&quot; {&quot;;[.A35];&quot;,&quot;; REPT(&quot; &quot;;24-LEN([.A35])); &quot;&quot;&quot;&quot;;[.C35];&quot;&quot;&quot;}&quot;;IF([.A36]=&quot;&quot;; &quot;&quot;; &quot;,&quot;))" office:value-type="string" office:string-value=" {OAPI_KEY_G,              &quot;G&quot;}," calcext:value-type="string">
            <text:p><text:s/>{OAPI_KEY_G, <text:s text:c="13"/>"G"},</text:p>
          </table:table-cell>
        </table:table-row>
        <table:table-row table:style-name="ro1">
          <table:table-cell office:value-type="string" calcext:value-type="string">
            <text:p>OAPI_KEY_H</text:p>
          </table:table-cell>
          <table:table-cell table:formula="of:=MID([.A36];10; LEN([.A36])-9)" office:value-type="string" office:string-value="H" calcext:value-type="string">
            <text:p>H</text:p>
          </table:table-cell>
          <table:table-cell office:value-type="string" calcext:value-type="string">
            <text:p>H</text:p>
          </table:table-cell>
          <table:table-cell table:formula="of:=COM.MICROSOFT.CONCAT(&quot; {&quot;;[.A36];&quot;,&quot;; REPT(&quot; &quot;;24-LEN([.A36])); &quot;&quot;&quot;&quot;;[.C36];&quot;&quot;&quot;}&quot;;IF([.A37]=&quot;&quot;; &quot;&quot;; &quot;,&quot;))" office:value-type="string" office:string-value=" {OAPI_KEY_H,              &quot;H&quot;}," calcext:value-type="string">
            <text:p><text:s/>{OAPI_KEY_H, <text:s text:c="13"/>"H"},</text:p>
          </table:table-cell>
        </table:table-row>
        <table:table-row table:style-name="ro1">
          <table:table-cell office:value-type="string" calcext:value-type="string">
            <text:p>OAPI_KEY_J</text:p>
          </table:table-cell>
          <table:table-cell table:formula="of:=MID([.A37];10; LEN([.A37])-9)" office:value-type="string" office:string-value="J" calcext:value-type="string">
            <text:p>J</text:p>
          </table:table-cell>
          <table:table-cell office:value-type="string" calcext:value-type="string">
            <text:p>J</text:p>
          </table:table-cell>
          <table:table-cell table:formula="of:=COM.MICROSOFT.CONCAT(&quot; {&quot;;[.A37];&quot;,&quot;; REPT(&quot; &quot;;24-LEN([.A37])); &quot;&quot;&quot;&quot;;[.C37];&quot;&quot;&quot;}&quot;;IF([.A38]=&quot;&quot;; &quot;&quot;; &quot;,&quot;))" office:value-type="string" office:string-value=" {OAPI_KEY_J,              &quot;J&quot;}," calcext:value-type="string">
            <text:p><text:s/>{OAPI_KEY_J, <text:s text:c="13"/>"J"},</text:p>
          </table:table-cell>
        </table:table-row>
        <table:table-row table:style-name="ro1">
          <table:table-cell office:value-type="string" calcext:value-type="string">
            <text:p>OAPI_KEY_K</text:p>
          </table:table-cell>
          <table:table-cell table:formula="of:=MID([.A38];10; LEN([.A38])-9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table:formula="of:=COM.MICROSOFT.CONCAT(&quot; {&quot;;[.A38];&quot;,&quot;; REPT(&quot; &quot;;24-LEN([.A38])); &quot;&quot;&quot;&quot;;[.C38];&quot;&quot;&quot;}&quot;;IF([.A39]=&quot;&quot;; &quot;&quot;; &quot;,&quot;))" office:value-type="string" office:string-value=" {OAPI_KEY_K,              &quot;K&quot;}," calcext:value-type="string">
            <text:p><text:s/>{OAPI_KEY_K, <text:s text:c="13"/>"K"},</text:p>
          </table:table-cell>
        </table:table-row>
        <table:table-row table:style-name="ro1">
          <table:table-cell office:value-type="string" calcext:value-type="string">
            <text:p>OAPI_KEY_L</text:p>
          </table:table-cell>
          <table:table-cell table:formula="of:=MID([.A39];10; LEN([.A39])-9)" office:value-type="string" office:string-value="L" calcext:value-type="string">
            <text:p>L</text:p>
          </table:table-cell>
          <table:table-cell office:value-type="string" calcext:value-type="string">
            <text:p>L</text:p>
          </table:table-cell>
          <table:table-cell table:formula="of:=COM.MICROSOFT.CONCAT(&quot; {&quot;;[.A39];&quot;,&quot;; REPT(&quot; &quot;;24-LEN([.A39])); &quot;&quot;&quot;&quot;;[.C39];&quot;&quot;&quot;}&quot;;IF([.A40]=&quot;&quot;; &quot;&quot;; &quot;,&quot;))" office:value-type="string" office:string-value=" {OAPI_KEY_L,              &quot;L&quot;}," calcext:value-type="string">
            <text:p><text:s/>{OAPI_KEY_L, <text:s text:c="13"/>"L"},</text:p>
          </table:table-cell>
        </table:table-row>
        <table:table-row table:style-name="ro1">
          <table:table-cell office:value-type="string" calcext:value-type="string">
            <text:p>OAPI_KEY_SEMICOLON</text:p>
          </table:table-cell>
          <table:table-cell table:formula="of:=MID([.A40];10; LEN([.A40])-9)" office:value-type="string" office:string-value="SEMICOLON" calcext:value-type="string">
            <text:p>SEMICOLON</text:p>
          </table:table-cell>
          <table:table-cell office:value-type="string" calcext:value-type="string">
            <text:p>;</text:p>
          </table:table-cell>
          <table:table-cell table:formula="of:=COM.MICROSOFT.CONCAT(&quot; {&quot;;[.A40];&quot;,&quot;; REPT(&quot; &quot;;24-LEN([.A40])); &quot;&quot;&quot;&quot;;[.C40];&quot;&quot;&quot;}&quot;;IF([.A41]=&quot;&quot;; &quot;&quot;; &quot;,&quot;))" office:value-type="string" office:string-value=" {OAPI_KEY_SEMICOLON,      &quot;;&quot;}," calcext:value-type="string">
            <text:p><text:s/>{OAPI_KEY_SEMICOLON, <text:s text:c="5"/>";"},</text:p>
          </table:table-cell>
        </table:table-row>
        <table:table-row table:style-name="ro1">
          <table:table-cell office:value-type="string" calcext:value-type="string">
            <text:p>OAPI_KEY_APOSTROPHE</text:p>
          </table:table-cell>
          <table:table-cell table:formula="of:=MID([.A41];10; LEN([.A41])-9)" office:value-type="string" office:string-value="APOSTROPHE" calcext:value-type="string">
            <text:p>APOSTROPHE</text:p>
          </table:table-cell>
          <table:table-cell office:value-type="string" calcext:value-type="string">
            <text:p>'</text:p>
          </table:table-cell>
          <table:table-cell table:formula="of:=COM.MICROSOFT.CONCAT(&quot; {&quot;;[.A41];&quot;,&quot;; REPT(&quot; &quot;;24-LEN([.A41])); &quot;&quot;&quot;&quot;;[.C41];&quot;&quot;&quot;}&quot;;IF([.A42]=&quot;&quot;; &quot;&quot;; &quot;,&quot;))" office:value-type="string" office:string-value=" {OAPI_KEY_APOSTROPHE,     &quot;'&quot;}," calcext:value-type="string">
            <text:p><text:s/>{OAPI_KEY_APOSTROPHE, <text:s text:c="4"/>"'"},</text:p>
          </table:table-cell>
        </table:table-row>
        <table:table-row table:style-name="ro1">
          <table:table-cell office:value-type="string" calcext:value-type="string">
            <text:p>OAPI_KEY_GRAVE</text:p>
          </table:table-cell>
          <table:table-cell table:formula="of:=MID([.A42];10; LEN([.A42])-9)" office:value-type="string" office:string-value="GRAVE" calcext:value-type="string">
            <text:p>GRAVE</text:p>
          </table:table-cell>
          <table:table-cell office:value-type="string" calcext:value-type="string">
            <text:p>`</text:p>
          </table:table-cell>
          <table:table-cell table:formula="of:=COM.MICROSOFT.CONCAT(&quot; {&quot;;[.A42];&quot;,&quot;; REPT(&quot; &quot;;24-LEN([.A42])); &quot;&quot;&quot;&quot;;[.C42];&quot;&quot;&quot;}&quot;;IF([.A43]=&quot;&quot;; &quot;&quot;; &quot;,&quot;))" office:value-type="string" office:string-value=" {OAPI_KEY_GRAVE,          &quot;`&quot;}," calcext:value-type="string">
            <text:p><text:s/>{OAPI_KEY_GRAVE, <text:s text:c="9"/>"`"},</text:p>
          </table:table-cell>
        </table:table-row>
        <table:table-row table:style-name="ro1">
          <table:table-cell office:value-type="string" calcext:value-type="string">
            <text:p>OAPI_KEY_LSHIFT</text:p>
          </table:table-cell>
          <table:table-cell table:formula="of:=MID([.A43];10; LEN([.A43])-9)" office:value-type="string" office:string-value="LSHIFT" calcext:value-type="string">
            <text:p>LSHIFT</text:p>
          </table:table-cell>
          <table:table-cell office:value-type="string" calcext:value-type="string">
            <text:p>LShift</text:p>
          </table:table-cell>
          <table:table-cell table:formula="of:=COM.MICROSOFT.CONCAT(&quot; {&quot;;[.A43];&quot;,&quot;; REPT(&quot; &quot;;24-LEN([.A43])); &quot;&quot;&quot;&quot;;[.C43];&quot;&quot;&quot;}&quot;;IF([.A44]=&quot;&quot;; &quot;&quot;; &quot;,&quot;))" office:value-type="string" office:string-value=" {OAPI_KEY_LSHIFT,         &quot;LShift&quot;}," calcext:value-type="string">
            <text:p><text:s/>{OAPI_KEY_LSHIFT, <text:s text:c="8"/>"LShift"},</text:p>
          </table:table-cell>
        </table:table-row>
        <table:table-row table:style-name="ro1">
          <table:table-cell office:value-type="string" calcext:value-type="string">
            <text:p>OAPI_KEY_BACKSLASH</text:p>
          </table:table-cell>
          <table:table-cell table:formula="of:=MID([.A44];10; LEN([.A44])-9)" office:value-type="string" office:string-value="BACKSLASH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formula="of:=COM.MICROSOFT.CONCAT(&quot; {&quot;;[.A44];&quot;,&quot;; REPT(&quot; &quot;;24-LEN([.A44])); &quot;&quot;&quot;&quot;;[.C44];&quot;&quot;&quot;}&quot;;IF([.A45]=&quot;&quot;; &quot;&quot;; &quot;,&quot;))" office:value-type="string" office:string-value=" {OAPI_KEY_BACKSLASH,      &quot;\\&quot;}," calcext:value-type="string">
            <text:p><text:s/>{OAPI_KEY_BACKSLASH, <text:s text:c="5"/>"\\"},</text:p>
          </table:table-cell>
        </table:table-row>
        <table:table-row table:style-name="ro1">
          <table:table-cell office:value-type="string" calcext:value-type="string">
            <text:p>OAPI_KEY_Z</text:p>
          </table:table-cell>
          <table:table-cell table:formula="of:=MID([.A45];10; LEN([.A45])-9)" office:value-type="string" office:string-value="Z" calcext:value-type="string">
            <text:p>Z</text:p>
          </table:table-cell>
          <table:table-cell office:value-type="string" calcext:value-type="string">
            <text:p>Z</text:p>
          </table:table-cell>
          <table:table-cell table:formula="of:=COM.MICROSOFT.CONCAT(&quot; {&quot;;[.A45];&quot;,&quot;; REPT(&quot; &quot;;24-LEN([.A45])); &quot;&quot;&quot;&quot;;[.C45];&quot;&quot;&quot;}&quot;;IF([.A46]=&quot;&quot;; &quot;&quot;; &quot;,&quot;))" office:value-type="string" office:string-value=" {OAPI_KEY_Z,              &quot;Z&quot;}," calcext:value-type="string">
            <text:p><text:s/>{OAPI_KEY_Z, <text:s text:c="13"/>"Z"},</text:p>
          </table:table-cell>
        </table:table-row>
        <table:table-row table:style-name="ro1">
          <table:table-cell office:value-type="string" calcext:value-type="string">
            <text:p>OAPI_KEY_X</text:p>
          </table:table-cell>
          <table:table-cell table:formula="of:=MID([.A46];10; LEN([.A46])-9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COM.MICROSOFT.CONCAT(&quot; {&quot;;[.A46];&quot;,&quot;; REPT(&quot; &quot;;24-LEN([.A46])); &quot;&quot;&quot;&quot;;[.C46];&quot;&quot;&quot;}&quot;;IF([.A47]=&quot;&quot;; &quot;&quot;; &quot;,&quot;))" office:value-type="string" office:string-value=" {OAPI_KEY_X,              &quot;X&quot;}," calcext:value-type="string">
            <text:p><text:s/>{OAPI_KEY_X, <text:s text:c="13"/>"X"},</text:p>
          </table:table-cell>
        </table:table-row>
        <table:table-row table:style-name="ro1">
          <table:table-cell office:value-type="string" calcext:value-type="string">
            <text:p>OAPI_KEY_C</text:p>
          </table:table-cell>
          <table:table-cell table:formula="of:=MID([.A47];10; LEN([.A47])-9)" office:value-type="string" office:string-value="C" calcext:value-type="string">
            <text:p>C</text:p>
          </table:table-cell>
          <table:table-cell office:value-type="string" calcext:value-type="string">
            <text:p>C</text:p>
          </table:table-cell>
          <table:table-cell table:formula="of:=COM.MICROSOFT.CONCAT(&quot; {&quot;;[.A47];&quot;,&quot;; REPT(&quot; &quot;;24-LEN([.A47])); &quot;&quot;&quot;&quot;;[.C47];&quot;&quot;&quot;}&quot;;IF([.A48]=&quot;&quot;; &quot;&quot;; &quot;,&quot;))" office:value-type="string" office:string-value=" {OAPI_KEY_C,              &quot;C&quot;}," calcext:value-type="string">
            <text:p><text:s/>{OAPI_KEY_C, <text:s text:c="13"/>"C"},</text:p>
          </table:table-cell>
        </table:table-row>
        <table:table-row table:style-name="ro1">
          <table:table-cell office:value-type="string" calcext:value-type="string">
            <text:p>OAPI_KEY_V</text:p>
          </table:table-cell>
          <table:table-cell table:formula="of:=MID([.A48];10; LEN([.A48])-9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formula="of:=COM.MICROSOFT.CONCAT(&quot; {&quot;;[.A48];&quot;,&quot;; REPT(&quot; &quot;;24-LEN([.A48])); &quot;&quot;&quot;&quot;;[.C48];&quot;&quot;&quot;}&quot;;IF([.A49]=&quot;&quot;; &quot;&quot;; &quot;,&quot;))" office:value-type="string" office:string-value=" {OAPI_KEY_V,              &quot;V&quot;}," calcext:value-type="string">
            <text:p><text:s/>{OAPI_KEY_V, <text:s text:c="13"/>"V"},</text:p>
          </table:table-cell>
        </table:table-row>
        <table:table-row table:style-name="ro1">
          <table:table-cell office:value-type="string" calcext:value-type="string">
            <text:p>OAPI_KEY_B</text:p>
          </table:table-cell>
          <table:table-cell table:formula="of:=MID([.A49];10; LEN([.A49])-9)" office:value-type="string" office:string-value="B" calcext:value-type="string">
            <text:p>B</text:p>
          </table:table-cell>
          <table:table-cell office:value-type="string" calcext:value-type="string">
            <text:p>B</text:p>
          </table:table-cell>
          <table:table-cell table:formula="of:=COM.MICROSOFT.CONCAT(&quot; {&quot;;[.A49];&quot;,&quot;; REPT(&quot; &quot;;24-LEN([.A49])); &quot;&quot;&quot;&quot;;[.C49];&quot;&quot;&quot;}&quot;;IF([.A50]=&quot;&quot;; &quot;&quot;; &quot;,&quot;))" office:value-type="string" office:string-value=" {OAPI_KEY_B,              &quot;B&quot;}," calcext:value-type="string">
            <text:p><text:s/>{OAPI_KEY_B, <text:s text:c="13"/>"B"},</text:p>
          </table:table-cell>
        </table:table-row>
        <table:table-row table:style-name="ro1">
          <table:table-cell office:value-type="string" calcext:value-type="string">
            <text:p>OAPI_KEY_N</text:p>
          </table:table-cell>
          <table:table-cell table:formula="of:=MID([.A50];10; LEN([.A50])-9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COM.MICROSOFT.CONCAT(&quot; {&quot;;[.A50];&quot;,&quot;; REPT(&quot; &quot;;24-LEN([.A50])); &quot;&quot;&quot;&quot;;[.C50];&quot;&quot;&quot;}&quot;;IF([.A51]=&quot;&quot;; &quot;&quot;; &quot;,&quot;))" office:value-type="string" office:string-value=" {OAPI_KEY_N,              &quot;N&quot;}," calcext:value-type="string">
            <text:p><text:s/>{OAPI_KEY_N, <text:s text:c="13"/>"N"},</text:p>
          </table:table-cell>
        </table:table-row>
        <table:table-row table:style-name="ro1">
          <table:table-cell office:value-type="string" calcext:value-type="string">
            <text:p>OAPI_KEY_M</text:p>
          </table:table-cell>
          <table:table-cell table:formula="of:=MID([.A51];10; LEN([.A51])-9)" office:value-type="string" office:string-value="M" calcext:value-type="string">
            <text:p>M</text:p>
          </table:table-cell>
          <table:table-cell office:value-type="string" calcext:value-type="string">
            <text:p>M</text:p>
          </table:table-cell>
          <table:table-cell table:formula="of:=COM.MICROSOFT.CONCAT(&quot; {&quot;;[.A51];&quot;,&quot;; REPT(&quot; &quot;;24-LEN([.A51])); &quot;&quot;&quot;&quot;;[.C51];&quot;&quot;&quot;}&quot;;IF([.A52]=&quot;&quot;; &quot;&quot;; &quot;,&quot;))" office:value-type="string" office:string-value=" {OAPI_KEY_M,              &quot;M&quot;}," calcext:value-type="string">
            <text:p><text:s/>{OAPI_KEY_M, <text:s text:c="13"/>"M"},</text:p>
          </table:table-cell>
        </table:table-row>
        <table:table-row table:style-name="ro1">
          <table:table-cell office:value-type="string" calcext:value-type="string">
            <text:p>OAPI_KEY_COMMA</text:p>
          </table:table-cell>
          <table:table-cell table:formula="of:=MID([.A52];10; LEN([.A52])-9)" office:value-type="string" office:string-value="COMMA" calcext:value-type="string">
            <text:p>COMMA</text:p>
          </table:table-cell>
          <table:table-cell office:value-type="string" calcext:value-type="string">
            <text:p>,</text:p>
          </table:table-cell>
          <table:table-cell table:formula="of:=COM.MICROSOFT.CONCAT(&quot; {&quot;;[.A52];&quot;,&quot;; REPT(&quot; &quot;;24-LEN([.A52])); &quot;&quot;&quot;&quot;;[.C52];&quot;&quot;&quot;}&quot;;IF([.A53]=&quot;&quot;; &quot;&quot;; &quot;,&quot;))" office:value-type="string" office:string-value=" {OAPI_KEY_COMMA,          &quot;,&quot;}," calcext:value-type="string">
            <text:p><text:s/>{OAPI_KEY_COMMA, <text:s text:c="9"/>","},</text:p>
          </table:table-cell>
        </table:table-row>
        <table:table-row table:style-name="ro1">
          <table:table-cell office:value-type="string" calcext:value-type="string">
            <text:p>OAPI_KEY_PERIOD</text:p>
          </table:table-cell>
          <table:table-cell table:formula="of:=MID([.A53];10; LEN([.A53])-9)" office:value-type="string" office:string-value="PERIOD" calcext:value-type="string">
            <text:p>PERIOD</text:p>
          </table:table-cell>
          <table:table-cell office:value-type="string" calcext:value-type="string">
            <text:p>.</text:p>
          </table:table-cell>
          <table:table-cell table:formula="of:=COM.MICROSOFT.CONCAT(&quot; {&quot;;[.A53];&quot;,&quot;; REPT(&quot; &quot;;24-LEN([.A53])); &quot;&quot;&quot;&quot;;[.C53];&quot;&quot;&quot;}&quot;;IF([.A54]=&quot;&quot;; &quot;&quot;; &quot;,&quot;))" office:value-type="string" office:string-value=" {OAPI_KEY_PERIOD,         &quot;.&quot;}," calcext:value-type="string">
            <text:p><text:s/>{OAPI_KEY_PERIOD, <text:s text:c="8"/>"."},</text:p>
          </table:table-cell>
        </table:table-row>
        <table:table-row table:style-name="ro1">
          <table:table-cell office:value-type="string" calcext:value-type="string">
            <text:p>OAPI_KEY_SLASH</text:p>
          </table:table-cell>
          <table:table-cell table:formula="of:=MID([.A54];10; LEN([.A54])-9)" office:value-type="string" office:string-value="SLASH" calcext:value-type="string">
            <text:p>SLASH</text:p>
          </table:table-cell>
          <table:table-cell office:value-type="string" calcext:value-type="string">
            <text:p>/</text:p>
          </table:table-cell>
          <table:table-cell table:formula="of:=COM.MICROSOFT.CONCAT(&quot; {&quot;;[.A54];&quot;,&quot;; REPT(&quot; &quot;;24-LEN([.A54])); &quot;&quot;&quot;&quot;;[.C54];&quot;&quot;&quot;}&quot;;IF([.A55]=&quot;&quot;; &quot;&quot;; &quot;,&quot;))" office:value-type="string" office:string-value=" {OAPI_KEY_SLASH,          &quot;/&quot;}," calcext:value-type="string">
            <text:p><text:s/>{OAPI_KEY_SLASH, <text:s text:c="9"/>"/"},</text:p>
          </table:table-cell>
        </table:table-row>
        <table:table-row table:style-name="ro1">
          <table:table-cell office:value-type="string" calcext:value-type="string">
            <text:p>OAPI_KEY_RSHIFT</text:p>
          </table:table-cell>
          <table:table-cell table:formula="of:=MID([.A55];10; LEN([.A55])-9)" office:value-type="string" office:string-value="RSHIFT" calcext:value-type="string">
            <text:p>RSHIFT</text:p>
          </table:table-cell>
          <table:table-cell office:value-type="string" calcext:value-type="string">
            <text:p>RShift</text:p>
          </table:table-cell>
          <table:table-cell table:formula="of:=COM.MICROSOFT.CONCAT(&quot; {&quot;;[.A55];&quot;,&quot;; REPT(&quot; &quot;;24-LEN([.A55])); &quot;&quot;&quot;&quot;;[.C55];&quot;&quot;&quot;}&quot;;IF([.A56]=&quot;&quot;; &quot;&quot;; &quot;,&quot;))" office:value-type="string" office:string-value=" {OAPI_KEY_RSHIFT,         &quot;RShift&quot;}," calcext:value-type="string">
            <text:p><text:s/>{OAPI_KEY_RSHIFT, <text:s text:c="8"/>"RShift"},</text:p>
          </table:table-cell>
        </table:table-row>
        <table:table-row table:style-name="ro1">
          <table:table-cell office:value-type="string" calcext:value-type="string">
            <text:p>OAPI_KEY_MULTIPLY</text:p>
          </table:table-cell>
          <table:table-cell table:formula="of:=MID([.A56];10; LEN([.A56])-9)" office:value-type="string" office:string-value="MULTIPLY" calcext:value-type="string">
            <text:p>MULTIPLY</text:p>
          </table:table-cell>
          <table:table-cell office:value-type="string" calcext:value-type="string">
            <text:p>Keypad *</text:p>
          </table:table-cell>
          <table:table-cell table:formula="of:=COM.MICROSOFT.CONCAT(&quot; {&quot;;[.A56];&quot;,&quot;; REPT(&quot; &quot;;24-LEN([.A56])); &quot;&quot;&quot;&quot;;[.C56];&quot;&quot;&quot;}&quot;;IF([.A57]=&quot;&quot;; &quot;&quot;; &quot;,&quot;))" office:value-type="string" office:string-value=" {OAPI_KEY_MULTIPLY,       &quot;Keypad *&quot;}," calcext:value-type="string">
            <text:p><text:s/>{OAPI_KEY_MULTIPLY, <text:s text:c="6"/>"Keypad *"},</text:p>
          </table:table-cell>
        </table:table-row>
        <table:table-row table:style-name="ro1">
          <table:table-cell office:value-type="string" calcext:value-type="string">
            <text:p>OAPI_KEY_LALT</text:p>
          </table:table-cell>
          <table:table-cell table:formula="of:=MID([.A57];10; LEN([.A57])-9)" office:value-type="string" office:string-value="LALT" calcext:value-type="string">
            <text:p>LALT</text:p>
          </table:table-cell>
          <table:table-cell office:value-type="string" calcext:value-type="string">
            <text:p>LAlt</text:p>
          </table:table-cell>
          <table:table-cell table:formula="of:=COM.MICROSOFT.CONCAT(&quot; {&quot;;[.A57];&quot;,&quot;; REPT(&quot; &quot;;24-LEN([.A57])); &quot;&quot;&quot;&quot;;[.C57];&quot;&quot;&quot;}&quot;;IF([.A58]=&quot;&quot;; &quot;&quot;; &quot;,&quot;))" office:value-type="string" office:string-value=" {OAPI_KEY_LALT,           &quot;LAlt&quot;}," calcext:value-type="string">
            <text:p><text:s/>{OAPI_KEY_LALT, <text:s text:c="10"/>"LAlt"},</text:p>
          </table:table-cell>
        </table:table-row>
        <table:table-row table:style-name="ro1">
          <table:table-cell office:value-type="string" calcext:value-type="string">
            <text:p>OAPI_KEY_SPACE</text:p>
          </table:table-cell>
          <table:table-cell table:formula="of:=MID([.A58];10; LEN([.A58])-9)" office:value-type="string" office:string-value="SPACE" calcext:value-type="string">
            <text:p>SPACE</text:p>
          </table:table-cell>
          <table:table-cell office:value-type="string" calcext:value-type="string">
            <text:p>Space</text:p>
          </table:table-cell>
          <table:table-cell table:formula="of:=COM.MICROSOFT.CONCAT(&quot; {&quot;;[.A58];&quot;,&quot;; REPT(&quot; &quot;;24-LEN([.A58])); &quot;&quot;&quot;&quot;;[.C58];&quot;&quot;&quot;}&quot;;IF([.A59]=&quot;&quot;; &quot;&quot;; &quot;,&quot;))" office:value-type="string" office:string-value=" {OAPI_KEY_SPACE,          &quot;Space&quot;}," calcext:value-type="string">
            <text:p><text:s/>{OAPI_KEY_SPACE, <text:s text:c="9"/>"Space"},</text:p>
          </table:table-cell>
        </table:table-row>
        <table:table-row table:style-name="ro1">
          <table:table-cell office:value-type="string" calcext:value-type="string">
            <text:p>OAPI_KEY_CAPITAL</text:p>
          </table:table-cell>
          <table:table-cell table:formula="of:=MID([.A59];10; LEN([.A59])-9)" office:value-type="string" office:string-value="CAPITAL" calcext:value-type="string">
            <text:p>CAPITAL</text:p>
          </table:table-cell>
          <table:table-cell office:value-type="string" calcext:value-type="string">
            <text:p>Caps Lock</text:p>
          </table:table-cell>
          <table:table-cell table:formula="of:=COM.MICROSOFT.CONCAT(&quot; {&quot;;[.A59];&quot;,&quot;; REPT(&quot; &quot;;24-LEN([.A59])); &quot;&quot;&quot;&quot;;[.C59];&quot;&quot;&quot;}&quot;;IF([.A60]=&quot;&quot;; &quot;&quot;; &quot;,&quot;))" office:value-type="string" office:string-value=" {OAPI_KEY_CAPITAL,        &quot;Caps Lock&quot;}," calcext:value-type="string">
            <text:p><text:s/>{OAPI_KEY_CAPITAL, <text:s text:c="7"/>"Caps Lock"},</text:p>
          </table:table-cell>
        </table:table-row>
        <table:table-row table:style-name="ro1">
          <table:table-cell office:value-type="string" calcext:value-type="string">
            <text:p>OAPI_KEY_F1</text:p>
          </table:table-cell>
          <table:table-cell table:formula="of:=MID([.A60];10; LEN([.A60])-9)" office:value-type="string" office:string-value="F1" calcext:value-type="string">
            <text:p>F1</text:p>
          </table:table-cell>
          <table:table-cell office:value-type="string" calcext:value-type="string">
            <text:p>F1</text:p>
          </table:table-cell>
          <table:table-cell table:formula="of:=COM.MICROSOFT.CONCAT(&quot; {&quot;;[.A60];&quot;,&quot;; REPT(&quot; &quot;;24-LEN([.A60])); &quot;&quot;&quot;&quot;;[.C60];&quot;&quot;&quot;}&quot;;IF([.A61]=&quot;&quot;; &quot;&quot;; &quot;,&quot;))" office:value-type="string" office:string-value=" {OAPI_KEY_F1,             &quot;F1&quot;}," calcext:value-type="string">
            <text:p><text:s/>{OAPI_KEY_F1, <text:s text:c="12"/>"F1"},</text:p>
          </table:table-cell>
        </table:table-row>
        <table:table-row table:style-name="ro1">
          <table:table-cell office:value-type="string" calcext:value-type="string">
            <text:p>OAPI_KEY_F2</text:p>
          </table:table-cell>
          <table:table-cell table:formula="of:=MID([.A61];10; LEN([.A61])-9)" office:value-type="string" office:string-value="F2" calcext:value-type="string">
            <text:p>F2</text:p>
          </table:table-cell>
          <table:table-cell office:value-type="string" calcext:value-type="string">
            <text:p>F2</text:p>
          </table:table-cell>
          <table:table-cell table:formula="of:=COM.MICROSOFT.CONCAT(&quot; {&quot;;[.A61];&quot;,&quot;; REPT(&quot; &quot;;24-LEN([.A61])); &quot;&quot;&quot;&quot;;[.C61];&quot;&quot;&quot;}&quot;;IF([.A62]=&quot;&quot;; &quot;&quot;; &quot;,&quot;))" office:value-type="string" office:string-value=" {OAPI_KEY_F2,             &quot;F2&quot;}," calcext:value-type="string">
            <text:p><text:s/>{OAPI_KEY_F2, <text:s text:c="12"/>"F2"},</text:p>
          </table:table-cell>
        </table:table-row>
        <table:table-row table:style-name="ro1">
          <table:table-cell office:value-type="string" calcext:value-type="string">
            <text:p>OAPI_KEY_F3</text:p>
          </table:table-cell>
          <table:table-cell table:formula="of:=MID([.A62];10; LEN([.A62])-9)" office:value-type="string" office:string-value="F3" calcext:value-type="string">
            <text:p>F3</text:p>
          </table:table-cell>
          <table:table-cell office:value-type="string" calcext:value-type="string">
            <text:p>F3</text:p>
          </table:table-cell>
          <table:table-cell table:formula="of:=COM.MICROSOFT.CONCAT(&quot; {&quot;;[.A62];&quot;,&quot;; REPT(&quot; &quot;;24-LEN([.A62])); &quot;&quot;&quot;&quot;;[.C62];&quot;&quot;&quot;}&quot;;IF([.A63]=&quot;&quot;; &quot;&quot;; &quot;,&quot;))" office:value-type="string" office:string-value=" {OAPI_KEY_F3,             &quot;F3&quot;}," calcext:value-type="string">
            <text:p><text:s/>{OAPI_KEY_F3, <text:s text:c="12"/>"F3"},</text:p>
          </table:table-cell>
        </table:table-row>
        <table:table-row table:style-name="ro1">
          <table:table-cell office:value-type="string" calcext:value-type="string">
            <text:p>OAPI_KEY_F4</text:p>
          </table:table-cell>
          <table:table-cell table:formula="of:=MID([.A63];10; LEN([.A63])-9)" office:value-type="string" office:string-value="F4" calcext:value-type="string">
            <text:p>F4</text:p>
          </table:table-cell>
          <table:table-cell office:value-type="string" calcext:value-type="string">
            <text:p>F4</text:p>
          </table:table-cell>
          <table:table-cell table:formula="of:=COM.MICROSOFT.CONCAT(&quot; {&quot;;[.A63];&quot;,&quot;; REPT(&quot; &quot;;24-LEN([.A63])); &quot;&quot;&quot;&quot;;[.C63];&quot;&quot;&quot;}&quot;;IF([.A64]=&quot;&quot;; &quot;&quot;; &quot;,&quot;))" office:value-type="string" office:string-value=" {OAPI_KEY_F4,             &quot;F4&quot;}," calcext:value-type="string">
            <text:p><text:s/>{OAPI_KEY_F4, <text:s text:c="12"/>"F4"},</text:p>
          </table:table-cell>
        </table:table-row>
        <table:table-row table:style-name="ro1">
          <table:table-cell office:value-type="string" calcext:value-type="string">
            <text:p>OAPI_KEY_F5</text:p>
          </table:table-cell>
          <table:table-cell table:formula="of:=MID([.A64];10; LEN([.A64])-9)" office:value-type="string" office:string-value="F5" calcext:value-type="string">
            <text:p>F5</text:p>
          </table:table-cell>
          <table:table-cell office:value-type="string" calcext:value-type="string">
            <text:p>F5</text:p>
          </table:table-cell>
          <table:table-cell table:formula="of:=COM.MICROSOFT.CONCAT(&quot; {&quot;;[.A64];&quot;,&quot;; REPT(&quot; &quot;;24-LEN([.A64])); &quot;&quot;&quot;&quot;;[.C64];&quot;&quot;&quot;}&quot;;IF([.A65]=&quot;&quot;; &quot;&quot;; &quot;,&quot;))" office:value-type="string" office:string-value=" {OAPI_KEY_F5,             &quot;F5&quot;}," calcext:value-type="string">
            <text:p><text:s/>{OAPI_KEY_F5, <text:s text:c="12"/>"F5"},</text:p>
          </table:table-cell>
        </table:table-row>
        <table:table-row table:style-name="ro1">
          <table:table-cell office:value-type="string" calcext:value-type="string">
            <text:p>OAPI_KEY_F6</text:p>
          </table:table-cell>
          <table:table-cell table:formula="of:=MID([.A65];10; LEN([.A65])-9)" office:value-type="string" office:string-value="F6" calcext:value-type="string">
            <text:p>F6</text:p>
          </table:table-cell>
          <table:table-cell office:value-type="string" calcext:value-type="string">
            <text:p>F6</text:p>
          </table:table-cell>
          <table:table-cell table:formula="of:=COM.MICROSOFT.CONCAT(&quot; {&quot;;[.A65];&quot;,&quot;; REPT(&quot; &quot;;24-LEN([.A65])); &quot;&quot;&quot;&quot;;[.C65];&quot;&quot;&quot;}&quot;;IF([.A66]=&quot;&quot;; &quot;&quot;; &quot;,&quot;))" office:value-type="string" office:string-value=" {OAPI_KEY_F6,             &quot;F6&quot;}," calcext:value-type="string">
            <text:p><text:s/>{OAPI_KEY_F6, <text:s text:c="12"/>"F6"},</text:p>
          </table:table-cell>
        </table:table-row>
        <table:table-row table:style-name="ro1">
          <table:table-cell office:value-type="string" calcext:value-type="string">
            <text:p>OAPI_KEY_F7</text:p>
          </table:table-cell>
          <table:table-cell table:formula="of:=MID([.A66];10; LEN([.A66])-9)" office:value-type="string" office:string-value="F7" calcext:value-type="string">
            <text:p>F7</text:p>
          </table:table-cell>
          <table:table-cell office:value-type="string" calcext:value-type="string">
            <text:p>F7</text:p>
          </table:table-cell>
          <table:table-cell table:formula="of:=COM.MICROSOFT.CONCAT(&quot; {&quot;;[.A66];&quot;,&quot;; REPT(&quot; &quot;;24-LEN([.A66])); &quot;&quot;&quot;&quot;;[.C66];&quot;&quot;&quot;}&quot;;IF([.A67]=&quot;&quot;; &quot;&quot;; &quot;,&quot;))" office:value-type="string" office:string-value=" {OAPI_KEY_F7,             &quot;F7&quot;}," calcext:value-type="string">
            <text:p><text:s/>{OAPI_KEY_F7, <text:s text:c="12"/>"F7"},</text:p>
          </table:table-cell>
        </table:table-row>
        <table:table-row table:style-name="ro1">
          <table:table-cell office:value-type="string" calcext:value-type="string">
            <text:p>OAPI_KEY_F8</text:p>
          </table:table-cell>
          <table:table-cell table:formula="of:=MID([.A67];10; LEN([.A67])-9)" office:value-type="string" office:string-value="F8" calcext:value-type="string">
            <text:p>F8</text:p>
          </table:table-cell>
          <table:table-cell office:value-type="string" calcext:value-type="string">
            <text:p>F8</text:p>
          </table:table-cell>
          <table:table-cell table:formula="of:=COM.MICROSOFT.CONCAT(&quot; {&quot;;[.A67];&quot;,&quot;; REPT(&quot; &quot;;24-LEN([.A67])); &quot;&quot;&quot;&quot;;[.C67];&quot;&quot;&quot;}&quot;;IF([.A68]=&quot;&quot;; &quot;&quot;; &quot;,&quot;))" office:value-type="string" office:string-value=" {OAPI_KEY_F8,             &quot;F8&quot;}," calcext:value-type="string">
            <text:p><text:s/>{OAPI_KEY_F8, <text:s text:c="12"/>"F8"},</text:p>
          </table:table-cell>
        </table:table-row>
        <table:table-row table:style-name="ro1">
          <table:table-cell office:value-type="string" calcext:value-type="string">
            <text:p>OAPI_KEY_F9</text:p>
          </table:table-cell>
          <table:table-cell table:formula="of:=MID([.A68];10; LEN([.A68])-9)" office:value-type="string" office:string-value="F9" calcext:value-type="string">
            <text:p>F9</text:p>
          </table:table-cell>
          <table:table-cell office:value-type="string" calcext:value-type="string">
            <text:p>F9</text:p>
          </table:table-cell>
          <table:table-cell table:formula="of:=COM.MICROSOFT.CONCAT(&quot; {&quot;;[.A68];&quot;,&quot;; REPT(&quot; &quot;;24-LEN([.A68])); &quot;&quot;&quot;&quot;;[.C68];&quot;&quot;&quot;}&quot;;IF([.A69]=&quot;&quot;; &quot;&quot;; &quot;,&quot;))" office:value-type="string" office:string-value=" {OAPI_KEY_F9,             &quot;F9&quot;}," calcext:value-type="string">
            <text:p><text:s/>{OAPI_KEY_F9, <text:s text:c="12"/>"F9"},</text:p>
          </table:table-cell>
        </table:table-row>
        <table:table-row table:style-name="ro1">
          <table:table-cell office:value-type="string" calcext:value-type="string">
            <text:p>OAPI_KEY_F10</text:p>
          </table:table-cell>
          <table:table-cell table:formula="of:=MID([.A69];10; LEN([.A69])-9)" office:value-type="string" office:string-value="F10" calcext:value-type="string">
            <text:p>F10</text:p>
          </table:table-cell>
          <table:table-cell office:value-type="string" calcext:value-type="string">
            <text:p>F10</text:p>
          </table:table-cell>
          <table:table-cell table:formula="of:=COM.MICROSOFT.CONCAT(&quot; {&quot;;[.A69];&quot;,&quot;; REPT(&quot; &quot;;24-LEN([.A69])); &quot;&quot;&quot;&quot;;[.C69];&quot;&quot;&quot;}&quot;;IF([.A70]=&quot;&quot;; &quot;&quot;; &quot;,&quot;))" office:value-type="string" office:string-value=" {OAPI_KEY_F10,            &quot;F10&quot;}," calcext:value-type="string">
            <text:p><text:s/>{OAPI_KEY_F10, <text:s text:c="11"/>"F10"},</text:p>
          </table:table-cell>
        </table:table-row>
        <table:table-row table:style-name="ro1">
          <table:table-cell office:value-type="string" calcext:value-type="string">
            <text:p>OAPI_KEY_NUMLOCK</text:p>
          </table:table-cell>
          <table:table-cell table:formula="of:=MID([.A70];10; LEN([.A70])-9)" office:value-type="string" office:string-value="NUMLOCK" calcext:value-type="string">
            <text:p>NUMLOCK</text:p>
          </table:table-cell>
          <table:table-cell office:value-type="string" calcext:value-type="string">
            <text:p>Num Lock</text:p>
          </table:table-cell>
          <table:table-cell table:formula="of:=COM.MICROSOFT.CONCAT(&quot; {&quot;;[.A70];&quot;,&quot;; REPT(&quot; &quot;;24-LEN([.A70])); &quot;&quot;&quot;&quot;;[.C70];&quot;&quot;&quot;}&quot;;IF([.A71]=&quot;&quot;; &quot;&quot;; &quot;,&quot;))" office:value-type="string" office:string-value=" {OAPI_KEY_NUMLOCK,        &quot;Num Lock&quot;}," calcext:value-type="string">
            <text:p><text:s/>{OAPI_KEY_NUMLOCK, <text:s text:c="7"/>"Num Lock"},</text:p>
          </table:table-cell>
        </table:table-row>
        <table:table-row table:style-name="ro1">
          <table:table-cell office:value-type="string" calcext:value-type="string">
            <text:p>OAPI_KEY_SCROLL</text:p>
          </table:table-cell>
          <table:table-cell table:formula="of:=MID([.A71];10; LEN([.A71])-9)" office:value-type="string" office:string-value="SCROLL" calcext:value-type="string">
            <text:p>SCROLL</text:p>
          </table:table-cell>
          <table:table-cell office:value-type="string" calcext:value-type="string">
            <text:p>Scroll Lock</text:p>
          </table:table-cell>
          <table:table-cell table:formula="of:=COM.MICROSOFT.CONCAT(&quot; {&quot;;[.A71];&quot;,&quot;; REPT(&quot; &quot;;24-LEN([.A71])); &quot;&quot;&quot;&quot;;[.C71];&quot;&quot;&quot;}&quot;;IF([.A72]=&quot;&quot;; &quot;&quot;; &quot;,&quot;))" office:value-type="string" office:string-value=" {OAPI_KEY_SCROLL,         &quot;Scroll Lock&quot;}," calcext:value-type="string">
            <text:p><text:s/>{OAPI_KEY_SCROLL, <text:s text:c="8"/>"Scroll Lock"},</text:p>
          </table:table-cell>
        </table:table-row>
        <table:table-row table:style-name="ro1">
          <table:table-cell office:value-type="string" calcext:value-type="string">
            <text:p>OAPI_KEY_NUMPAD7</text:p>
          </table:table-cell>
          <table:table-cell table:formula="of:=MID([.A72];10; LEN([.A72])-9)" office:value-type="string" office:string-value="NUMPAD7" calcext:value-type="string">
            <text:p>NUMPAD7</text:p>
          </table:table-cell>
          <table:table-cell office:value-type="string" calcext:value-type="string">
            <text:p>Keypad 7</text:p>
          </table:table-cell>
          <table:table-cell table:formula="of:=COM.MICROSOFT.CONCAT(&quot; {&quot;;[.A72];&quot;,&quot;; REPT(&quot; &quot;;24-LEN([.A72])); &quot;&quot;&quot;&quot;;[.C72];&quot;&quot;&quot;}&quot;;IF([.A73]=&quot;&quot;; &quot;&quot;; &quot;,&quot;))" office:value-type="string" office:string-value=" {OAPI_KEY_NUMPAD7,        &quot;Keypad 7&quot;}," calcext:value-type="string">
            <text:p><text:s/>{OAPI_KEY_NUMPAD7, <text:s text:c="7"/>"Keypad 7"},</text:p>
          </table:table-cell>
        </table:table-row>
        <table:table-row table:style-name="ro1">
          <table:table-cell office:value-type="string" calcext:value-type="string">
            <text:p>OAPI_KEY_NUMPAD8</text:p>
          </table:table-cell>
          <table:table-cell table:formula="of:=MID([.A73];10; LEN([.A73])-9)" office:value-type="string" office:string-value="NUMPAD8" calcext:value-type="string">
            <text:p>NUMPAD8</text:p>
          </table:table-cell>
          <table:table-cell office:value-type="string" calcext:value-type="string">
            <text:p>Keypad 8</text:p>
          </table:table-cell>
          <table:table-cell table:formula="of:=COM.MICROSOFT.CONCAT(&quot; {&quot;;[.A73];&quot;,&quot;; REPT(&quot; &quot;;24-LEN([.A73])); &quot;&quot;&quot;&quot;;[.C73];&quot;&quot;&quot;}&quot;;IF([.A74]=&quot;&quot;; &quot;&quot;; &quot;,&quot;))" office:value-type="string" office:string-value=" {OAPI_KEY_NUMPAD8,        &quot;Keypad 8&quot;}," calcext:value-type="string">
            <text:p><text:s/>{OAPI_KEY_NUMPAD8, <text:s text:c="7"/>"Keypad 8"},</text:p>
          </table:table-cell>
        </table:table-row>
        <table:table-row table:style-name="ro1">
          <table:table-cell office:value-type="string" calcext:value-type="string">
            <text:p>OAPI_KEY_NUMPAD9</text:p>
          </table:table-cell>
          <table:table-cell table:formula="of:=MID([.A74];10; LEN([.A74])-9)" office:value-type="string" office:string-value="NUMPAD9" calcext:value-type="string">
            <text:p>NUMPAD9</text:p>
          </table:table-cell>
          <table:table-cell office:value-type="string" calcext:value-type="string">
            <text:p>Keypad 9</text:p>
          </table:table-cell>
          <table:table-cell table:formula="of:=COM.MICROSOFT.CONCAT(&quot; {&quot;;[.A74];&quot;,&quot;; REPT(&quot; &quot;;24-LEN([.A74])); &quot;&quot;&quot;&quot;;[.C74];&quot;&quot;&quot;}&quot;;IF([.A75]=&quot;&quot;; &quot;&quot;; &quot;,&quot;))" office:value-type="string" office:string-value=" {OAPI_KEY_NUMPAD9,        &quot;Keypad 9&quot;}," calcext:value-type="string">
            <text:p><text:s/>{OAPI_KEY_NUMPAD9, <text:s text:c="7"/>"Keypad 9"},</text:p>
          </table:table-cell>
        </table:table-row>
        <table:table-row table:style-name="ro1">
          <table:table-cell office:value-type="string" calcext:value-type="string">
            <text:p>OAPI_KEY_SUBTRACT</text:p>
          </table:table-cell>
          <table:table-cell table:formula="of:=MID([.A75];10; LEN([.A75])-9)" office:value-type="string" office:string-value="SUBTRACT" calcext:value-type="string">
            <text:p>SUBTRACT</text:p>
          </table:table-cell>
          <table:table-cell office:value-type="string" calcext:value-type="string">
            <text:p>Keypad -</text:p>
          </table:table-cell>
          <table:table-cell table:formula="of:=COM.MICROSOFT.CONCAT(&quot; {&quot;;[.A75];&quot;,&quot;; REPT(&quot; &quot;;24-LEN([.A75])); &quot;&quot;&quot;&quot;;[.C75];&quot;&quot;&quot;}&quot;;IF([.A76]=&quot;&quot;; &quot;&quot;; &quot;,&quot;))" office:value-type="string" office:string-value=" {OAPI_KEY_SUBTRACT,       &quot;Keypad -&quot;}," calcext:value-type="string">
            <text:p><text:s/>{OAPI_KEY_SUBTRACT, <text:s text:c="6"/>"Keypad -"},</text:p>
          </table:table-cell>
        </table:table-row>
        <table:table-row table:style-name="ro1">
          <table:table-cell office:value-type="string" calcext:value-type="string">
            <text:p>OAPI_KEY_NUMPAD4</text:p>
          </table:table-cell>
          <table:table-cell table:formula="of:=MID([.A76];10; LEN([.A76])-9)" office:value-type="string" office:string-value="NUMPAD4" calcext:value-type="string">
            <text:p>NUMPAD4</text:p>
          </table:table-cell>
          <table:table-cell office:value-type="string" calcext:value-type="string">
            <text:p>Keypad 4</text:p>
          </table:table-cell>
          <table:table-cell table:formula="of:=COM.MICROSOFT.CONCAT(&quot; {&quot;;[.A76];&quot;,&quot;; REPT(&quot; &quot;;24-LEN([.A76])); &quot;&quot;&quot;&quot;;[.C76];&quot;&quot;&quot;}&quot;;IF([.A77]=&quot;&quot;; &quot;&quot;; &quot;,&quot;))" office:value-type="string" office:string-value=" {OAPI_KEY_NUMPAD4,        &quot;Keypad 4&quot;}," calcext:value-type="string">
            <text:p><text:s/>{OAPI_KEY_NUMPAD4, <text:s text:c="7"/>"Keypad 4"},</text:p>
          </table:table-cell>
        </table:table-row>
        <table:table-row table:style-name="ro1">
          <table:table-cell office:value-type="string" calcext:value-type="string">
            <text:p>OAPI_KEY_NUMPAD5</text:p>
          </table:table-cell>
          <table:table-cell table:formula="of:=MID([.A77];10; LEN([.A77])-9)" office:value-type="string" office:string-value="NUMPAD5" calcext:value-type="string">
            <text:p>NUMPAD5</text:p>
          </table:table-cell>
          <table:table-cell office:value-type="string" calcext:value-type="string">
            <text:p>Keypad 5</text:p>
          </table:table-cell>
          <table:table-cell table:formula="of:=COM.MICROSOFT.CONCAT(&quot; {&quot;;[.A77];&quot;,&quot;; REPT(&quot; &quot;;24-LEN([.A77])); &quot;&quot;&quot;&quot;;[.C77];&quot;&quot;&quot;}&quot;;IF([.A78]=&quot;&quot;; &quot;&quot;; &quot;,&quot;))" office:value-type="string" office:string-value=" {OAPI_KEY_NUMPAD5,        &quot;Keypad 5&quot;}," calcext:value-type="string">
            <text:p><text:s/>{OAPI_KEY_NUMPAD5, <text:s text:c="7"/>"Keypad 5"},</text:p>
          </table:table-cell>
        </table:table-row>
        <table:table-row table:style-name="ro1">
          <table:table-cell office:value-type="string" calcext:value-type="string">
            <text:p>OAPI_KEY_NUMPAD6</text:p>
          </table:table-cell>
          <table:table-cell table:formula="of:=MID([.A78];10; LEN([.A78])-9)" office:value-type="string" office:string-value="NUMPAD6" calcext:value-type="string">
            <text:p>NUMPAD6</text:p>
          </table:table-cell>
          <table:table-cell office:value-type="string" calcext:value-type="string">
            <text:p>Keypad 6</text:p>
          </table:table-cell>
          <table:table-cell table:formula="of:=COM.MICROSOFT.CONCAT(&quot; {&quot;;[.A78];&quot;,&quot;; REPT(&quot; &quot;;24-LEN([.A78])); &quot;&quot;&quot;&quot;;[.C78];&quot;&quot;&quot;}&quot;;IF([.A79]=&quot;&quot;; &quot;&quot;; &quot;,&quot;))" office:value-type="string" office:string-value=" {OAPI_KEY_NUMPAD6,        &quot;Keypad 6&quot;}," calcext:value-type="string">
            <text:p><text:s/>{OAPI_KEY_NUMPAD6, <text:s text:c="7"/>"Keypad 6"},</text:p>
          </table:table-cell>
        </table:table-row>
        <table:table-row table:style-name="ro1">
          <table:table-cell office:value-type="string" calcext:value-type="string">
            <text:p>OAPI_KEY_ADD</text:p>
          </table:table-cell>
          <table:table-cell table:formula="of:=MID([.A79];10; LEN([.A79])-9)" office:value-type="string" office:string-value="ADD" calcext:value-type="string">
            <text:p>ADD</text:p>
          </table:table-cell>
          <table:table-cell office:value-type="string" calcext:value-type="string">
            <text:p>Keypad +</text:p>
          </table:table-cell>
          <table:table-cell table:formula="of:=COM.MICROSOFT.CONCAT(&quot; {&quot;;[.A79];&quot;,&quot;; REPT(&quot; &quot;;24-LEN([.A79])); &quot;&quot;&quot;&quot;;[.C79];&quot;&quot;&quot;}&quot;;IF([.A80]=&quot;&quot;; &quot;&quot;; &quot;,&quot;))" office:value-type="string" office:string-value=" {OAPI_KEY_ADD,            &quot;Keypad +&quot;}," calcext:value-type="string">
            <text:p><text:s/>{OAPI_KEY_ADD, <text:s text:c="11"/>"Keypad +"},</text:p>
          </table:table-cell>
        </table:table-row>
        <table:table-row table:style-name="ro1">
          <table:table-cell office:value-type="string" calcext:value-type="string">
            <text:p>OAPI_KEY_NUMPAD1</text:p>
          </table:table-cell>
          <table:table-cell table:formula="of:=MID([.A80];10; LEN([.A80])-9)" office:value-type="string" office:string-value="NUMPAD1" calcext:value-type="string">
            <text:p>NUMPAD1</text:p>
          </table:table-cell>
          <table:table-cell office:value-type="string" calcext:value-type="string">
            <text:p>Keypad 1</text:p>
          </table:table-cell>
          <table:table-cell table:formula="of:=COM.MICROSOFT.CONCAT(&quot; {&quot;;[.A80];&quot;,&quot;; REPT(&quot; &quot;;24-LEN([.A80])); &quot;&quot;&quot;&quot;;[.C80];&quot;&quot;&quot;}&quot;;IF([.A81]=&quot;&quot;; &quot;&quot;; &quot;,&quot;))" office:value-type="string" office:string-value=" {OAPI_KEY_NUMPAD1,        &quot;Keypad 1&quot;}," calcext:value-type="string">
            <text:p><text:s/>{OAPI_KEY_NUMPAD1, <text:s text:c="7"/>"Keypad 1"},</text:p>
          </table:table-cell>
        </table:table-row>
        <table:table-row table:style-name="ro1">
          <table:table-cell office:value-type="string" calcext:value-type="string">
            <text:p>OAPI_KEY_NUMPAD2</text:p>
          </table:table-cell>
          <table:table-cell table:formula="of:=MID([.A81];10; LEN([.A81])-9)" office:value-type="string" office:string-value="NUMPAD2" calcext:value-type="string">
            <text:p>NUMPAD2</text:p>
          </table:table-cell>
          <table:table-cell office:value-type="string" calcext:value-type="string">
            <text:p>Keypad 2</text:p>
          </table:table-cell>
          <table:table-cell table:formula="of:=COM.MICROSOFT.CONCAT(&quot; {&quot;;[.A81];&quot;,&quot;; REPT(&quot; &quot;;24-LEN([.A81])); &quot;&quot;&quot;&quot;;[.C81];&quot;&quot;&quot;}&quot;;IF([.A82]=&quot;&quot;; &quot;&quot;; &quot;,&quot;))" office:value-type="string" office:string-value=" {OAPI_KEY_NUMPAD2,        &quot;Keypad 2&quot;}," calcext:value-type="string">
            <text:p><text:s/>{OAPI_KEY_NUMPAD2, <text:s text:c="7"/>"Keypad 2"},</text:p>
          </table:table-cell>
        </table:table-row>
        <table:table-row table:style-name="ro1">
          <table:table-cell office:value-type="string" calcext:value-type="string">
            <text:p>OAPI_KEY_NUMPAD3</text:p>
          </table:table-cell>
          <table:table-cell table:formula="of:=MID([.A82];10; LEN([.A82])-9)" office:value-type="string" office:string-value="NUMPAD3" calcext:value-type="string">
            <text:p>NUMPAD3</text:p>
          </table:table-cell>
          <table:table-cell office:value-type="string" calcext:value-type="string">
            <text:p>Keypad 3</text:p>
          </table:table-cell>
          <table:table-cell table:formula="of:=COM.MICROSOFT.CONCAT(&quot; {&quot;;[.A82];&quot;,&quot;; REPT(&quot; &quot;;24-LEN([.A82])); &quot;&quot;&quot;&quot;;[.C82];&quot;&quot;&quot;}&quot;;IF([.A83]=&quot;&quot;; &quot;&quot;; &quot;,&quot;))" office:value-type="string" office:string-value=" {OAPI_KEY_NUMPAD3,        &quot;Keypad 3&quot;}," calcext:value-type="string">
            <text:p><text:s/>{OAPI_KEY_NUMPAD3, <text:s text:c="7"/>"Keypad 3"},</text:p>
          </table:table-cell>
        </table:table-row>
        <table:table-row table:style-name="ro1">
          <table:table-cell office:value-type="string" calcext:value-type="string">
            <text:p>OAPI_KEY_NUMPAD0</text:p>
          </table:table-cell>
          <table:table-cell table:formula="of:=MID([.A83];10; LEN([.A83])-9)" office:value-type="string" office:string-value="NUMPAD0" calcext:value-type="string">
            <text:p>NUMPAD0</text:p>
          </table:table-cell>
          <table:table-cell office:value-type="string" calcext:value-type="string">
            <text:p>Keypad 0</text:p>
          </table:table-cell>
          <table:table-cell table:formula="of:=COM.MICROSOFT.CONCAT(&quot; {&quot;;[.A83];&quot;,&quot;; REPT(&quot; &quot;;24-LEN([.A83])); &quot;&quot;&quot;&quot;;[.C83];&quot;&quot;&quot;}&quot;;IF([.A84]=&quot;&quot;; &quot;&quot;; &quot;,&quot;))" office:value-type="string" office:string-value=" {OAPI_KEY_NUMPAD0,        &quot;Keypad 0&quot;}," calcext:value-type="string">
            <text:p><text:s/>{OAPI_KEY_NUMPAD0, <text:s text:c="7"/>"Keypad 0"},</text:p>
          </table:table-cell>
        </table:table-row>
        <table:table-row table:style-name="ro1">
          <table:table-cell office:value-type="string" calcext:value-type="string">
            <text:p>OAPI_KEY_DECIMAL</text:p>
          </table:table-cell>
          <table:table-cell table:formula="of:=MID([.A84];10; LEN([.A84])-9)" office:value-type="string" office:string-value="DECIMAL" calcext:value-type="string">
            <text:p>DECIMAL</text:p>
          </table:table-cell>
          <table:table-cell office:value-type="string" calcext:value-type="string">
            <text:p>Keypad .</text:p>
          </table:table-cell>
          <table:table-cell table:formula="of:=COM.MICROSOFT.CONCAT(&quot; {&quot;;[.A84];&quot;,&quot;; REPT(&quot; &quot;;24-LEN([.A84])); &quot;&quot;&quot;&quot;;[.C84];&quot;&quot;&quot;}&quot;;IF([.A85]=&quot;&quot;; &quot;&quot;; &quot;,&quot;))" office:value-type="string" office:string-value=" {OAPI_KEY_DECIMAL,        &quot;Keypad .&quot;}," calcext:value-type="string">
            <text:p><text:s/>{OAPI_KEY_DECIMAL, <text:s text:c="7"/>"Keypad ."},</text:p>
          </table:table-cell>
        </table:table-row>
        <table:table-row table:style-name="ro1">
          <table:table-cell office:value-type="string" calcext:value-type="string">
            <text:p>OAPI_KEY_OEM_102</text:p>
          </table:table-cell>
          <table:table-cell table:formula="of:=MID([.A85];10; LEN([.A85])-9)" office:value-type="string" office:string-value="OEM_102" calcext:value-type="string">
            <text:p>OEM_102</text:p>
          </table:table-cell>
          <table:table-cell office:value-type="string" calcext:value-type="string">
            <text:p>OEM 102</text:p>
          </table:table-cell>
          <table:table-cell table:formula="of:=COM.MICROSOFT.CONCAT(&quot; {&quot;;[.A85];&quot;,&quot;; REPT(&quot; &quot;;24-LEN([.A85])); &quot;&quot;&quot;&quot;;[.C85];&quot;&quot;&quot;}&quot;;IF([.A86]=&quot;&quot;; &quot;&quot;; &quot;,&quot;))" office:value-type="string" office:string-value=" {OAPI_KEY_OEM_102,        &quot;OEM 102&quot;}," calcext:value-type="string">
            <text:p><text:s/>{OAPI_KEY_OEM_102, <text:s text:c="7"/>"OEM 102"},</text:p>
          </table:table-cell>
        </table:table-row>
        <table:table-row table:style-name="ro1">
          <table:table-cell office:value-type="string" calcext:value-type="string">
            <text:p>OAPI_KEY_F11</text:p>
          </table:table-cell>
          <table:table-cell table:formula="of:=MID([.A86];10; LEN([.A86])-9)" office:value-type="string" office:string-value="F11" calcext:value-type="string">
            <text:p>F11</text:p>
          </table:table-cell>
          <table:table-cell office:value-type="string" calcext:value-type="string">
            <text:p>F11</text:p>
          </table:table-cell>
          <table:table-cell table:formula="of:=COM.MICROSOFT.CONCAT(&quot; {&quot;;[.A86];&quot;,&quot;; REPT(&quot; &quot;;24-LEN([.A86])); &quot;&quot;&quot;&quot;;[.C86];&quot;&quot;&quot;}&quot;;IF([.A87]=&quot;&quot;; &quot;&quot;; &quot;,&quot;))" office:value-type="string" office:string-value=" {OAPI_KEY_F11,            &quot;F11&quot;}," calcext:value-type="string">
            <text:p><text:s/>{OAPI_KEY_F11, <text:s text:c="11"/>"F11"},</text:p>
          </table:table-cell>
        </table:table-row>
        <table:table-row table:style-name="ro1">
          <table:table-cell office:value-type="string" calcext:value-type="string">
            <text:p>OAPI_KEY_F12</text:p>
          </table:table-cell>
          <table:table-cell table:formula="of:=MID([.A87];10; LEN([.A87])-9)" office:value-type="string" office:string-value="F12" calcext:value-type="string">
            <text:p>F12</text:p>
          </table:table-cell>
          <table:table-cell office:value-type="string" calcext:value-type="string">
            <text:p>F12</text:p>
          </table:table-cell>
          <table:table-cell table:formula="of:=COM.MICROSOFT.CONCAT(&quot; {&quot;;[.A87];&quot;,&quot;; REPT(&quot; &quot;;24-LEN([.A87])); &quot;&quot;&quot;&quot;;[.C87];&quot;&quot;&quot;}&quot;;IF([.A88]=&quot;&quot;; &quot;&quot;; &quot;,&quot;))" office:value-type="string" office:string-value=" {OAPI_KEY_F12,            &quot;F12&quot;}," calcext:value-type="string">
            <text:p><text:s/>{OAPI_KEY_F12, <text:s text:c="11"/>"F12"},</text:p>
          </table:table-cell>
        </table:table-row>
        <table:table-row table:style-name="ro1">
          <table:table-cell office:value-type="string" calcext:value-type="string">
            <text:p>OAPI_KEY_NUMPADENTER</text:p>
          </table:table-cell>
          <table:table-cell table:formula="of:=MID([.A88];10; LEN([.A88])-9)" office:value-type="string" office:string-value="NUMPADENTER" calcext:value-type="string">
            <text:p>NUMPADENTER</text:p>
          </table:table-cell>
          <table:table-cell office:value-type="string" calcext:value-type="string">
            <text:p>Keypad Enter</text:p>
          </table:table-cell>
          <table:table-cell table:formula="of:=COM.MICROSOFT.CONCAT(&quot; {&quot;;[.A88];&quot;,&quot;; REPT(&quot; &quot;;24-LEN([.A88])); &quot;&quot;&quot;&quot;;[.C88];&quot;&quot;&quot;}&quot;;IF([.A89]=&quot;&quot;; &quot;&quot;; &quot;,&quot;))" office:value-type="string" office:string-value=" {OAPI_KEY_NUMPADENTER,    &quot;Keypad Enter&quot;}," calcext:value-type="string">
            <text:p><text:s/>{OAPI_KEY_NUMPADENTER, <text:s text:c="3"/>"Keypad Enter"},</text:p>
          </table:table-cell>
        </table:table-row>
        <table:table-row table:style-name="ro1">
          <table:table-cell office:value-type="string" calcext:value-type="string">
            <text:p>OAPI_KEY_RCONTROL</text:p>
          </table:table-cell>
          <table:table-cell table:formula="of:=MID([.A89];10; LEN([.A89])-9)" office:value-type="string" office:string-value="RCONTROL" calcext:value-type="string">
            <text:p>RCONTROL</text:p>
          </table:table-cell>
          <table:table-cell office:value-type="string" calcext:value-type="string">
            <text:p>RCtrl</text:p>
          </table:table-cell>
          <table:table-cell table:formula="of:=COM.MICROSOFT.CONCAT(&quot; {&quot;;[.A89];&quot;,&quot;; REPT(&quot; &quot;;24-LEN([.A89])); &quot;&quot;&quot;&quot;;[.C89];&quot;&quot;&quot;}&quot;;IF([.A90]=&quot;&quot;; &quot;&quot;; &quot;,&quot;))" office:value-type="string" office:string-value=" {OAPI_KEY_RCONTROL,       &quot;RCtrl&quot;}," calcext:value-type="string">
            <text:p><text:s/>{OAPI_KEY_RCONTROL, <text:s text:c="6"/>"RCtrl"},</text:p>
          </table:table-cell>
        </table:table-row>
        <table:table-row table:style-name="ro1">
          <table:table-cell office:value-type="string" calcext:value-type="string">
            <text:p>OAPI_KEY_DIVIDE</text:p>
          </table:table-cell>
          <table:table-cell table:formula="of:=MID([.A90];10; LEN([.A90])-9)" office:value-type="string" office:string-value="DIVIDE" calcext:value-type="string">
            <text:p>DIVIDE</text:p>
          </table:table-cell>
          <table:table-cell office:value-type="string" calcext:value-type="string">
            <text:p>Keypad /</text:p>
          </table:table-cell>
          <table:table-cell table:formula="of:=COM.MICROSOFT.CONCAT(&quot; {&quot;;[.A90];&quot;,&quot;; REPT(&quot; &quot;;24-LEN([.A90])); &quot;&quot;&quot;&quot;;[.C90];&quot;&quot;&quot;}&quot;;IF([.A91]=&quot;&quot;; &quot;&quot;; &quot;,&quot;))" office:value-type="string" office:string-value=" {OAPI_KEY_DIVIDE,         &quot;Keypad /&quot;}," calcext:value-type="string">
            <text:p><text:s/>{OAPI_KEY_DIVIDE, <text:s text:c="8"/>"Keypad /"},</text:p>
          </table:table-cell>
        </table:table-row>
        <table:table-row table:style-name="ro1">
          <table:table-cell office:value-type="string" calcext:value-type="string">
            <text:p>OAPI_KEY_SYSRQ</text:p>
          </table:table-cell>
          <table:table-cell table:formula="of:=MID([.A91];10; LEN([.A91])-9)" office:value-type="string" office:string-value="SYSRQ" calcext:value-type="string">
            <text:p>SYSRQ</text:p>
          </table:table-cell>
          <table:table-cell office:value-type="string" calcext:value-type="string">
            <text:p>SysReq</text:p>
          </table:table-cell>
          <table:table-cell table:formula="of:=COM.MICROSOFT.CONCAT(&quot; {&quot;;[.A91];&quot;,&quot;; REPT(&quot; &quot;;24-LEN([.A91])); &quot;&quot;&quot;&quot;;[.C91];&quot;&quot;&quot;}&quot;;IF([.A92]=&quot;&quot;; &quot;&quot;; &quot;,&quot;))" office:value-type="string" office:string-value=" {OAPI_KEY_SYSRQ,          &quot;SysReq&quot;}," calcext:value-type="string">
            <text:p><text:s/>{OAPI_KEY_SYSRQ, <text:s text:c="9"/>"SysReq"},</text:p>
          </table:table-cell>
        </table:table-row>
        <table:table-row table:style-name="ro1">
          <table:table-cell office:value-type="string" calcext:value-type="string">
            <text:p>OAPI_KEY_RALT</text:p>
          </table:table-cell>
          <table:table-cell table:formula="of:=MID([.A92];10; LEN([.A92])-9)" office:value-type="string" office:string-value="RALT" calcext:value-type="string">
            <text:p>RALT</text:p>
          </table:table-cell>
          <table:table-cell office:value-type="string" calcext:value-type="string">
            <text:p>RAlt</text:p>
          </table:table-cell>
          <table:table-cell table:formula="of:=COM.MICROSOFT.CONCAT(&quot; {&quot;;[.A92];&quot;,&quot;; REPT(&quot; &quot;;24-LEN([.A92])); &quot;&quot;&quot;&quot;;[.C92];&quot;&quot;&quot;}&quot;;IF([.A93]=&quot;&quot;; &quot;&quot;; &quot;,&quot;))" office:value-type="string" office:string-value=" {OAPI_KEY_RALT,           &quot;RAlt&quot;}," calcext:value-type="string">
            <text:p><text:s/>{OAPI_KEY_RALT, <text:s text:c="10"/>"RAlt"},</text:p>
          </table:table-cell>
        </table:table-row>
        <table:table-row table:style-name="ro1">
          <table:table-cell office:value-type="string" calcext:value-type="string">
            <text:p>OAPI_KEY_PAUSE</text:p>
          </table:table-cell>
          <table:table-cell table:formula="of:=MID([.A93];10; LEN([.A93])-9)" office:value-type="string" office:string-value="PAUSE" calcext:value-type="string">
            <text:p>PAUSE</text:p>
          </table:table-cell>
          <table:table-cell office:value-type="string" calcext:value-type="string">
            <text:p>Pause</text:p>
          </table:table-cell>
          <table:table-cell table:formula="of:=COM.MICROSOFT.CONCAT(&quot; {&quot;;[.A93];&quot;,&quot;; REPT(&quot; &quot;;24-LEN([.A93])); &quot;&quot;&quot;&quot;;[.C93];&quot;&quot;&quot;}&quot;;IF([.A94]=&quot;&quot;; &quot;&quot;; &quot;,&quot;))" office:value-type="string" office:string-value=" {OAPI_KEY_PAUSE,          &quot;Pause&quot;}," calcext:value-type="string">
            <text:p><text:s/>{OAPI_KEY_PAUSE, <text:s text:c="9"/>"Pause"},</text:p>
          </table:table-cell>
        </table:table-row>
        <table:table-row table:style-name="ro1">
          <table:table-cell office:value-type="string" calcext:value-type="string">
            <text:p>OAPI_KEY_HOME</text:p>
          </table:table-cell>
          <table:table-cell table:formula="of:=MID([.A94];10; LEN([.A94])-9)" office:value-type="string" office:string-value="HOME" calcext:value-type="string">
            <text:p>HOME</text:p>
          </table:table-cell>
          <table:table-cell office:value-type="string" calcext:value-type="string">
            <text:p>Home</text:p>
          </table:table-cell>
          <table:table-cell table:formula="of:=COM.MICROSOFT.CONCAT(&quot; {&quot;;[.A94];&quot;,&quot;; REPT(&quot; &quot;;24-LEN([.A94])); &quot;&quot;&quot;&quot;;[.C94];&quot;&quot;&quot;}&quot;;IF([.A95]=&quot;&quot;; &quot;&quot;; &quot;,&quot;))" office:value-type="string" office:string-value=" {OAPI_KEY_HOME,           &quot;Home&quot;}," calcext:value-type="string">
            <text:p><text:s/>{OAPI_KEY_HOME, <text:s text:c="10"/>"Home"},</text:p>
          </table:table-cell>
        </table:table-row>
        <table:table-row table:style-name="ro1">
          <table:table-cell office:value-type="string" calcext:value-type="string">
            <text:p>OAPI_KEY_UP</text:p>
          </table:table-cell>
          <table:table-cell table:formula="of:=MID([.A95];10; LEN([.A95])-9)" office:value-type="string" office:string-value="UP" calcext:value-type="string">
            <text:p>UP</text:p>
          </table:table-cell>
          <table:table-cell office:value-type="string" calcext:value-type="string">
            <text:p>Up</text:p>
          </table:table-cell>
          <table:table-cell table:formula="of:=COM.MICROSOFT.CONCAT(&quot; {&quot;;[.A95];&quot;,&quot;; REPT(&quot; &quot;;24-LEN([.A95])); &quot;&quot;&quot;&quot;;[.C95];&quot;&quot;&quot;}&quot;;IF([.A96]=&quot;&quot;; &quot;&quot;; &quot;,&quot;))" office:value-type="string" office:string-value=" {OAPI_KEY_UP,             &quot;Up&quot;}," calcext:value-type="string">
            <text:p><text:s/>{OAPI_KEY_UP, <text:s text:c="12"/>"Up"},</text:p>
          </table:table-cell>
        </table:table-row>
        <table:table-row table:style-name="ro1">
          <table:table-cell office:value-type="string" calcext:value-type="string">
            <text:p>OAPI_KEY_PRIOR</text:p>
          </table:table-cell>
          <table:table-cell table:formula="of:=MID([.A96];10; LEN([.A96])-9)" office:value-type="string" office:string-value="PRIOR" calcext:value-type="string">
            <text:p>PRIOR</text:p>
          </table:table-cell>
          <table:table-cell office:value-type="string" calcext:value-type="string">
            <text:p>Page Up</text:p>
          </table:table-cell>
          <table:table-cell table:formula="of:=COM.MICROSOFT.CONCAT(&quot; {&quot;;[.A96];&quot;,&quot;; REPT(&quot; &quot;;24-LEN([.A96])); &quot;&quot;&quot;&quot;;[.C96];&quot;&quot;&quot;}&quot;;IF([.A97]=&quot;&quot;; &quot;&quot;; &quot;,&quot;))" office:value-type="string" office:string-value=" {OAPI_KEY_PRIOR,          &quot;Page Up&quot;}," calcext:value-type="string">
            <text:p><text:s/>{OAPI_KEY_PRIOR, <text:s text:c="9"/>"Page Up"},</text:p>
          </table:table-cell>
        </table:table-row>
        <table:table-row table:style-name="ro1">
          <table:table-cell office:value-type="string" calcext:value-type="string">
            <text:p>OAPI_KEY_LEFT</text:p>
          </table:table-cell>
          <table:table-cell table:formula="of:=MID([.A97];10; LEN([.A97])-9)" office:value-type="string" office:string-value="LEFT" calcext:value-type="string">
            <text:p>LEFT</text:p>
          </table:table-cell>
          <table:table-cell office:value-type="string" calcext:value-type="string">
            <text:p>Left</text:p>
          </table:table-cell>
          <table:table-cell table:formula="of:=COM.MICROSOFT.CONCAT(&quot; {&quot;;[.A97];&quot;,&quot;; REPT(&quot; &quot;;24-LEN([.A97])); &quot;&quot;&quot;&quot;;[.C97];&quot;&quot;&quot;}&quot;;IF([.A98]=&quot;&quot;; &quot;&quot;; &quot;,&quot;))" office:value-type="string" office:string-value=" {OAPI_KEY_LEFT,           &quot;Left&quot;}," calcext:value-type="string">
            <text:p><text:s/>{OAPI_KEY_LEFT, <text:s text:c="10"/>"Left"},</text:p>
          </table:table-cell>
        </table:table-row>
        <table:table-row table:style-name="ro1">
          <table:table-cell office:value-type="string" calcext:value-type="string">
            <text:p>OAPI_KEY_RIGHT</text:p>
          </table:table-cell>
          <table:table-cell table:formula="of:=MID([.A98];10; LEN([.A98])-9)" office:value-type="string" office:string-value="RIGHT" calcext:value-type="string">
            <text:p>RIGHT</text:p>
          </table:table-cell>
          <table:table-cell office:value-type="string" calcext:value-type="string">
            <text:p>Right</text:p>
          </table:table-cell>
          <table:table-cell table:formula="of:=COM.MICROSOFT.CONCAT(&quot; {&quot;;[.A98];&quot;,&quot;; REPT(&quot; &quot;;24-LEN([.A98])); &quot;&quot;&quot;&quot;;[.C98];&quot;&quot;&quot;}&quot;;IF([.A99]=&quot;&quot;; &quot;&quot;; &quot;,&quot;))" office:value-type="string" office:string-value=" {OAPI_KEY_RIGHT,          &quot;Right&quot;}," calcext:value-type="string">
            <text:p><text:s/>{OAPI_KEY_RIGHT, <text:s text:c="9"/>"Right"},</text:p>
          </table:table-cell>
        </table:table-row>
        <table:table-row table:style-name="ro1">
          <table:table-cell office:value-type="string" calcext:value-type="string">
            <text:p>OAPI_KEY_END</text:p>
          </table:table-cell>
          <table:table-cell table:formula="of:=MID([.A99];10; LEN([.A99])-9)" office:value-type="string" office:string-value="END" calcext:value-type="string">
            <text:p>END</text:p>
          </table:table-cell>
          <table:table-cell office:value-type="string" calcext:value-type="string">
            <text:p>End</text:p>
          </table:table-cell>
          <table:table-cell table:formula="of:=COM.MICROSOFT.CONCAT(&quot; {&quot;;[.A99];&quot;,&quot;; REPT(&quot; &quot;;24-LEN([.A99])); &quot;&quot;&quot;&quot;;[.C99];&quot;&quot;&quot;}&quot;;IF([.A100]=&quot;&quot;; &quot;&quot;; &quot;,&quot;))" office:value-type="string" office:string-value=" {OAPI_KEY_END,            &quot;End&quot;}," calcext:value-type="string">
            <text:p><text:s/>{OAPI_KEY_END, <text:s text:c="11"/>"End"},</text:p>
          </table:table-cell>
        </table:table-row>
        <table:table-row table:style-name="ro1">
          <table:table-cell office:value-type="string" calcext:value-type="string">
            <text:p>OAPI_KEY_DOWN</text:p>
          </table:table-cell>
          <table:table-cell table:formula="of:=MID([.A100];10; LEN([.A100])-9)" office:value-type="string" office:string-value="DOWN" calcext:value-type="string">
            <text:p>DOWN</text:p>
          </table:table-cell>
          <table:table-cell office:value-type="string" calcext:value-type="string">
            <text:p>Down</text:p>
          </table:table-cell>
          <table:table-cell table:formula="of:=COM.MICROSOFT.CONCAT(&quot; {&quot;;[.A100];&quot;,&quot;; REPT(&quot; &quot;;24-LEN([.A100])); &quot;&quot;&quot;&quot;;[.C100];&quot;&quot;&quot;}&quot;;IF([.A101]=&quot;&quot;; &quot;&quot;; &quot;,&quot;))" office:value-type="string" office:string-value=" {OAPI_KEY_DOWN,           &quot;Down&quot;}," calcext:value-type="string">
            <text:p><text:s/>{OAPI_KEY_DOWN, <text:s text:c="10"/>"Down"},</text:p>
          </table:table-cell>
        </table:table-row>
        <table:table-row table:style-name="ro1">
          <table:table-cell office:value-type="string" calcext:value-type="string">
            <text:p>OAPI_KEY_NEXT</text:p>
          </table:table-cell>
          <table:table-cell table:formula="of:=MID([.A101];10; LEN([.A101])-9)" office:value-type="string" office:string-value="NEXT" calcext:value-type="string">
            <text:p>NEXT</text:p>
          </table:table-cell>
          <table:table-cell office:value-type="string" calcext:value-type="string">
            <text:p>Page Down</text:p>
          </table:table-cell>
          <table:table-cell table:formula="of:=COM.MICROSOFT.CONCAT(&quot; {&quot;;[.A101];&quot;,&quot;; REPT(&quot; &quot;;24-LEN([.A101])); &quot;&quot;&quot;&quot;;[.C101];&quot;&quot;&quot;}&quot;;IF([.A102]=&quot;&quot;; &quot;&quot;; &quot;,&quot;))" office:value-type="string" office:string-value=" {OAPI_KEY_NEXT,           &quot;Page Down&quot;}," calcext:value-type="string">
            <text:p><text:s/>{OAPI_KEY_NEXT, <text:s text:c="10"/>"Page Down"},</text:p>
          </table:table-cell>
        </table:table-row>
        <table:table-row table:style-name="ro1">
          <table:table-cell office:value-type="string" calcext:value-type="string">
            <text:p>OAPI_KEY_INSERT</text:p>
          </table:table-cell>
          <table:table-cell table:formula="of:=MID([.A102];10; LEN([.A102])-9)" office:value-type="string" office:string-value="INSERT" calcext:value-type="string">
            <text:p>INSERT</text:p>
          </table:table-cell>
          <table:table-cell office:value-type="string" calcext:value-type="string">
            <text:p>Insert</text:p>
          </table:table-cell>
          <table:table-cell table:formula="of:=COM.MICROSOFT.CONCAT(&quot; {&quot;;[.A102];&quot;,&quot;; REPT(&quot; &quot;;24-LEN([.A102])); &quot;&quot;&quot;&quot;;[.C102];&quot;&quot;&quot;}&quot;;IF([.A103]=&quot;&quot;; &quot;&quot;; &quot;,&quot;))" office:value-type="string" office:string-value=" {OAPI_KEY_INSERT,         &quot;Insert&quot;}," calcext:value-type="string">
            <text:p><text:s/>{OAPI_KEY_INSERT, <text:s text:c="8"/>"Insert"},</text:p>
          </table:table-cell>
        </table:table-row>
        <table:table-row table:style-name="ro1">
          <table:table-cell office:value-type="string" calcext:value-type="string">
            <text:p>OAPI_KEY_DELETE</text:p>
          </table:table-cell>
          <table:table-cell table:formula="of:=MID([.A103];10; LEN([.A103])-9)" office:value-type="string" office:string-value="DELETE" calcext:value-type="string">
            <text:p>DELETE</text:p>
          </table:table-cell>
          <table:table-cell office:value-type="string" calcext:value-type="string">
            <text:p>Delete</text:p>
          </table:table-cell>
          <table:table-cell table:formula="of:=COM.MICROSOFT.CONCAT(&quot; {&quot;;[.A103];&quot;,&quot;; REPT(&quot; &quot;;24-LEN([.A103])); &quot;&quot;&quot;&quot;;[.C103];&quot;&quot;&quot;}&quot;;IF([.A104]=&quot;&quot;; &quot;&quot;; &quot;,&quot;))" office:value-type="string" office:string-value=" {OAPI_KEY_DELETE,         &quot;Delete&quot;}" calcext:value-type="string">
            <text:p><text:s/>{OAPI_KEY_DELETE, <text:s text:c="8"/>"Delete"}</text:p>
          </table:table-cell>
        </table:table-row>
      </table:table>
      <table:table table:name="CSM - Keyboard" table:style-name="ta1">
        <table:table-column table:style-name="co18" table:default-cell-style-name="Default"/>
        <table:table-column table:style-name="co10" table:number-columns-repeated="2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6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4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8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</table:table>
      <table:table table:name="CSM - GenericJoystick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</table:table>
      <table:table table:name="CSM - VKBsim Gladiator " table:style-name="ta1">
        <table:table-column table:style-name="co18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10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</table:table>
      <table:table table:name="LM - Keyboard" table:style-name="ta1">
        <table:table-column table:style-name="co18" table:default-cell-style-name="Default"/>
        <table:table-column table:style-name="co10" table:number-columns-repeated="2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2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6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4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</table:table>
      <table:table table:name="LM - GenericJoystick" table:style-name="ta1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Throttle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Slider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gine Start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 Stop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ent Rate plus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ent Rate minus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Stage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Stage Guard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PR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KEY REL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VERB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OUN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ENT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CL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+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-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RSET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1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2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3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4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5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6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7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8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9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ut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tt Hold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/Jets Select lever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</table:table>
      <table:table table:name="LM - VKBsim Gladiator" table:style-name="ta1">
        <table:table-column table:style-name="co3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3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9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1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ngine Start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gine Stop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cent Rate plus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cent Rate minus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Stage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Stage Guard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3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PRO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KEY REL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VERB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OUN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ENTR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CLR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+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-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RSET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0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1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2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3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4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5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6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7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8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9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1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 Control PGNS Aut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tt Hold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/Jets Select lever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22:16:17.5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05:36:14.641000000</meta:creation-date>
    <dc:date>2022-01-05T03:00:18.873000000</dc:date>
    <meta:editing-duration>P1DT11H18M47S</meta:editing-duration>
    <meta:editing-cycles>38</meta:editing-cycles>
    <meta:generator>LibreOffice/7.0.3.1$Windows_X86_64 LibreOffice_project/d7547858d014d4cf69878db179d326fc3483e082</meta:generator>
    <meta:document-statistic meta:table-count="9" meta:cell-count="1299" meta:object-count="0"/>
  </office:meta>
</office:document-meta>
</file>